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automatic-styles>
    <style:style style:name="P1" style:family="paragraph" style:parent-style-name="Text_20_body">
      <style:text-properties officeooo:rsid="001a487c" officeooo:paragraph-rsid="001a487c"/>
    </style:style>
    <style:style style:name="P2" style:family="paragraph" style:parent-style-name="Text_20_body">
      <style:paragraph-properties fo:text-align="start" style:justify-single-word="false"/>
      <style:text-properties style:font-name="Times New Roman1" officeooo:paragraph-rsid="001a487c"/>
    </style:style>
    <style:style style:name="P3" style:family="paragraph" style:parent-style-name="Text_20_body">
      <style:paragraph-properties fo:margin-left="0in" fo:margin-right="0in" fo:margin-top="0in" fo:margin-bottom="0in" style:contextual-spacing="false" fo:line-height="138%" fo:text-indent="0in" style:auto-text-indent="false" style:writing-mode="lr-tb"/>
      <style:text-properties style:font-name="Times New Roman1"/>
    </style:style>
    <style:style style:name="P4" style:family="paragraph" style:parent-style-name="Text_20_body">
      <style:paragraph-properties fo:margin-left="0in" fo:margin-right="0in" fo:margin-top="0in" fo:margin-bottom="0in" style:contextual-spacing="false" fo:line-height="138%" fo:text-indent="0in" style:auto-text-indent="false" style:writing-mode="lr-tb"/>
      <style:text-properties officeooo:paragraph-rsid="001b943d"/>
    </style:style>
    <style:style style:name="P5" style:family="paragraph" style:parent-style-name="Text_20_body">
      <style:text-properties style:font-name="Gentium Book Basic" officeooo:rsid="001b943d" officeooo:paragraph-rsid="001b943d"/>
    </style:style>
    <style:style style:name="P6"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Times New Roman1"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1pt" fo:font-style="normal" style:text-underline-style="none" fo:font-weight="normal" officeooo:rsid="001b943d" officeooo:paragraph-rsid="001b943d" style:text-blinking="false" fo:background-color="transparent"/>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fo:font-size="12pt" fo:font-style="normal" style:text-underline-style="none" fo:font-weight="normal" officeooo:rsid="001b943d" officeooo:paragraph-rsid="001b943d" style:text-blinking="false" fo:background-color="transparent" style:font-size-asian="12pt" style:font-size-complex="12pt"/>
    </style:style>
    <style:style style:name="P9" style:family="paragraph" style:parent-style-name="Text_20_body">
      <style:text-properties officeooo:paragraph-rsid="001ffa4d"/>
    </style:style>
    <style:style style:name="P10" style:family="paragraph" style:parent-style-name="Text_20_body">
      <style:text-properties style:font-name="Times New Roman" officeooo:rsid="001ffa4d" officeooo:paragraph-rsid="001ffa4d"/>
    </style:style>
    <style:style style:name="P11" style:family="paragraph" style:parent-style-name="Text_20_body">
      <style:text-properties style:font-name="Times New Roman" officeooo:rsid="001ffa4d" officeooo:paragraph-rsid="00a43fd7"/>
    </style:style>
    <style:style style:name="P12" style:family="paragraph" style:parent-style-name="Text_20_body">
      <style:text-properties style:font-name="Times New Roman" officeooo:rsid="00256e57" officeooo:paragraph-rsid="00256e57"/>
    </style:style>
    <style:style style:name="P13" style:family="paragraph" style:parent-style-name="Text_20_body">
      <style:text-properties style:font-name="Times New Roman" officeooo:rsid="00a43fd7" officeooo:paragraph-rsid="00a43fd7"/>
    </style:style>
    <style:style style:name="P14" style:family="paragraph" style:parent-style-name="Text_20_body">
      <style:text-properties fo:font-size="12pt" style:font-size-asian="12pt" style:font-size-complex="12pt"/>
    </style:style>
    <style:style style:name="P15"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style:font-size-asian="12pt" style:font-size-complex="12pt"/>
    </style:style>
    <style:style style:name="P16" style:family="paragraph" style:parent-style-name="Text_20_body">
      <style:paragraph-properties fo:margin-left="0in" fo:margin-right="0in" fo:margin-top="0in" fo:margin-bottom="0in" style:contextual-spacing="false" fo:line-height="138%" fo:text-indent="0in" style:auto-text-indent="false" style:writing-mode="lr-tb"/>
      <style:text-properties fo:font-size="12pt" officeooo:paragraph-rsid="001b943d" style:font-size-asian="12pt" style:font-size-complex="12pt"/>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weight="bold" officeooo:paragraph-rsid="00267531" style:font-weight-asian="bold" style:font-weight-complex="bold"/>
    </style:style>
    <style:style style:name="P19" style:family="paragraph" style:parent-style-name="Text_20_body">
      <style:paragraph-properties fo:text-align="start" style:justify-single-word="false"/>
      <style:text-properties fo:font-weight="bold" officeooo:paragraph-rsid="0029e79f" style:font-weight-asian="bold" style:font-weight-complex="bold"/>
    </style:style>
    <style:style style:name="P20" style:family="paragraph" style:parent-style-name="Text_20_body">
      <style:paragraph-properties fo:text-align="start" style:justify-single-word="false"/>
      <style:text-properties fo:font-weight="bold" officeooo:paragraph-rsid="002eb030" style:font-weight-asian="bold" style:font-weight-complex="bold"/>
    </style:style>
    <style:style style:name="P21" style:family="paragraph" style:parent-style-name="Text_20_body">
      <style:paragraph-properties fo:text-align="start" style:justify-single-word="false"/>
      <style:text-properties fo:font-weight="bold" officeooo:paragraph-rsid="00336ab5" style:font-weight-asian="bold" style:font-weight-complex="bold"/>
    </style:style>
    <style:style style:name="P22" style:family="paragraph" style:parent-style-name="Text_20_body">
      <style:paragraph-properties fo:text-align="start" style:justify-single-word="false"/>
      <style:text-properties fo:font-weight="bold" officeooo:paragraph-rsid="0035131f" style:font-weight-asian="bold" style:font-weight-complex="bold"/>
    </style:style>
    <style:style style:name="P23" style:family="paragraph" style:parent-style-name="Text_20_body">
      <style:paragraph-properties fo:text-align="start" style:justify-single-word="false"/>
      <style:text-properties fo:font-weight="bold" officeooo:paragraph-rsid="00371b1e" style:font-weight-asian="bold" style:font-weight-complex="bold"/>
    </style:style>
    <style:style style:name="P24" style:family="paragraph" style:parent-style-name="Text_20_body">
      <style:paragraph-properties fo:text-align="start" style:justify-single-word="false"/>
      <style:text-properties fo:font-weight="bold" style:font-weight-asian="bold" style:font-weight-complex="bold"/>
    </style:style>
    <style:style style:name="P25" style:family="paragraph" style:parent-style-name="Text_20_body">
      <style:paragraph-properties fo:text-align="start" style:justify-single-word="false"/>
      <style:text-properties fo:font-weight="bold" officeooo:paragraph-rsid="003cbc26" style:font-weight-asian="bold" style:font-weight-complex="bold"/>
    </style:style>
    <style:style style:name="P26" style:family="paragraph" style:parent-style-name="Text_20_body">
      <style:paragraph-properties fo:text-align="start" style:justify-single-word="false"/>
      <style:text-properties fo:font-weight="bold" officeooo:paragraph-rsid="003d889b" style:font-weight-asian="bold" style:font-weight-complex="bold"/>
    </style:style>
    <style:style style:name="P27" style:family="paragraph" style:parent-style-name="Text_20_body">
      <style:paragraph-properties fo:text-align="start" style:justify-single-word="false"/>
      <style:text-properties fo:font-weight="bold" officeooo:paragraph-rsid="003f6521" style:font-weight-asian="bold" style:font-weight-complex="bold"/>
    </style:style>
    <style:style style:name="P28" style:family="paragraph" style:parent-style-name="Text_20_body">
      <style:paragraph-properties fo:text-align="start" style:justify-single-word="false"/>
      <style:text-properties fo:font-weight="bold" officeooo:paragraph-rsid="0042318a" style:font-weight-asian="bold" style:font-weight-complex="bold"/>
    </style:style>
    <style:style style:name="P29" style:family="paragraph" style:parent-style-name="Text_20_body">
      <style:paragraph-properties fo:text-align="start" style:justify-single-word="false"/>
      <style:text-properties fo:font-weight="bold" officeooo:paragraph-rsid="00463a86" style:font-weight-asian="bold" style:font-weight-complex="bold"/>
    </style:style>
    <style:style style:name="P30" style:family="paragraph" style:parent-style-name="Text_20_body">
      <style:paragraph-properties fo:text-align="start" style:justify-single-word="false"/>
      <style:text-properties fo:font-weight="bold" officeooo:paragraph-rsid="00797d54" style:font-weight-asian="bold" style:font-weight-complex="bold"/>
    </style:style>
    <style:style style:name="P31" style:family="paragraph" style:parent-style-name="Text_20_body">
      <style:paragraph-properties fo:text-align="start" style:justify-single-word="false"/>
      <style:text-properties fo:font-weight="bold" officeooo:rsid="002af407" officeooo:paragraph-rsid="002af407" style:font-weight-asian="bold" style:font-weight-complex="bold"/>
    </style:style>
    <style:style style:name="P32" style:family="paragraph" style:parent-style-name="Text_20_body">
      <style:paragraph-properties fo:text-align="start" style:justify-single-word="false"/>
      <style:text-properties fo:font-weight="bold" officeooo:rsid="002b2276" officeooo:paragraph-rsid="002b2276" style:font-weight-asian="bold" style:font-weight-complex="bold"/>
    </style:style>
    <style:style style:name="P33" style:family="paragraph" style:parent-style-name="Text_20_body">
      <style:text-properties fo:font-weight="bold" officeooo:rsid="002b2276" officeooo:paragraph-rsid="002b2276" style:font-weight-asian="bold" style:font-weight-complex="bold"/>
    </style:style>
    <style:style style:name="P34" style:family="paragraph" style:parent-style-name="Text_20_body">
      <style:paragraph-properties fo:text-align="start" style:justify-single-word="false"/>
      <style:text-properties fo:font-weight="bold" officeooo:rsid="00307a9a" officeooo:paragraph-rsid="00307a9a" style:font-weight-asian="bold" style:font-weight-complex="bold"/>
    </style:style>
    <style:style style:name="P35" style:family="paragraph" style:parent-style-name="Text_20_body">
      <style:paragraph-properties fo:text-align="start" style:justify-single-word="false"/>
      <style:text-properties fo:font-weight="bold" officeooo:rsid="00307a9a" officeooo:paragraph-rsid="0033f062" style:font-weight-asian="bold" style:font-weight-complex="bold"/>
    </style:style>
    <style:style style:name="P36" style:family="paragraph" style:parent-style-name="Text_20_body">
      <style:paragraph-properties fo:text-align="start" style:justify-single-word="false"/>
      <style:text-properties fo:font-weight="bold" officeooo:rsid="00307a9a" officeooo:paragraph-rsid="0042318a" style:font-weight-asian="bold" style:font-weight-complex="bold"/>
    </style:style>
    <style:style style:name="P37" style:family="paragraph" style:parent-style-name="Text_20_body">
      <style:text-properties fo:font-weight="bold" officeooo:paragraph-rsid="0033f062" style:font-weight-asian="bold" style:font-weight-complex="bold"/>
    </style:style>
    <style:style style:name="P38" style:family="paragraph" style:parent-style-name="Text_20_body">
      <style:text-properties fo:font-weight="bold" officeooo:paragraph-rsid="002b2276" style:font-weight-asian="bold" style:font-weight-complex="bold"/>
    </style:style>
    <style:style style:name="P39" style:family="paragraph" style:parent-style-name="Text_20_body">
      <style:paragraph-properties fo:text-align="start" style:justify-single-word="false"/>
      <style:text-properties fo:font-weight="bold" officeooo:rsid="00376a6d" officeooo:paragraph-rsid="00376a6d" style:font-weight-asian="bold" style:font-weight-complex="bold"/>
    </style:style>
    <style:style style:name="P40" style:family="paragraph" style:parent-style-name="Text_20_body">
      <style:paragraph-properties fo:text-align="start" style:justify-single-word="false"/>
      <style:text-properties fo:font-weight="bold" officeooo:rsid="003d889b" officeooo:paragraph-rsid="003d889b" style:font-weight-asian="bold" style:font-weight-complex="bold"/>
    </style:style>
    <style:style style:name="P41" style:family="paragraph" style:parent-style-name="Text_20_body">
      <style:text-properties fo:font-weight="bold" officeooo:paragraph-rsid="0046bbaa" style:font-weight-asian="bold" style:font-weight-complex="bold"/>
    </style:style>
    <style:style style:name="P42" style:family="paragraph" style:parent-style-name="Text_20_body">
      <style:text-properties fo:font-weight="bold" officeooo:rsid="0049a02b" officeooo:paragraph-rsid="0049a02b" style:font-weight-asian="bold" style:font-weight-complex="bold"/>
    </style:style>
    <style:style style:name="P43" style:family="paragraph" style:parent-style-name="Text_20_body">
      <style:text-properties fo:font-weight="bold" officeooo:rsid="0049a02b" officeooo:paragraph-rsid="0050871b" style:font-weight-asian="bold" style:font-weight-complex="bold"/>
    </style:style>
    <style:style style:name="P44" style:family="paragraph" style:parent-style-name="Text_20_body">
      <style:text-properties fo:font-weight="bold" officeooo:rsid="0049a02b" officeooo:paragraph-rsid="00560bca" style:font-weight-asian="bold" style:font-weight-complex="bold"/>
    </style:style>
    <style:style style:name="P45" style:family="paragraph" style:parent-style-name="Text_20_body">
      <style:text-properties fo:font-weight="bold" officeooo:rsid="0049a02b" officeooo:paragraph-rsid="0057d986" style:font-weight-asian="bold" style:font-weight-complex="bold"/>
    </style:style>
    <style:style style:name="P46" style:family="paragraph" style:parent-style-name="Text_20_body">
      <style:text-properties fo:font-weight="bold" officeooo:rsid="0049a02b" officeooo:paragraph-rsid="006024f4" style:font-weight-asian="bold" style:font-weight-complex="bold"/>
    </style:style>
    <style:style style:name="P47" style:family="paragraph" style:parent-style-name="Text_20_body">
      <style:text-properties fo:font-weight="bold" officeooo:paragraph-rsid="0075f706" style:font-weight-asian="bold" style:font-weight-complex="bold"/>
    </style:style>
    <style:style style:name="P48" style:family="paragraph" style:parent-style-name="Text_20_body">
      <style:paragraph-properties fo:text-align="start" style:justify-single-word="false"/>
      <style:text-properties fo:font-weight="bold" officeooo:rsid="007d37f3" officeooo:paragraph-rsid="007d37f3" style:font-weight-asian="bold" style:font-weight-complex="bold"/>
    </style:style>
    <style:style style:name="P49" style:family="paragraph" style:parent-style-name="Text_20_body">
      <style:paragraph-properties fo:text-align="start" style:justify-single-word="false"/>
      <style:text-properties fo:font-weight="bold" officeooo:rsid="003b2993" officeooo:paragraph-rsid="00463a86" style:font-weight-asian="bold" style:font-weight-complex="bold"/>
    </style:style>
    <style:style style:name="P50" style:family="paragraph" style:parent-style-name="Text_20_body">
      <style:text-properties fo:font-weight="bold" officeooo:paragraph-rsid="0083d763" style:font-weight-asian="bold" style:font-weight-complex="bold"/>
    </style:style>
    <style:style style:name="P51" style:family="paragraph" style:parent-style-name="Text_20_body">
      <style:text-properties fo:font-weight="bold" officeooo:rsid="0084e02e" officeooo:paragraph-rsid="0084e02e" style:font-weight-asian="bold" style:font-weight-complex="bold"/>
    </style:style>
    <style:style style:name="P52" style:family="paragraph" style:parent-style-name="Text_20_body">
      <style:text-properties fo:font-weight="bold" officeooo:paragraph-rsid="00c1762d" style:font-weight-asian="bold" style:font-weight-complex="bold"/>
    </style:style>
    <style:style style:name="P53" style:family="paragraph" style:parent-style-name="Text_20_body">
      <style:text-properties fo:font-weight="bold" officeooo:rsid="00f180e5" officeooo:paragraph-rsid="00f180e5" style:font-weight-asian="bold" style:font-weight-complex="bold"/>
    </style:style>
    <style:style style:name="P54" style:family="paragraph" style:parent-style-name="Text_20_body">
      <style:text-properties fo:font-weight="bold" officeooo:rsid="00fca1e6" officeooo:paragraph-rsid="00fca1e6" style:font-weight-asian="bold" style:font-weight-complex="bold"/>
    </style:style>
    <style:style style:name="P55" style:family="paragraph" style:parent-style-name="Text_20_body">
      <style:text-properties fo:font-weight="bold" officeooo:rsid="00fffcf6" officeooo:paragraph-rsid="00fffcf6" style:font-weight-asian="bold" style:font-weight-complex="bold"/>
    </style:style>
    <style:style style:name="P56" style:family="paragraph" style:parent-style-name="Text_20_body">
      <style:text-properties fo:font-weight="bold" officeooo:rsid="010831a2" officeooo:paragraph-rsid="010831a2" style:font-weight-asian="bold" style:font-weight-complex="bold"/>
    </style:style>
    <style:style style:name="P57" style:family="paragraph" style:parent-style-name="Text_20_body">
      <style:text-properties officeooo:paragraph-rsid="00256e57"/>
    </style:style>
    <style:style style:name="P58" style:family="paragraph" style:parent-style-name="Text_20_body">
      <style:paragraph-properties fo:text-align="start" style:justify-single-word="false"/>
      <style:text-properties fo:font-weight="normal" officeooo:rsid="00307a9a" officeooo:paragraph-rsid="00307a9a" style:font-weight-asian="normal" style:font-weight-complex="normal"/>
    </style:style>
    <style:style style:name="P59" style:family="paragraph" style:parent-style-name="Text_20_body">
      <style:text-properties fo:font-weight="normal" officeooo:paragraph-rsid="00267531" style:font-weight-asian="normal" style:font-weight-complex="normal"/>
    </style:style>
    <style:style style:name="P60" style:family="paragraph" style:parent-style-name="Text_20_body">
      <style:text-properties fo:font-weight="normal" officeooo:rsid="00fca1e6" officeooo:paragraph-rsid="00fca1e6" style:font-weight-asian="normal" style:font-weight-complex="normal"/>
    </style:style>
    <style:style style:name="P61" style:family="paragraph" style:parent-style-name="Text_20_body">
      <style:text-properties fo:font-weight="normal" officeooo:rsid="00fca1e6" officeooo:paragraph-rsid="010831a2" style:font-weight-asian="normal" style:font-weight-complex="normal"/>
    </style:style>
    <style:style style:name="P62" style:family="paragraph" style:parent-style-name="Text_20_body">
      <style:text-properties fo:font-weight="normal" officeooo:rsid="00fffcf6" officeooo:paragraph-rsid="01063b70" style:font-weight-asian="normal" style:font-weight-complex="normal"/>
    </style:style>
    <style:style style:name="P63" style:family="paragraph" style:parent-style-name="Text_20_body">
      <style:text-properties officeooo:paragraph-rsid="00267531"/>
    </style:style>
    <style:style style:name="P64" style:family="paragraph" style:parent-style-name="Text_20_body">
      <style:text-properties officeooo:paragraph-rsid="0033f062"/>
    </style:style>
    <style:style style:name="P65" style:family="paragraph" style:parent-style-name="Text_20_body">
      <style:paragraph-properties fo:text-align="start" style:justify-single-word="false"/>
      <style:text-properties officeooo:paragraph-rsid="0029e79f"/>
    </style:style>
    <style:style style:name="P66" style:family="paragraph" style:parent-style-name="Text_20_body">
      <style:paragraph-properties fo:text-align="start" style:justify-single-word="false"/>
      <style:text-properties officeooo:paragraph-rsid="002eb030"/>
    </style:style>
    <style:style style:name="P67" style:family="paragraph" style:parent-style-name="Text_20_body">
      <style:paragraph-properties fo:text-align="start" style:justify-single-word="false"/>
      <style:text-properties officeooo:paragraph-rsid="00336ab5"/>
    </style:style>
    <style:style style:name="P68" style:family="paragraph" style:parent-style-name="Text_20_body">
      <style:paragraph-properties fo:text-align="start" style:justify-single-word="false"/>
      <style:text-properties officeooo:paragraph-rsid="0035131f"/>
    </style:style>
    <style:style style:name="P69" style:family="paragraph" style:parent-style-name="Text_20_body">
      <style:paragraph-properties fo:text-align="start" style:justify-single-word="false"/>
      <style:text-properties officeooo:paragraph-rsid="0042318a"/>
    </style:style>
    <style:style style:name="P70" style:family="paragraph" style:parent-style-name="Text_20_body">
      <style:paragraph-properties fo:text-align="start" style:justify-single-word="false"/>
      <style:text-properties officeooo:paragraph-rsid="003d889b"/>
    </style:style>
    <style:style style:name="P71" style:family="paragraph" style:parent-style-name="Text_20_body">
      <style:paragraph-properties fo:text-align="start" style:justify-single-word="false"/>
      <style:text-properties officeooo:paragraph-rsid="00371b1e"/>
    </style:style>
    <style:style style:name="P72" style:family="paragraph" style:parent-style-name="Text_20_body">
      <style:paragraph-properties fo:text-align="start" style:justify-single-word="false"/>
    </style:style>
    <style:style style:name="P73" style:family="paragraph" style:parent-style-name="Text_20_body">
      <style:paragraph-properties fo:text-align="start" style:justify-single-word="false"/>
      <style:text-properties officeooo:paragraph-rsid="00393421"/>
    </style:style>
    <style:style style:name="P74" style:family="paragraph" style:parent-style-name="Text_20_body">
      <style:paragraph-properties fo:text-align="start" style:justify-single-word="false"/>
      <style:text-properties officeooo:paragraph-rsid="0039c4bd"/>
    </style:style>
    <style:style style:name="P75" style:family="paragraph" style:parent-style-name="Text_20_body">
      <style:paragraph-properties fo:text-align="start" style:justify-single-word="false"/>
      <style:text-properties officeooo:paragraph-rsid="003ab051"/>
    </style:style>
    <style:style style:name="P76" style:family="paragraph" style:parent-style-name="Text_20_body">
      <style:paragraph-properties fo:text-align="start" style:justify-single-word="false"/>
      <style:text-properties officeooo:paragraph-rsid="003cbc26"/>
    </style:style>
    <style:style style:name="P77" style:family="paragraph" style:parent-style-name="Text_20_body">
      <style:paragraph-properties fo:text-align="start" style:justify-single-word="false"/>
      <style:text-properties officeooo:paragraph-rsid="003f6521"/>
    </style:style>
    <style:style style:name="P78" style:family="paragraph" style:parent-style-name="Text_20_body">
      <style:paragraph-properties fo:text-align="start" style:justify-single-word="false"/>
      <style:text-properties officeooo:paragraph-rsid="004505dc"/>
    </style:style>
    <style:style style:name="P79" style:family="paragraph" style:parent-style-name="Text_20_body">
      <style:paragraph-properties fo:text-align="start" style:justify-single-word="false"/>
      <style:text-properties officeooo:paragraph-rsid="0050871b"/>
    </style:style>
    <style:style style:name="P80" style:family="paragraph" style:parent-style-name="Text_20_body">
      <style:paragraph-properties fo:text-align="start" style:justify-single-word="false"/>
      <style:text-properties officeooo:paragraph-rsid="006912a3"/>
    </style:style>
    <style:style style:name="P81" style:family="paragraph" style:parent-style-name="Text_20_body">
      <style:paragraph-properties fo:text-align="start" style:justify-single-word="false"/>
      <style:text-properties officeooo:paragraph-rsid="006bdece"/>
    </style:style>
    <style:style style:name="P82" style:family="paragraph" style:parent-style-name="Text_20_body">
      <style:paragraph-properties fo:text-align="start" style:justify-single-word="false"/>
      <style:text-properties officeooo:paragraph-rsid="00797d54"/>
    </style:style>
    <style:style style:name="P83" style:family="paragraph" style:parent-style-name="Text_20_body">
      <style:paragraph-properties fo:text-align="start" style:justify-single-word="false"/>
      <style:text-properties officeooo:paragraph-rsid="00463a86"/>
    </style:style>
    <style:style style:name="P84" style:family="paragraph" style:parent-style-name="Text_20_body">
      <style:text-properties officeooo:paragraph-rsid="002b2276"/>
    </style:style>
    <style:style style:name="P85" style:family="paragraph" style:parent-style-name="Text_20_body">
      <style:text-properties officeooo:rsid="0049a02b" officeooo:paragraph-rsid="0049a02b"/>
    </style:style>
    <style:style style:name="P86" style:family="paragraph" style:parent-style-name="Text_20_body">
      <style:text-properties officeooo:rsid="0049a02b" officeooo:paragraph-rsid="0050871b"/>
    </style:style>
    <style:style style:name="P87" style:family="paragraph" style:parent-style-name="Text_20_body">
      <style:text-properties officeooo:rsid="0049a02b" officeooo:paragraph-rsid="0057d986"/>
    </style:style>
    <style:style style:name="P88" style:family="paragraph" style:parent-style-name="Text_20_body">
      <style:text-properties officeooo:rsid="0049a02b" officeooo:paragraph-rsid="0046bbaa"/>
    </style:style>
    <style:style style:name="P89" style:family="paragraph" style:parent-style-name="Text_20_body">
      <style:text-properties officeooo:rsid="0049a02b" officeooo:paragraph-rsid="00512a12"/>
    </style:style>
    <style:style style:name="P90" style:family="paragraph" style:parent-style-name="Text_20_body">
      <style:text-properties officeooo:rsid="0049a02b" officeooo:paragraph-rsid="006024f4"/>
    </style:style>
    <style:style style:name="P91" style:family="paragraph" style:parent-style-name="Text_20_body">
      <style:text-properties officeooo:paragraph-rsid="0046bbaa"/>
    </style:style>
    <style:style style:name="P92" style:family="paragraph" style:parent-style-name="Text_20_body">
      <style:text-properties officeooo:rsid="00560bca" officeooo:paragraph-rsid="00560bca"/>
    </style:style>
    <style:style style:name="P93" style:family="paragraph" style:parent-style-name="Text_20_body">
      <style:text-properties officeooo:rsid="0057d986" officeooo:paragraph-rsid="0057d986"/>
    </style:style>
    <style:style style:name="P94" style:family="paragraph" style:parent-style-name="Text_20_body">
      <style:text-properties officeooo:rsid="0057d986" officeooo:paragraph-rsid="006024f4"/>
    </style:style>
    <style:style style:name="P95" style:family="paragraph" style:parent-style-name="Text_20_body">
      <style:paragraph-properties fo:text-align="start" style:justify-single-word="false"/>
      <style:text-properties officeooo:rsid="003b2993" officeooo:paragraph-rsid="003b2993"/>
    </style:style>
    <style:style style:name="P96" style:family="paragraph" style:parent-style-name="Text_20_body">
      <style:paragraph-properties fo:text-align="start" style:justify-single-word="false"/>
      <style:text-properties officeooo:rsid="0046bbaa" officeooo:paragraph-rsid="0046bbaa"/>
    </style:style>
    <style:style style:name="P97" style:family="paragraph" style:parent-style-name="Text_20_body">
      <style:text-properties officeooo:rsid="00485135" officeooo:paragraph-rsid="00485135"/>
    </style:style>
    <style:style style:name="P98" style:family="paragraph" style:parent-style-name="Text_20_body">
      <style:text-properties officeooo:paragraph-rsid="0049a02b"/>
    </style:style>
    <style:style style:name="P99" style:family="paragraph" style:parent-style-name="Text_20_body">
      <style:paragraph-properties fo:text-align="start" style:justify-single-word="false"/>
      <style:text-properties fo:font-style="italic" officeooo:paragraph-rsid="006bdece" style:font-style-asian="italic" style:font-style-complex="italic"/>
    </style:style>
    <style:style style:name="P100" style:family="paragraph" style:parent-style-name="Text_20_body">
      <style:text-properties officeooo:paragraph-rsid="00745782"/>
    </style:style>
    <style:style style:name="P101" style:family="paragraph" style:parent-style-name="Text_20_body">
      <style:text-properties officeooo:rsid="0075f706" officeooo:paragraph-rsid="0075f706"/>
    </style:style>
    <style:style style:name="P102" style:family="paragraph" style:parent-style-name="Text_20_body">
      <style:text-properties officeooo:paragraph-rsid="0075f706"/>
    </style:style>
    <style:style style:name="P103" style:family="paragraph" style:parent-style-name="Text_20_body">
      <style:text-properties officeooo:rsid="007c19e1" officeooo:paragraph-rsid="007c19e1"/>
    </style:style>
    <style:style style:name="P104" style:family="paragraph" style:parent-style-name="Title">
      <style:text-properties style:font-name="Liberation Serif"/>
    </style:style>
    <style:style style:name="P105" style:family="paragraph" style:parent-style-name="Contents_20_1">
      <style:paragraph-properties>
        <style:tab-stops>
          <style:tab-stop style:position="6.6953in" style:type="right" style:leader-style="dotted" style:leader-text="."/>
        </style:tab-stops>
      </style:paragraph-properties>
    </style:style>
    <style:style style:name="P106" style:family="paragraph" style:parent-style-name="Contents_20_3">
      <style:paragraph-properties>
        <style:tab-stops>
          <style:tab-stop style:position="6.3016in" style:type="right" style:leader-style="dotted" style:leader-text="."/>
        </style:tab-stops>
      </style:paragraph-properties>
    </style:style>
    <style:style style:name="P107" style:family="paragraph" style:parent-style-name="Text_20_body">
      <style:text-properties officeooo:paragraph-rsid="00c1762d"/>
    </style:style>
    <style:style style:name="P108" style:family="paragraph" style:parent-style-name="Text_20_body">
      <style:text-properties officeooo:rsid="00cb8359" officeooo:paragraph-rsid="00cb8359"/>
    </style:style>
    <style:style style:name="P109" style:family="paragraph" style:parent-style-name="Text_20_body">
      <style:text-properties officeooo:rsid="00e4982a" officeooo:paragraph-rsid="00e4982a"/>
    </style:style>
    <style:style style:name="P110" style:family="paragraph" style:parent-style-name="Text_20_body">
      <style:text-properties officeooo:paragraph-rsid="0083d763"/>
    </style:style>
    <style:style style:name="P111" style:family="paragraph" style:parent-style-name="Text_20_body">
      <style:text-properties officeooo:rsid="0084e02e" officeooo:paragraph-rsid="0084e02e"/>
    </style:style>
    <style:style style:name="P112" style:family="paragraph" style:parent-style-name="Text_20_body">
      <style:text-properties officeooo:paragraph-rsid="00a5fbac"/>
    </style:style>
    <style:style style:name="P113" style:family="paragraph" style:parent-style-name="Text_20_body">
      <style:text-properties officeooo:rsid="00a5fbac" officeooo:paragraph-rsid="00a5fbac"/>
    </style:style>
    <style:style style:name="P114" style:family="paragraph" style:parent-style-name="Text_20_body">
      <style:text-properties officeooo:paragraph-rsid="00a66cfc"/>
    </style:style>
    <style:style style:name="P115" style:family="paragraph" style:parent-style-name="Text_20_body">
      <style:text-properties officeooo:rsid="00b1ec06" officeooo:paragraph-rsid="00b1ec06"/>
    </style:style>
    <style:style style:name="P116" style:family="paragraph" style:parent-style-name="Text_20_body">
      <style:text-properties officeooo:paragraph-rsid="00caddd5"/>
    </style:style>
    <style:style style:name="P117" style:family="paragraph" style:parent-style-name="Text_20_body">
      <style:text-properties officeooo:paragraph-rsid="00e817a6"/>
    </style:style>
    <style:style style:name="P118" style:family="paragraph" style:parent-style-name="Text_20_body">
      <style:text-properties officeooo:rsid="00f85d57" officeooo:paragraph-rsid="00f85d57"/>
    </style:style>
    <style:style style:name="P119" style:family="paragraph" style:parent-style-name="Text_20_body">
      <style:text-properties officeooo:rsid="00f85d57" officeooo:paragraph-rsid="0109f516"/>
    </style:style>
    <style:style style:name="P120" style:family="paragraph" style:parent-style-name="Text_20_body">
      <style:text-properties officeooo:rsid="00fca1e6" officeooo:paragraph-rsid="010831a2"/>
    </style:style>
    <style:style style:name="P121" style:family="paragraph" style:parent-style-name="Text_20_body">
      <style:text-properties officeooo:rsid="010b97b2" officeooo:paragraph-rsid="010b97b2"/>
    </style:style>
    <style:style style:name="P122" style:family="paragraph" style:parent-style-name="Text_20_body">
      <style:text-properties officeooo:rsid="00f180e5" officeooo:paragraph-rsid="00f180e5"/>
    </style:style>
    <style:style style:name="P123" style:family="paragraph" style:parent-style-name="Text_20_body">
      <style:text-properties officeooo:rsid="00f180e5" officeooo:paragraph-rsid="00f346f8"/>
    </style:style>
    <style:style style:name="P124" style:family="paragraph" style:parent-style-name="Text_20_body">
      <style:text-properties officeooo:rsid="00f180e5" officeooo:paragraph-rsid="00f454ae"/>
    </style:style>
    <style:style style:name="P125" style:family="paragraph" style:parent-style-name="Text_20_body">
      <style:text-properties officeooo:paragraph-rsid="00f85d57"/>
    </style:style>
    <style:style style:name="P126" style:family="paragraph" style:parent-style-name="Text_20_body">
      <style:text-properties officeooo:rsid="010d986d" officeooo:paragraph-rsid="010d986d"/>
    </style:style>
    <style:style style:name="P127" style:family="paragraph" style:parent-style-name="Heading_20_1">
      <style:paragraph-properties fo:text-align="center" style:justify-single-word="false" fo:break-before="page"/>
      <style:text-properties style:font-name="Gentium Book Basic" officeooo:rsid="001a487c" officeooo:paragraph-rsid="001a487c"/>
    </style:style>
    <style:style style:name="P128" style:family="paragraph" style:parent-style-name="Heading_20_1">
      <style:paragraph-properties fo:text-align="center" style:justify-single-word="false" fo:break-before="page"/>
      <style:text-properties style:font-name="Gentium Book Basic" officeooo:rsid="001fe0b2" officeooo:paragraph-rsid="001fe0b2"/>
    </style:style>
    <style:style style:name="P129" style:family="paragraph" style:parent-style-name="Heading_20_1">
      <style:paragraph-properties fo:text-align="center" style:justify-single-word="false" fo:break-before="page"/>
      <style:text-properties style:font-name="Gentium Book Basic" officeooo:rsid="00256e57" officeooo:paragraph-rsid="00256e57"/>
    </style:style>
    <style:style style:name="P130" style:family="paragraph" style:parent-style-name="Heading_20_1">
      <style:paragraph-properties fo:text-align="center" style:justify-single-word="false" fo:break-before="page"/>
    </style:style>
    <style:style style:name="P131" style:family="paragraph" style:parent-style-name="Heading_20_1">
      <style:paragraph-properties fo:text-align="center" style:justify-single-word="false" fo:break-before="page"/>
      <style:text-properties officeooo:rsid="00efea85" officeooo:paragraph-rsid="00efea85"/>
    </style:style>
    <style:style style:name="P132" style:family="paragraph" style:parent-style-name="Heading_20_1">
      <style:paragraph-properties fo:text-align="center" style:justify-single-word="false" fo:break-before="page"/>
      <style:text-properties officeooo:rsid="006912a3" officeooo:paragraph-rsid="006912a3"/>
    </style:style>
    <style:style style:name="P133" style:family="paragraph" style:parent-style-name="Heading_20_3">
      <style:text-properties style:font-name="Gentium Book Basic" officeooo:rsid="001a487c" officeooo:paragraph-rsid="001b943d"/>
    </style:style>
    <style:style style:name="P134" style:family="paragraph" style:parent-style-name="Heading_20_3">
      <style:text-properties style:font-name="Gentium Book Basic" officeooo:rsid="001a487c" officeooo:paragraph-rsid="001a487c"/>
    </style:style>
    <style:style style:name="P135" style:family="paragraph" style:parent-style-name="Heading_20_3">
      <style:text-properties style:font-name="Gentium Book Basic"/>
    </style:style>
    <style:style style:name="P136" style:family="paragraph" style:parent-style-name="Heading_20_3">
      <style:text-properties style:font-name="Gentium Book Basic" officeooo:rsid="001b943d" officeooo:paragraph-rsid="001b943d"/>
    </style:style>
    <style:style style:name="P137" style:family="paragraph" style:parent-style-name="Heading_20_3">
      <style:text-properties style:font-name="Gentium Book Basic" officeooo:rsid="001ffa4d" officeooo:paragraph-rsid="001ffa4d"/>
    </style:style>
    <style:style style:name="P138" style:family="paragraph" style:parent-style-name="Heading_20_3">
      <style:paragraph-properties fo:text-align="center" style:justify-single-word="false"/>
      <style:text-properties style:font-name="Gentium Book Basic"/>
    </style:style>
    <style:style style:name="P139" style:family="paragraph" style:parent-style-name="Heading_20_3">
      <style:text-properties officeooo:paragraph-rsid="006bdece"/>
    </style:style>
    <style:style style:name="P140" style:family="paragraph" style:parent-style-name="Heading_20_3">
      <style:paragraph-properties fo:text-align="start" style:justify-single-word="false"/>
      <style:text-properties officeooo:rsid="0057d986" officeooo:paragraph-rsid="006024f4"/>
    </style:style>
    <style:style style:name="P141" style:family="paragraph" style:parent-style-name="Heading_20_3">
      <style:paragraph-properties fo:text-align="start" style:justify-single-word="false" fo:break-before="page"/>
      <style:text-properties officeooo:rsid="0057d986" officeooo:paragraph-rsid="0057d986"/>
    </style:style>
    <style:style style:name="P142" style:family="paragraph" style:parent-style-name="Heading_20_3">
      <style:paragraph-properties fo:text-align="start" style:justify-single-word="false"/>
      <style:text-properties officeooo:rsid="006024f4" officeooo:paragraph-rsid="006024f4"/>
    </style:style>
    <style:style style:name="P143" style:family="paragraph" style:parent-style-name="Heading_20_3">
      <style:paragraph-properties fo:text-align="start" style:justify-single-word="false" fo:break-before="page"/>
      <style:text-properties officeooo:rsid="0049a02b" officeooo:paragraph-rsid="0049a02b"/>
    </style:style>
    <style:style style:name="P144" style:family="paragraph" style:parent-style-name="Heading_20_3">
      <style:paragraph-properties fo:text-align="start" style:justify-single-word="false" fo:break-before="page"/>
      <style:text-properties officeooo:rsid="0049a02b" officeooo:paragraph-rsid="0050871b"/>
    </style:style>
    <style:style style:name="P145" style:family="paragraph" style:parent-style-name="Heading_20_3">
      <style:text-properties officeooo:paragraph-rsid="0046bbaa"/>
    </style:style>
    <style:style style:name="P146" style:family="paragraph" style:parent-style-name="Heading_20_3">
      <style:paragraph-properties fo:break-before="page"/>
      <style:text-properties officeooo:paragraph-rsid="0046bbaa"/>
    </style:style>
    <style:style style:name="P147" style:family="paragraph" style:parent-style-name="Heading_20_3" style:list-style-name="">
      <style:text-properties officeooo:paragraph-rsid="0046bbaa"/>
    </style:style>
    <style:style style:name="P148" style:family="paragraph" style:parent-style-name="Heading_20_3">
      <style:text-properties officeooo:rsid="00560bca" officeooo:paragraph-rsid="00560bca"/>
    </style:style>
    <style:style style:name="P149" style:family="paragraph" style:parent-style-name="Heading_20_3">
      <style:paragraph-properties fo:text-align="center" style:justify-single-word="false" fo:break-before="page"/>
      <style:text-properties officeooo:rsid="00267531" officeooo:paragraph-rsid="00267531"/>
    </style:style>
    <style:style style:name="P150" style:family="paragraph" style:parent-style-name="Heading_20_3">
      <style:paragraph-properties fo:text-align="center" style:justify-single-word="false" fo:break-before="page"/>
      <style:text-properties officeooo:rsid="0029e79f" officeooo:paragraph-rsid="0029e79f"/>
    </style:style>
    <style:style style:name="P151" style:family="paragraph" style:parent-style-name="Heading_20_3">
      <style:paragraph-properties fo:text-align="center" style:justify-single-word="false" fo:break-before="page"/>
      <style:text-properties officeooo:rsid="002eb030" officeooo:paragraph-rsid="002eb030"/>
    </style:style>
    <style:style style:name="P152" style:family="paragraph" style:parent-style-name="Heading_20_3">
      <style:paragraph-properties fo:text-align="center" style:justify-single-word="false" fo:break-before="page"/>
      <style:text-properties officeooo:rsid="00336ab5" officeooo:paragraph-rsid="00336ab5"/>
    </style:style>
    <style:style style:name="P153" style:family="paragraph" style:parent-style-name="Heading_20_3">
      <style:paragraph-properties fo:text-align="center" style:justify-single-word="false" fo:break-before="page"/>
      <style:text-properties officeooo:rsid="0035131f" officeooo:paragraph-rsid="0035131f"/>
    </style:style>
    <style:style style:name="P154" style:family="paragraph" style:parent-style-name="Heading_20_3">
      <style:paragraph-properties fo:text-align="center" style:justify-single-word="false" fo:break-before="page"/>
      <style:text-properties officeooo:rsid="00371b1e" officeooo:paragraph-rsid="00371b1e"/>
    </style:style>
    <style:style style:name="P155" style:family="paragraph" style:parent-style-name="Heading_20_3">
      <style:paragraph-properties fo:text-align="center" style:justify-single-word="false" fo:break-before="page"/>
      <style:text-properties officeooo:rsid="0039c4bd" officeooo:paragraph-rsid="0039c4bd"/>
    </style:style>
    <style:style style:name="P156" style:family="paragraph" style:parent-style-name="Heading_20_3">
      <style:paragraph-properties fo:text-align="center" style:justify-single-word="false" fo:break-before="page"/>
    </style:style>
    <style:style style:name="P157" style:family="paragraph" style:parent-style-name="Heading_20_3">
      <style:paragraph-properties fo:text-align="center" style:justify-single-word="false" fo:break-before="page"/>
      <style:text-properties officeooo:rsid="003cbc26" officeooo:paragraph-rsid="003cbc26"/>
    </style:style>
    <style:style style:name="P158" style:family="paragraph" style:parent-style-name="Heading_20_3">
      <style:paragraph-properties fo:text-align="center" style:justify-single-word="false" fo:break-before="page"/>
      <style:text-properties officeooo:rsid="003f6521" officeooo:paragraph-rsid="003f6521"/>
    </style:style>
    <style:style style:name="P159" style:family="paragraph" style:parent-style-name="Heading_20_3">
      <style:paragraph-properties fo:text-align="center" style:justify-single-word="false" fo:break-before="page"/>
      <style:text-properties officeooo:rsid="004505dc" officeooo:paragraph-rsid="004505dc"/>
    </style:style>
    <style:style style:name="P160" style:family="paragraph" style:parent-style-name="Heading_20_3">
      <style:text-properties officeooo:rsid="00f180e5" officeooo:paragraph-rsid="00f180e5"/>
    </style:style>
    <style:style style:name="P161" style:family="paragraph" style:parent-style-name="Heading_20_3">
      <style:text-properties officeooo:rsid="00f85d57" officeooo:paragraph-rsid="00f85d57"/>
    </style:style>
    <style:style style:name="P162" style:family="paragraph" style:parent-style-name="Heading_20_3">
      <style:text-properties officeooo:rsid="00f85d57" officeooo:paragraph-rsid="0109f516"/>
    </style:style>
    <style:style style:name="P163" style:family="paragraph" style:parent-style-name="Heading_20_3">
      <style:text-properties officeooo:rsid="010b97b2" officeooo:paragraph-rsid="010b97b2"/>
    </style:style>
    <style:style style:name="P164" style:family="paragraph" style:parent-style-name="Heading_20_3">
      <style:text-properties officeooo:rsid="00fca1e6" officeooo:paragraph-rsid="00fca1e6"/>
    </style:style>
    <style:style style:name="P165" style:family="paragraph" style:parent-style-name="Heading_20_3">
      <style:text-properties officeooo:rsid="007a1efb" officeooo:paragraph-rsid="007a1efb"/>
    </style:style>
    <style:style style:name="P166" style:family="paragraph" style:parent-style-name="Heading_20_3">
      <style:text-properties officeooo:paragraph-rsid="007c19e1"/>
    </style:style>
    <style:style style:name="P167" style:family="paragraph" style:parent-style-name="Heading_20_3">
      <style:text-properties officeooo:rsid="007d37f3" officeooo:paragraph-rsid="007d37f3"/>
    </style:style>
    <style:style style:name="P168" style:family="paragraph" style:parent-style-name="Heading_20_3">
      <style:text-properties officeooo:rsid="0083d763" officeooo:paragraph-rsid="0083d763"/>
    </style:style>
    <style:style style:name="P169" style:family="paragraph" style:parent-style-name="Heading_20_3">
      <style:text-properties officeooo:rsid="006bdece" officeooo:paragraph-rsid="006cbc07"/>
    </style:style>
    <style:style style:name="P170" style:family="paragraph" style:parent-style-name="Heading_20_3">
      <style:text-properties officeooo:rsid="00745782" officeooo:paragraph-rsid="00745782"/>
    </style:style>
    <style:style style:name="P171" style:family="paragraph" style:parent-style-name="Heading_20_3">
      <style:text-properties officeooo:rsid="00c1762d" officeooo:paragraph-rsid="00c1762d"/>
    </style:style>
    <style:style style:name="P172" style:family="paragraph" style:parent-style-name="Heading_20_3">
      <style:text-properties officeooo:rsid="00cb8359" officeooo:paragraph-rsid="00cb8359"/>
    </style:style>
    <style:style style:name="P173" style:family="paragraph" style:parent-style-name="Heading_20_3">
      <style:paragraph-properties fo:break-before="page"/>
      <style:text-properties officeooo:rsid="00cb8359" officeooo:paragraph-rsid="00cb8359"/>
    </style:style>
    <style:style style:name="P174" style:family="paragraph" style:parent-style-name="Heading_20_3">
      <style:text-properties officeooo:rsid="00d73a86" officeooo:paragraph-rsid="00d73a86"/>
    </style:style>
    <style:style style:name="P175" style:family="paragraph" style:parent-style-name="Heading_20_3">
      <style:paragraph-properties fo:break-before="page"/>
      <style:text-properties officeooo:rsid="00d73a86" officeooo:paragraph-rsid="00d73a86"/>
    </style:style>
    <style:style style:name="P176" style:family="paragraph" style:parent-style-name="Heading_20_3">
      <style:text-properties officeooo:rsid="00e1206e" officeooo:paragraph-rsid="00e1206e"/>
    </style:style>
    <style:style style:name="P177" style:family="paragraph" style:parent-style-name="Heading_20_3">
      <style:text-properties officeooo:rsid="00e4982a" officeooo:paragraph-rsid="00e4982a"/>
    </style:style>
    <style:style style:name="P178" style:family="paragraph" style:parent-style-name="Heading_20_3">
      <style:paragraph-properties fo:break-before="page"/>
      <style:text-properties officeooo:rsid="00e4982a" officeooo:paragraph-rsid="00e4982a"/>
    </style:style>
    <style:style style:name="P179" style:family="paragraph" style:parent-style-name="Heading_20_3">
      <style:text-properties officeooo:rsid="00e652c3" officeooo:paragraph-rsid="00e652c3"/>
    </style:style>
    <style:style style:name="P180" style:family="paragraph" style:parent-style-name="Heading_20_3">
      <style:paragraph-properties fo:break-before="page"/>
      <style:text-properties officeooo:rsid="00e652c3" officeooo:paragraph-rsid="00e652c3"/>
    </style:style>
    <style:style style:name="P181" style:family="paragraph" style:parent-style-name="Text_20_body" style:list-style-name="L1">
      <style:text-properties fo:font-size="12pt" officeooo:paragraph-rsid="006bdece" style:font-size-asian="12pt" style:font-size-complex="12pt"/>
    </style:style>
    <style:style style:name="P182" style:family="paragraph" style:parent-style-name="Text_20_body" style:list-style-name="L1">
      <style:text-properties fo:font-variant="normal" fo:text-transform="none" fo:color="#000000" loext:opacity="100%" style:text-line-through-style="none" style:text-line-through-type="none" fo:font-size="12pt" fo:font-style="normal" style:text-underline-style="none" fo:font-weight="normal" officeooo:rsid="001b943d" officeooo:paragraph-rsid="006bdece" style:text-blinking="false" fo:background-color="transparent" style:font-size-asian="12pt" style:font-size-complex="12pt"/>
    </style:style>
    <style:style style:name="P183" style:family="paragraph" style:parent-style-name="Text_20_body" style:list-style-name="L1">
      <style:text-properties fo:font-variant="normal" fo:text-transform="none" fo:color="#000000" loext:opacity="100%" style:text-line-through-style="none" style:text-line-through-type="none" style:font-name="Gentium Book Basic" fo:font-size="12pt" fo:font-style="normal" style:text-underline-style="none" fo:font-weight="normal" officeooo:rsid="001b943d" officeooo:paragraph-rsid="006bdece" style:text-blinking="false" fo:background-color="transparent" style:font-size-asian="12pt" style:font-size-complex="12pt"/>
    </style:style>
    <style:style style:name="P184" style:family="paragraph" style:parent-style-name="Text_20_body" style:list-style-name="L2">
      <style:text-properties officeooo:paragraph-rsid="001ffa4d"/>
    </style:style>
    <style:style style:name="P185" style:family="paragraph" style:parent-style-name="Text_20_body" style:list-style-name="L2">
      <style:text-properties style:font-name="Times New Roman" fo:font-weight="bold" officeooo:rsid="001ffa4d" officeooo:paragraph-rsid="001ffa4d" style:font-weight-asian="bold" style:font-weight-complex="bold"/>
    </style:style>
    <style:style style:name="P186" style:family="paragraph" style:parent-style-name="Text_20_body" style:list-style-name="L5">
      <style:text-properties style:font-name="Times New Roman" fo:font-weight="normal" officeooo:rsid="0020ac81" officeooo:paragraph-rsid="00a66cfc" style:font-weight-asian="normal" style:font-weight-complex="normal"/>
    </style:style>
    <style:style style:name="P187" style:family="paragraph" style:parent-style-name="Text_20_body" style:list-style-name="L6">
      <style:text-properties style:font-name="Times New Roman" fo:font-weight="normal" officeooo:rsid="0020ac81" officeooo:paragraph-rsid="00a66cfc" style:font-weight-asian="normal" style:font-weight-complex="normal"/>
    </style:style>
    <style:style style:name="P188" style:family="paragraph" style:parent-style-name="Text_20_body" style:list-style-name="L3">
      <style:text-properties officeooo:paragraph-rsid="00a5fbac"/>
    </style:style>
    <style:style style:name="P189" style:family="paragraph" style:parent-style-name="Text_20_body" style:list-style-name="L3">
      <style:text-properties officeooo:paragraph-rsid="00ac6316"/>
    </style:style>
    <style:style style:name="P190" style:family="paragraph" style:parent-style-name="Text_20_body" style:list-style-name="L3">
      <style:text-properties officeooo:rsid="00a5fbac" officeooo:paragraph-rsid="00a5fbac"/>
    </style:style>
    <style:style style:name="P191" style:family="paragraph" style:parent-style-name="Text_20_body" style:list-style-name="L3">
      <style:text-properties officeooo:rsid="00a8dd79" officeooo:paragraph-rsid="00a8dd79"/>
    </style:style>
    <style:style style:name="P192" style:family="paragraph" style:parent-style-name="Text_20_body" style:list-style-name="L3">
      <style:text-properties officeooo:rsid="00a8dd79" officeooo:paragraph-rsid="00ac6316"/>
    </style:style>
    <style:style style:name="P193" style:family="paragraph" style:parent-style-name="Text_20_body" style:list-style-name="L4">
      <style:text-properties officeooo:rsid="00a8dd79" officeooo:paragraph-rsid="00ac6316"/>
    </style:style>
    <style:style style:name="P194" style:family="paragraph" style:parent-style-name="Text_20_body" style:list-style-name="L5">
      <style:text-properties officeooo:rsid="00a8dd79" officeooo:paragraph-rsid="00ac6316"/>
    </style:style>
    <style:style style:name="P195" style:family="paragraph" style:parent-style-name="Text_20_body" style:list-style-name="L6">
      <style:text-properties officeooo:rsid="00a8dd79" officeooo:paragraph-rsid="00ac6316"/>
    </style:style>
    <style:style style:name="P196" style:family="paragraph" style:parent-style-name="Text_20_body" style:list-style-name="L4">
      <style:text-properties officeooo:paragraph-rsid="00a66cfc"/>
    </style:style>
    <style:style style:name="P197" style:family="paragraph" style:parent-style-name="Text_20_body" style:list-style-name="L4">
      <style:text-properties officeooo:rsid="00a66cfc" officeooo:paragraph-rsid="00ac6316"/>
    </style:style>
    <style:style style:name="P198" style:family="paragraph" style:parent-style-name="Text_20_body" style:list-style-name="L6">
      <style:text-properties officeooo:rsid="00a66cfc" officeooo:paragraph-rsid="00ac6316"/>
    </style:style>
    <style:style style:name="P199" style:family="paragraph" style:parent-style-name="Text_20_body" style:list-style-name="L5">
      <style:text-properties officeooo:paragraph-rsid="00ac6316"/>
    </style:style>
    <style:style style:name="P200" style:family="paragraph" style:parent-style-name="Text_20_body" style:list-style-name="L7">
      <style:text-properties officeooo:paragraph-rsid="006024f4"/>
    </style:style>
    <style:style style:name="P201" style:family="paragraph" style:parent-style-name="Text_20_body" style:list-style-name="L7">
      <style:text-properties officeooo:rsid="00672e49" officeooo:paragraph-rsid="00672e49"/>
    </style:style>
    <style:style style:name="P202" style:family="paragraph" style:parent-style-name="Text_20_body" style:list-style-name="L8">
      <style:text-properties officeooo:rsid="00524dd5" officeooo:paragraph-rsid="006024f4"/>
    </style:style>
    <style:style style:name="P203" style:family="paragraph" style:parent-style-name="Text_20_body" style:list-style-name="L20">
      <style:text-properties officeooo:rsid="00524dd5" officeooo:paragraph-rsid="00524dd5"/>
    </style:style>
    <style:style style:name="P204" style:family="paragraph" style:parent-style-name="Text_20_body" style:list-style-name="L23">
      <style:text-properties officeooo:rsid="00524dd5" officeooo:paragraph-rsid="0057d986"/>
    </style:style>
    <style:style style:name="P205" style:family="paragraph" style:parent-style-name="Text_20_body" style:list-style-name="L9">
      <style:text-properties officeooo:rsid="0049a02b" officeooo:paragraph-rsid="006024f4"/>
    </style:style>
    <style:style style:name="P206" style:family="paragraph" style:parent-style-name="Text_20_body" style:list-style-name="L10">
      <style:text-properties officeooo:rsid="0049a02b" officeooo:paragraph-rsid="006024f4"/>
    </style:style>
    <style:style style:name="P207" style:family="paragraph" style:parent-style-name="Text_20_body" style:list-style-name="L11">
      <style:text-properties officeooo:rsid="0049a02b" officeooo:paragraph-rsid="0049a02b"/>
    </style:style>
    <style:style style:name="P208" style:family="paragraph" style:parent-style-name="Text_20_body" style:list-style-name="L11">
      <style:text-properties officeooo:rsid="0049a02b" officeooo:paragraph-rsid="0050871b"/>
    </style:style>
    <style:style style:name="P209" style:family="paragraph" style:parent-style-name="Text_20_body" style:list-style-name="L11">
      <style:text-properties officeooo:rsid="0049a02b" officeooo:paragraph-rsid="0057d986"/>
    </style:style>
    <style:style style:name="P210" style:family="paragraph" style:parent-style-name="Text_20_body" style:list-style-name="L12">
      <style:text-properties officeooo:rsid="0049a02b" officeooo:paragraph-rsid="0049a02b"/>
    </style:style>
    <style:style style:name="P211" style:family="paragraph" style:parent-style-name="Text_20_body" style:list-style-name="L13">
      <style:text-properties officeooo:rsid="0049a02b" officeooo:paragraph-rsid="0049a02b"/>
    </style:style>
    <style:style style:name="P212" style:family="paragraph" style:parent-style-name="Text_20_body" style:list-style-name="L14">
      <style:text-properties officeooo:rsid="0049a02b" officeooo:paragraph-rsid="0049a02b"/>
    </style:style>
    <style:style style:name="P213" style:family="paragraph" style:parent-style-name="Text_20_body" style:list-style-name="L15">
      <style:text-properties officeooo:rsid="0049a02b" officeooo:paragraph-rsid="0049a02b"/>
    </style:style>
    <style:style style:name="P214" style:family="paragraph" style:parent-style-name="Text_20_body" style:list-style-name="L21">
      <style:text-properties officeooo:rsid="0049a02b" officeooo:paragraph-rsid="0050871b"/>
    </style:style>
    <style:style style:name="P215" style:family="paragraph" style:parent-style-name="Text_20_body" style:list-style-name="L22">
      <style:text-properties officeooo:rsid="0049a02b" officeooo:paragraph-rsid="0050871b"/>
    </style:style>
    <style:style style:name="P216" style:family="paragraph" style:parent-style-name="Text_20_body" style:list-style-name="L24">
      <style:text-properties officeooo:rsid="0049a02b" officeooo:paragraph-rsid="0057d986"/>
    </style:style>
    <style:style style:name="P217" style:family="paragraph" style:parent-style-name="Text_20_body" style:list-style-name="L25">
      <style:text-properties officeooo:rsid="0049a02b" officeooo:paragraph-rsid="0057d986"/>
    </style:style>
    <style:style style:name="P218" style:family="paragraph" style:parent-style-name="Text_20_body" style:list-style-name="L9">
      <style:text-properties fo:font-weight="bold" officeooo:rsid="006385a4" officeooo:paragraph-rsid="006385a4" style:font-weight-asian="bold" style:font-weight-complex="bold"/>
    </style:style>
    <style:style style:name="P219" style:family="paragraph" style:parent-style-name="Text_20_body">
      <style:text-properties fo:font-weight="bold" officeooo:rsid="00f180e5" officeooo:paragraph-rsid="00f454ae" style:font-weight-asian="bold" style:font-weight-complex="bold"/>
    </style:style>
    <style:style style:name="P220" style:family="paragraph" style:parent-style-name="Text_20_body" style:list-style-name="L10">
      <style:text-properties officeooo:rsid="0065976d" officeooo:paragraph-rsid="0065976d"/>
    </style:style>
    <style:style style:name="P221" style:family="paragraph" style:parent-style-name="Text_20_body" style:list-style-name="L16">
      <style:text-properties officeooo:paragraph-rsid="0046bbaa"/>
    </style:style>
    <style:style style:name="P222" style:family="paragraph" style:parent-style-name="Text_20_body" style:list-style-name="L17">
      <style:text-properties officeooo:paragraph-rsid="0046bbaa"/>
    </style:style>
    <style:style style:name="P223" style:family="paragraph" style:parent-style-name="Text_20_body" style:list-style-name="L18">
      <style:text-properties officeooo:paragraph-rsid="0046bbaa"/>
    </style:style>
    <style:style style:name="P224" style:family="paragraph" style:parent-style-name="Text_20_body" style:list-style-name="L19">
      <style:text-properties officeooo:paragraph-rsid="0046bbaa"/>
    </style:style>
    <style:style style:name="P225" style:family="paragraph" style:parent-style-name="Text_20_body" style:list-style-name="L21">
      <style:text-properties fo:font-weight="normal" officeooo:rsid="00524dd5" officeooo:paragraph-rsid="00524dd5" style:font-weight-asian="normal" style:font-weight-complex="normal"/>
    </style:style>
    <style:style style:name="P226" style:family="paragraph" style:parent-style-name="Text_20_body" style:list-style-name="L45">
      <style:paragraph-properties fo:text-align="start" style:justify-single-word="false"/>
      <style:text-properties fo:font-weight="normal" officeooo:rsid="00307a9a" officeooo:paragraph-rsid="00307a9a" style:font-weight-asian="normal" style:font-weight-complex="normal"/>
    </style:style>
    <style:style style:name="P227" style:family="paragraph" style:parent-style-name="Text_20_body" style:list-style-name="L46">
      <style:paragraph-properties fo:text-align="start" style:justify-single-word="false"/>
      <style:text-properties fo:font-weight="normal" officeooo:rsid="00307a9a" officeooo:paragraph-rsid="00307a9a" style:font-weight-asian="normal" style:font-weight-complex="normal"/>
    </style:style>
    <style:style style:name="P228" style:family="paragraph" style:parent-style-name="Text_20_body" style:list-style-name="L47">
      <style:paragraph-properties fo:text-align="start" style:justify-single-word="false"/>
      <style:text-properties fo:font-weight="normal" officeooo:rsid="00307a9a" officeooo:paragraph-rsid="00307a9a" style:font-weight-asian="normal" style:font-weight-complex="normal"/>
    </style:style>
    <style:style style:name="P229" style:family="paragraph" style:parent-style-name="Text_20_body" style:list-style-name="L57">
      <style:paragraph-properties fo:text-align="start" style:justify-single-word="false"/>
      <style:text-properties fo:font-weight="normal" officeooo:rsid="003a5d03" officeooo:paragraph-rsid="003a5d03" style:font-weight-asian="normal" style:font-weight-complex="normal"/>
    </style:style>
    <style:style style:name="P230" style:family="paragraph" style:parent-style-name="Text_20_body" style:list-style-name="L26"/>
    <style:style style:name="P231" style:family="paragraph" style:parent-style-name="Text_20_body" style:list-style-name="L26">
      <style:text-properties officeooo:paragraph-rsid="00256e57"/>
    </style:style>
    <style:style style:name="P232" style:family="paragraph" style:parent-style-name="Text_20_body" style:list-style-name="L27"/>
    <style:style style:name="P233" style:family="paragraph" style:parent-style-name="Text_20_body" style:list-style-name="L28"/>
    <style:style style:name="P234" style:family="paragraph" style:parent-style-name="Text_20_body" style:list-style-name="L29"/>
    <style:style style:name="P235" style:family="paragraph" style:parent-style-name="Text_20_body" style:list-style-name="L30"/>
    <style:style style:name="P236" style:family="paragraph" style:parent-style-name="Text_20_body" style:list-style-name="L31">
      <style:text-properties officeooo:paragraph-rsid="00267531"/>
    </style:style>
    <style:style style:name="P237" style:family="paragraph" style:parent-style-name="Text_20_body" style:list-style-name="L32">
      <style:text-properties officeooo:paragraph-rsid="00267531"/>
    </style:style>
    <style:style style:name="P238" style:family="paragraph" style:parent-style-name="Text_20_body" style:list-style-name="L33">
      <style:text-properties officeooo:paragraph-rsid="00267531"/>
    </style:style>
    <style:style style:name="P239" style:family="paragraph" style:parent-style-name="Text_20_body" style:list-style-name="L33">
      <style:text-properties officeooo:paragraph-rsid="0033f062"/>
    </style:style>
    <style:style style:name="P240" style:family="paragraph" style:parent-style-name="Text_20_body" style:list-style-name="L34">
      <style:text-properties officeooo:paragraph-rsid="00267531"/>
    </style:style>
    <style:style style:name="P241" style:family="paragraph" style:parent-style-name="Text_20_body" style:list-style-name="L35">
      <style:paragraph-properties fo:text-align="start" style:justify-single-word="false"/>
      <style:text-properties officeooo:paragraph-rsid="0029e79f"/>
    </style:style>
    <style:style style:name="P242" style:family="paragraph" style:parent-style-name="Text_20_body" style:list-style-name="L36">
      <style:paragraph-properties fo:text-align="start" style:justify-single-word="false"/>
      <style:text-properties officeooo:paragraph-rsid="0029e79f"/>
    </style:style>
    <style:style style:name="P243" style:family="paragraph" style:parent-style-name="Text_20_body" style:list-style-name="L37">
      <style:paragraph-properties fo:text-align="start" style:justify-single-word="false"/>
      <style:text-properties officeooo:paragraph-rsid="0029e79f"/>
    </style:style>
    <style:style style:name="P244" style:family="paragraph" style:parent-style-name="Text_20_body" style:list-style-name="L38">
      <style:paragraph-properties fo:text-align="start" style:justify-single-word="false"/>
      <style:text-properties officeooo:paragraph-rsid="0029e79f"/>
    </style:style>
    <style:style style:name="P245" style:family="paragraph" style:parent-style-name="Text_20_body" style:list-style-name="L39">
      <style:paragraph-properties fo:text-align="start" style:justify-single-word="false"/>
      <style:text-properties officeooo:paragraph-rsid="0029e79f"/>
    </style:style>
    <style:style style:name="P246" style:family="paragraph" style:parent-style-name="Text_20_body" style:list-style-name="L39">
      <style:paragraph-properties fo:text-align="start" style:justify-single-word="false"/>
      <style:text-properties officeooo:paragraph-rsid="0042318a"/>
    </style:style>
    <style:style style:name="P247" style:family="paragraph" style:parent-style-name="Text_20_body" style:list-style-name="L40">
      <style:paragraph-properties fo:text-align="start" style:justify-single-word="false"/>
      <style:text-properties officeooo:paragraph-rsid="0029e79f"/>
    </style:style>
    <style:style style:name="P248" style:family="paragraph" style:parent-style-name="Text_20_body" style:list-style-name="L41">
      <style:paragraph-properties fo:text-align="start" style:justify-single-word="false"/>
      <style:text-properties officeooo:paragraph-rsid="0029e79f"/>
    </style:style>
    <style:style style:name="P249" style:family="paragraph" style:parent-style-name="Text_20_body" style:list-style-name="L42">
      <style:paragraph-properties fo:text-align="start" style:justify-single-word="false"/>
      <style:text-properties officeooo:paragraph-rsid="002eb030"/>
    </style:style>
    <style:style style:name="P250" style:family="paragraph" style:parent-style-name="Text_20_body" style:list-style-name="L43">
      <style:paragraph-properties fo:text-align="start" style:justify-single-word="false"/>
      <style:text-properties officeooo:paragraph-rsid="002eb030"/>
    </style:style>
    <style:style style:name="P251" style:family="paragraph" style:parent-style-name="Text_20_body" style:list-style-name="L44">
      <style:paragraph-properties fo:text-align="start" style:justify-single-word="false"/>
      <style:text-properties officeooo:paragraph-rsid="002eb030"/>
    </style:style>
    <style:style style:name="P252" style:family="paragraph" style:parent-style-name="Text_20_body" style:list-style-name="L48">
      <style:paragraph-properties fo:text-align="start" style:justify-single-word="false"/>
      <style:text-properties officeooo:paragraph-rsid="00336ab5"/>
    </style:style>
    <style:style style:name="P253" style:family="paragraph" style:parent-style-name="Text_20_body" style:list-style-name="L49">
      <style:paragraph-properties fo:text-align="start" style:justify-single-word="false"/>
      <style:text-properties officeooo:paragraph-rsid="00336ab5"/>
    </style:style>
    <style:style style:name="P254" style:family="paragraph" style:parent-style-name="Text_20_body" style:list-style-name="L51">
      <style:paragraph-properties fo:text-align="start" style:justify-single-word="false"/>
      <style:text-properties officeooo:paragraph-rsid="0035131f"/>
    </style:style>
    <style:style style:name="P255" style:family="paragraph" style:parent-style-name="Text_20_body" style:list-style-name="L51">
      <style:paragraph-properties fo:text-align="start" style:justify-single-word="false"/>
      <style:text-properties officeooo:paragraph-rsid="003d889b"/>
    </style:style>
    <style:style style:name="P256" style:family="paragraph" style:parent-style-name="Text_20_body" style:list-style-name="L52">
      <style:paragraph-properties fo:text-align="start" style:justify-single-word="false"/>
      <style:text-properties officeooo:paragraph-rsid="0035131f"/>
    </style:style>
    <style:style style:name="P257" style:family="paragraph" style:parent-style-name="Text_20_body" style:list-style-name="L53">
      <style:paragraph-properties fo:text-align="start" style:justify-single-word="false"/>
      <style:text-properties officeooo:paragraph-rsid="0035131f"/>
    </style:style>
    <style:style style:name="P258" style:family="paragraph" style:parent-style-name="Text_20_body" style:list-style-name="L54">
      <style:paragraph-properties fo:text-align="start" style:justify-single-word="false"/>
      <style:text-properties officeooo:paragraph-rsid="00371b1e"/>
    </style:style>
    <style:style style:name="P259" style:family="paragraph" style:parent-style-name="Text_20_body" style:list-style-name="L55">
      <style:paragraph-properties fo:text-align="start" style:justify-single-word="false"/>
      <style:text-properties officeooo:paragraph-rsid="00371b1e"/>
    </style:style>
    <style:style style:name="P260" style:family="paragraph" style:parent-style-name="Text_20_body" style:list-style-name="L56">
      <style:paragraph-properties fo:text-align="start" style:justify-single-word="false"/>
      <style:text-properties officeooo:paragraph-rsid="00371b1e"/>
    </style:style>
    <style:style style:name="P261" style:family="paragraph" style:parent-style-name="Text_20_body" style:list-style-name="L58">
      <style:paragraph-properties fo:text-align="start" style:justify-single-word="false"/>
    </style:style>
    <style:style style:name="P262" style:family="paragraph" style:parent-style-name="Text_20_body" style:list-style-name="L59">
      <style:paragraph-properties fo:text-align="start" style:justify-single-word="false"/>
    </style:style>
    <style:style style:name="P263" style:family="paragraph" style:parent-style-name="Text_20_body" style:list-style-name="L59">
      <style:paragraph-properties fo:text-align="start" style:justify-single-word="false"/>
      <style:text-properties officeooo:paragraph-rsid="00463a86"/>
    </style:style>
    <style:style style:name="P264" style:family="paragraph" style:parent-style-name="Text_20_body" style:list-style-name="L60">
      <style:paragraph-properties fo:text-align="start" style:justify-single-word="false"/>
    </style:style>
    <style:style style:name="P265" style:family="paragraph" style:parent-style-name="Text_20_body" style:list-style-name="L61">
      <style:paragraph-properties fo:text-align="start" style:justify-single-word="false"/>
    </style:style>
    <style:style style:name="P266" style:family="paragraph" style:parent-style-name="Text_20_body" style:list-style-name="L62">
      <style:paragraph-properties fo:text-align="start" style:justify-single-word="false"/>
      <style:text-properties officeooo:paragraph-rsid="003cbc26"/>
    </style:style>
    <style:style style:name="P267" style:family="paragraph" style:parent-style-name="Text_20_body" style:list-style-name="L63">
      <style:paragraph-properties fo:text-align="start" style:justify-single-word="false"/>
      <style:text-properties officeooo:paragraph-rsid="003d889b"/>
    </style:style>
    <style:style style:name="P268" style:family="paragraph" style:parent-style-name="Text_20_body" style:list-style-name="L64">
      <style:paragraph-properties fo:text-align="start" style:justify-single-word="false"/>
      <style:text-properties officeooo:paragraph-rsid="003d889b"/>
    </style:style>
    <style:style style:name="P269" style:family="paragraph" style:parent-style-name="Text_20_body" style:list-style-name="L65">
      <style:paragraph-properties fo:text-align="start" style:justify-single-word="false"/>
      <style:text-properties officeooo:paragraph-rsid="003f6521"/>
    </style:style>
    <style:style style:name="P270" style:family="paragraph" style:parent-style-name="Text_20_body" style:list-style-name="L66">
      <style:paragraph-properties fo:text-align="start" style:justify-single-word="false"/>
      <style:text-properties officeooo:paragraph-rsid="0042318a"/>
    </style:style>
    <style:style style:name="P271" style:family="paragraph" style:parent-style-name="Text_20_body" style:list-style-name="L67">
      <style:paragraph-properties fo:text-align="start" style:justify-single-word="false"/>
      <style:text-properties officeooo:paragraph-rsid="0042318a"/>
    </style:style>
    <style:style style:name="P272" style:family="paragraph" style:parent-style-name="Text_20_body" style:list-style-name="L68">
      <style:paragraph-properties fo:text-align="start" style:justify-single-word="false"/>
      <style:text-properties officeooo:paragraph-rsid="00463a86"/>
    </style:style>
    <style:style style:name="P273" style:family="paragraph" style:parent-style-name="Text_20_body" style:list-style-name="L69">
      <style:paragraph-properties fo:text-align="start" style:justify-single-word="false"/>
      <style:text-properties officeooo:paragraph-rsid="00463a86"/>
    </style:style>
    <style:style style:name="P274" style:family="paragraph" style:parent-style-name="Text_20_body" style:list-style-name="L70">
      <style:paragraph-properties fo:text-align="start" style:justify-single-word="false"/>
      <style:text-properties officeooo:paragraph-rsid="00797d54"/>
    </style:style>
    <style:style style:name="P275" style:family="paragraph" style:parent-style-name="Text_20_body" style:list-style-name="L71">
      <style:paragraph-properties fo:text-align="start" style:justify-single-word="false"/>
      <style:text-properties officeooo:paragraph-rsid="00797d54"/>
    </style:style>
    <style:style style:name="P276" style:family="paragraph" style:parent-style-name="Text_20_body" style:list-style-name="L72">
      <style:paragraph-properties fo:text-align="start" style:justify-single-word="false"/>
      <style:text-properties officeooo:paragraph-rsid="00797d54"/>
    </style:style>
    <style:style style:name="P277" style:family="paragraph" style:parent-style-name="Text_20_body" style:list-style-name="L87">
      <style:paragraph-properties fo:text-align="start" style:justify-single-word="false"/>
      <style:text-properties officeooo:paragraph-rsid="006912a3"/>
    </style:style>
    <style:style style:name="P278" style:family="paragraph" style:parent-style-name="Text_20_body" style:list-style-name="L50">
      <style:text-properties officeooo:paragraph-rsid="0033f062"/>
    </style:style>
    <style:style style:name="P279" style:family="paragraph" style:parent-style-name="Text_20_body" style:list-style-name="L73">
      <style:text-properties officeooo:paragraph-rsid="0083d763"/>
    </style:style>
    <style:style style:name="P280" style:family="paragraph" style:parent-style-name="Text_20_body" style:list-style-name="L74">
      <style:text-properties officeooo:rsid="0084e02e" officeooo:paragraph-rsid="0084e02e"/>
    </style:style>
    <style:style style:name="P281" style:family="paragraph" style:parent-style-name="Text_20_body" style:list-style-name="L75">
      <style:text-properties officeooo:rsid="0084e02e" officeooo:paragraph-rsid="0084e02e"/>
    </style:style>
    <style:style style:name="P282" style:family="paragraph" style:parent-style-name="Text_20_body" style:list-style-name="L76">
      <style:text-properties officeooo:rsid="0084e02e" officeooo:paragraph-rsid="0084e02e"/>
    </style:style>
    <style:style style:name="P283" style:family="paragraph" style:parent-style-name="Text_20_body" style:list-style-name="L77">
      <style:text-properties officeooo:rsid="0084e02e" officeooo:paragraph-rsid="0084e02e"/>
    </style:style>
    <style:style style:name="P284" style:family="paragraph" style:parent-style-name="Text_20_body" style:list-style-name="L78">
      <style:text-properties officeooo:rsid="0084e02e" officeooo:paragraph-rsid="0084e02e"/>
    </style:style>
    <style:style style:name="P285" style:family="paragraph" style:parent-style-name="Text_20_body" style:list-style-name="L79">
      <style:text-properties officeooo:rsid="0084e02e" officeooo:paragraph-rsid="0084e02e"/>
    </style:style>
    <style:style style:name="P286" style:family="paragraph" style:parent-style-name="Text_20_body" style:list-style-name="L80">
      <style:text-properties officeooo:rsid="0084e02e" officeooo:paragraph-rsid="0084e02e"/>
    </style:style>
    <style:style style:name="P287" style:family="paragraph" style:parent-style-name="Text_20_body" style:list-style-name="L81">
      <style:text-properties officeooo:rsid="0084e02e" officeooo:paragraph-rsid="0084e02e"/>
    </style:style>
    <style:style style:name="P288" style:family="paragraph" style:parent-style-name="Text_20_body" style:list-style-name="L82">
      <style:text-properties officeooo:rsid="0084e02e" officeooo:paragraph-rsid="0084e02e"/>
    </style:style>
    <style:style style:name="P289" style:family="paragraph" style:parent-style-name="Text_20_body" style:list-style-name="L83">
      <style:text-properties officeooo:rsid="0084e02e" officeooo:paragraph-rsid="0084e02e"/>
    </style:style>
    <style:style style:name="P290" style:family="paragraph" style:parent-style-name="Text_20_body" style:list-style-name="L84">
      <style:text-properties officeooo:rsid="0084e02e" officeooo:paragraph-rsid="0084e02e"/>
    </style:style>
    <style:style style:name="P291" style:family="paragraph" style:parent-style-name="Text_20_body" style:list-style-name="L85">
      <style:text-properties officeooo:rsid="0084e02e" officeooo:paragraph-rsid="0084e02e"/>
    </style:style>
    <style:style style:name="P292" style:family="paragraph" style:parent-style-name="Text_20_body" style:list-style-name="L86">
      <style:text-properties officeooo:rsid="0084e02e" officeooo:paragraph-rsid="0084e02e"/>
    </style:style>
    <style:style style:name="P293" style:family="paragraph" style:parent-style-name="Text_20_body" style:list-style-name="L88">
      <style:text-properties officeooo:paragraph-rsid="0075f706"/>
    </style:style>
    <style:style style:name="P294" style:family="paragraph" style:parent-style-name="Text_20_body" style:list-style-name="L89">
      <style:text-properties officeooo:paragraph-rsid="0075f706"/>
    </style:style>
    <style:style style:name="P295" style:family="paragraph" style:parent-style-name="Text_20_body" style:list-style-name="L90">
      <style:text-properties officeooo:paragraph-rsid="0075f706"/>
    </style:style>
    <style:style style:name="P296" style:family="paragraph" style:parent-style-name="Text_20_body" style:list-style-name="L91">
      <style:text-properties officeooo:paragraph-rsid="0075f706"/>
    </style:style>
    <style:style style:name="P297" style:family="paragraph" style:parent-style-name="Text_20_body" style:list-style-name="L92">
      <style:text-properties officeooo:paragraph-rsid="00c1762d"/>
    </style:style>
    <style:style style:name="P298" style:family="paragraph" style:parent-style-name="Text_20_body" style:list-style-name="L93">
      <style:text-properties officeooo:paragraph-rsid="00c1762d"/>
    </style:style>
    <style:style style:name="P299" style:family="paragraph" style:parent-style-name="Text_20_body" style:list-style-name="L94">
      <style:text-properties officeooo:paragraph-rsid="00c1762d"/>
    </style:style>
    <style:style style:name="P300" style:family="paragraph" style:parent-style-name="Text_20_body" style:list-style-name="L95">
      <style:text-properties officeooo:paragraph-rsid="00c1762d"/>
    </style:style>
    <style:style style:name="P301" style:family="paragraph" style:parent-style-name="Text_20_body" style:list-style-name="L96">
      <style:text-properties officeooo:paragraph-rsid="00c1762d"/>
    </style:style>
    <style:style style:name="P302" style:family="paragraph" style:parent-style-name="Text_20_body" style:list-style-name="L97">
      <style:text-properties officeooo:paragraph-rsid="00c1762d"/>
    </style:style>
    <style:style style:name="P303" style:family="paragraph" style:parent-style-name="Text_20_body" style:list-style-name="L98">
      <style:text-properties officeooo:paragraph-rsid="00c1762d"/>
    </style:style>
    <style:style style:name="P304" style:family="paragraph" style:parent-style-name="Text_20_body" style:list-style-name="L99">
      <style:text-properties officeooo:paragraph-rsid="00c1762d"/>
    </style:style>
    <style:style style:name="P305" style:family="paragraph" style:parent-style-name="Text_20_body" style:list-style-name="L100">
      <style:text-properties officeooo:paragraph-rsid="00c1762d"/>
    </style:style>
    <style:style style:name="P306" style:family="paragraph" style:parent-style-name="Text_20_body" style:list-style-name="L101">
      <style:text-properties officeooo:paragraph-rsid="00e817a6"/>
    </style:style>
    <style:style style:name="P307" style:family="paragraph" style:parent-style-name="Text_20_body" style:list-style-name="L101">
      <style:text-properties officeooo:paragraph-rsid="00c1762d"/>
    </style:style>
    <style:style style:name="P308" style:family="paragraph" style:parent-style-name="Text_20_body">
      <style:text-properties officeooo:rsid="010d986d" officeooo:paragraph-rsid="0114635e"/>
    </style:style>
    <style:style style:name="T1" style:family="text">
      <style:text-properties style:font-name="Gentium Book Basic"/>
    </style:style>
    <style:style style:name="T2" style:family="text">
      <style:text-properties style:font-name="Gentium Book Basic" officeooo:rsid="001b943d"/>
    </style:style>
    <style:style style:name="T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fo:font-size="11pt" fo:font-style="normal" style:text-underline-style="none" fo:font-weight="normal" officeooo:rsid="001b943d" style:text-blinking="false" fo:background-color="transparent" loext:char-shading-value="0"/>
    </style:style>
    <style:style style:name="T5" style:family="text">
      <style:text-properties fo:font-variant="normal" fo:text-transform="none" fo:color="#000000" loext:opacity="100%" style:text-line-through-style="none" style:text-line-through-type="none" fo:font-size="11pt" fo:font-style="normal" style:text-underline-style="none" fo:font-weight="bold" officeooo:rsid="001b943d" style:text-blinking="false" fo:background-color="transparent" loext:char-shading-value="0" style:font-weight-asian="bold" style:font-weight-complex="bold"/>
    </style:style>
    <style:style style:name="T6" style:family="text">
      <style:text-properties fo:font-variant="normal" fo:text-transform="none" fo:color="#000000" loext:opacity="100%" style:text-line-through-style="none" style:text-line-through-type="none" style:font-name="Times New Roman1"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1" fo:font-style="normal" style:text-underline-style="none" fo:font-weight="normal" officeooo:rsid="001b943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Gentium Book Basic" fo:font-size="11pt" fo:font-style="normal" style:text-underline-style="none" fo:font-weight="normal" officeooo:rsid="001a487c"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b943d"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fo:font-style="normal" style:text-underline-style="none" fo:font-weight="bold" officeooo:rsid="001b943d" style:text-blinking="false" fo:background-color="transparent" loext:char-shading-value="0" style:font-weight-asian="bold" style:font-weight-complex="bold"/>
    </style:style>
    <style:style style:name="T13" style:family="text">
      <style:text-properties fo:font-variant="normal" fo:text-transform="none" fo:color="#000000" loext:opacity="100%" style:text-line-through-style="none" style:text-line-through-type="none" fo:font-style="normal" style:text-underline-style="none" fo:font-weight="bold" officeooo:rsid="0072a10c" style:text-blinking="false" fo:background-color="transparent" loext:char-shading-value="0" style:font-weight-asian="bold" style:font-weight-complex="bold"/>
    </style:style>
    <style:style style:name="T14" style:family="text">
      <style:text-properties fo:font-variant="normal" fo:text-transform="none" fo:color="#000000" loext:opacity="100%" style:text-line-through-style="none" style:text-line-through-type="none" fo:font-style="normal" style:text-underline-style="none" fo:font-weight="bold" officeooo:rsid="0072bec9" style:text-blinking="false" fo:background-color="transparent" loext:char-shading-value="0" style:font-weight-asian="bold" style:font-weight-complex="bold"/>
    </style:style>
    <style:style style:name="T15" style:family="text">
      <style:text-properties officeooo:rsid="001b943d"/>
    </style:style>
    <style:style style:name="T16" style:family="text">
      <style:text-properties fo:font-weight="normal" style:font-weight-asian="normal" style:font-weight-complex="normal"/>
    </style:style>
    <style:style style:name="T17" style:family="text">
      <style:text-properties fo:font-weight="normal" officeooo:rsid="0029e79f" style:font-weight-asian="normal" style:font-weight-complex="normal"/>
    </style:style>
    <style:style style:name="T18" style:family="text">
      <style:text-properties fo:font-weight="normal" officeooo:rsid="0035131f" style:font-weight-asian="normal" style:font-weight-complex="normal"/>
    </style:style>
    <style:style style:name="T19" style:family="text">
      <style:text-properties fo:font-weight="normal" officeooo:rsid="005cfead" style:font-weight-asian="normal" style:font-weight-complex="normal"/>
    </style:style>
    <style:style style:name="T20" style:family="text">
      <style:text-properties fo:font-weight="normal" officeooo:rsid="005f0141" style:font-weight-asian="normal" style:font-weight-complex="normal"/>
    </style:style>
    <style:style style:name="T21" style:family="text">
      <style:text-properties fo:font-weight="normal" officeooo:rsid="00601dfe" style:font-weight-asian="normal" style:font-weight-complex="normal"/>
    </style:style>
    <style:style style:name="T22" style:family="text">
      <style:text-properties fo:font-weight="normal" officeooo:rsid="0061b455" style:font-weight-asian="normal" style:font-weight-complex="normal"/>
    </style:style>
    <style:style style:name="T23" style:family="text">
      <style:text-properties fo:font-weight="normal" officeooo:rsid="006422e9" style:font-weight-asian="normal" style:font-weight-complex="normal"/>
    </style:style>
    <style:style style:name="T24" style:family="text">
      <style:text-properties fo:font-weight="normal" officeooo:rsid="006d1366" style:font-weight-asian="normal" style:font-weight-complex="normal"/>
    </style:style>
    <style:style style:name="T25" style:family="text">
      <style:text-properties fo:font-weight="normal" officeooo:rsid="006ec5af" style:font-weight-asian="normal" style:font-weight-complex="normal"/>
    </style:style>
    <style:style style:name="T26" style:family="text">
      <style:text-properties fo:font-weight="normal" officeooo:rsid="007619f3" style:font-weight-asian="normal" style:font-weight-complex="normal"/>
    </style:style>
    <style:style style:name="T27" style:family="text">
      <style:text-properties fo:font-weight="normal" officeooo:rsid="00a5fbac" style:font-weight-asian="normal" style:font-weight-complex="normal"/>
    </style:style>
    <style:style style:name="T28" style:family="text">
      <style:text-properties fo:font-weight="normal" officeooo:rsid="00caa47c" style:font-weight-asian="normal" style:font-weight-complex="normal"/>
    </style:style>
    <style:style style:name="T29" style:family="text">
      <style:text-properties fo:font-weight="normal" officeooo:rsid="00ce4b2c" style:font-weight-asian="normal" style:font-weight-complex="normal"/>
    </style:style>
    <style:style style:name="T30" style:family="text">
      <style:text-properties fo:font-weight="normal" officeooo:rsid="00d2651f" style:font-weight-asian="normal" style:font-weight-complex="normal"/>
    </style:style>
    <style:style style:name="T31" style:family="text">
      <style:text-properties fo:font-weight="normal" officeooo:rsid="00d3b2d4" style:font-weight-asian="normal" style:font-weight-complex="normal"/>
    </style:style>
    <style:style style:name="T32" style:family="text">
      <style:text-properties fo:font-weight="normal" officeooo:rsid="0114635e"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1ffa4d" style:font-weight-asian="bold" style:font-weight-complex="bold"/>
    </style:style>
    <style:style style:name="T35" style:family="text">
      <style:text-properties fo:font-weight="bold" officeooo:rsid="00256e57" style:font-weight-asian="bold" style:font-weight-complex="bold"/>
    </style:style>
    <style:style style:name="T36" style:family="text">
      <style:text-properties fo:font-weight="bold" officeooo:rsid="002b2276" style:font-weight-asian="bold" style:font-weight-complex="bold"/>
    </style:style>
    <style:style style:name="T37" style:family="text">
      <style:text-properties fo:font-weight="bold" officeooo:rsid="003f6521" style:font-weight-asian="bold" style:font-weight-complex="bold"/>
    </style:style>
    <style:style style:name="T38" style:family="text">
      <style:text-properties fo:font-weight="bold" officeooo:rsid="004505dc" style:font-weight-asian="bold" style:font-weight-complex="bold"/>
    </style:style>
    <style:style style:name="T39" style:family="text">
      <style:text-properties fo:font-weight="bold" officeooo:rsid="0057d986" style:font-weight-asian="bold" style:font-weight-complex="bold"/>
    </style:style>
    <style:style style:name="T40" style:family="text">
      <style:text-properties fo:font-weight="bold" officeooo:rsid="0059e47c" style:font-weight-asian="bold" style:font-weight-complex="bold"/>
    </style:style>
    <style:style style:name="T41" style:family="text">
      <style:text-properties fo:font-weight="bold" officeooo:rsid="005cac6b" style:font-weight-asian="bold" style:font-weight-complex="bold"/>
    </style:style>
    <style:style style:name="T42" style:family="text">
      <style:text-properties fo:font-weight="bold" officeooo:rsid="0049a02b" style:font-weight-asian="bold" style:font-weight-complex="bold"/>
    </style:style>
    <style:style style:name="T43" style:family="text">
      <style:text-properties fo:font-weight="bold" officeooo:rsid="00605f9b" style:font-weight-asian="bold" style:font-weight-complex="bold"/>
    </style:style>
    <style:style style:name="T44" style:family="text">
      <style:text-properties fo:font-weight="bold" officeooo:rsid="0061b455" style:font-weight-asian="bold" style:font-weight-complex="bold"/>
    </style:style>
    <style:style style:name="T45" style:family="text">
      <style:text-properties fo:font-weight="bold" officeooo:rsid="0061b795" style:font-weight-asian="bold" style:font-weight-complex="bold"/>
    </style:style>
    <style:style style:name="T46" style:family="text">
      <style:text-properties fo:font-weight="bold" officeooo:rsid="0061e5c2" style:font-weight-asian="bold" style:font-weight-complex="bold"/>
    </style:style>
    <style:style style:name="T47" style:family="text">
      <style:text-properties fo:font-weight="bold" officeooo:rsid="00626d74" style:font-weight-asian="bold" style:font-weight-complex="bold"/>
    </style:style>
    <style:style style:name="T48" style:family="text">
      <style:text-properties fo:font-weight="bold" officeooo:rsid="006bdece" style:font-weight-asian="bold" style:font-weight-complex="bold"/>
    </style:style>
    <style:style style:name="T49" style:family="text">
      <style:text-properties fo:font-weight="bold" officeooo:rsid="006d1366" style:font-weight-asian="bold" style:font-weight-complex="bold"/>
    </style:style>
    <style:style style:name="T50" style:family="text">
      <style:text-properties fo:font-weight="bold" officeooo:rsid="006ec5af" style:font-weight-asian="bold" style:font-weight-complex="bold"/>
    </style:style>
    <style:style style:name="T51" style:family="text">
      <style:text-properties fo:font-weight="bold" officeooo:rsid="007619f3" style:font-weight-asian="bold" style:font-weight-complex="bold"/>
    </style:style>
    <style:style style:name="T52" style:family="text">
      <style:text-properties fo:font-weight="bold" officeooo:rsid="0020ac81" style:font-weight-asian="bold" style:font-weight-complex="bold"/>
    </style:style>
    <style:style style:name="T53" style:family="text">
      <style:text-properties fo:font-weight="bold" officeooo:rsid="00caa47c" style:font-weight-asian="bold" style:font-weight-complex="bold"/>
    </style:style>
    <style:style style:name="T54" style:family="text">
      <style:text-properties fo:font-weight="bold" officeooo:rsid="010fac34" style:font-weight-asian="bold" style:font-weight-complex="bold"/>
    </style:style>
    <style:style style:name="T55" style:family="text">
      <style:text-properties fo:font-weight="bold" officeooo:rsid="0114635e" style:font-weight-asian="bold" style:font-weight-complex="bold"/>
    </style:style>
    <style:style style:name="T56" style:family="text">
      <style:text-properties style:font-name="Times New Roman" fo:font-weight="normal" style:font-weight-asian="normal" style:font-weight-complex="normal"/>
    </style:style>
    <style:style style:name="T57" style:family="text">
      <style:text-properties style:font-name="Times New Roman" fo:font-weight="normal" officeooo:rsid="001ffa4d" style:font-weight-asian="normal" style:font-weight-complex="normal"/>
    </style:style>
    <style:style style:name="T58" style:family="text">
      <style:text-properties style:font-name="Times New Roman" fo:font-weight="normal" officeooo:rsid="0020ac81" style:font-weight-asian="normal" style:font-weight-complex="normal"/>
    </style:style>
    <style:style style:name="T59" style:family="text">
      <style:text-properties style:font-name="Times New Roman" fo:font-weight="normal" officeooo:rsid="00a5fbac" style:font-weight-asian="normal" style:font-weight-complex="normal"/>
    </style:style>
    <style:style style:name="T60" style:family="text">
      <style:text-properties style:font-name="Times New Roman" fo:font-weight="normal" officeooo:rsid="00a66cfc" style:font-weight-asian="normal" style:font-weight-complex="normal"/>
    </style:style>
    <style:style style:name="T61" style:family="text">
      <style:text-properties style:font-name="Times New Roman" fo:font-weight="bold" style:font-weight-asian="bold" style:font-weight-complex="bold"/>
    </style:style>
    <style:style style:name="T62" style:family="text">
      <style:text-properties style:font-name="Times New Roman" fo:font-weight="bold" officeooo:rsid="001ffa4d" style:font-weight-asian="bold" style:font-weight-complex="bold"/>
    </style:style>
    <style:style style:name="T63" style:family="text">
      <style:text-properties style:font-name="Times New Roman" fo:font-weight="bold" officeooo:rsid="0020ac81" style:font-weight-asian="bold" style:font-weight-complex="bold"/>
    </style:style>
    <style:style style:name="T64" style:family="text">
      <style:text-properties style:font-name="Times New Roman" fo:font-weight="bold" officeooo:rsid="00256e57" style:font-weight-asian="bold" style:font-weight-complex="bold"/>
    </style:style>
    <style:style style:name="T65" style:family="text">
      <style:text-properties style:font-name="Times New Roman" fo:font-weight="bold" officeooo:rsid="0021c19b" style:font-weight-asian="bold" style:font-weight-complex="bold"/>
    </style:style>
    <style:style style:name="T66" style:family="text">
      <style:text-properties style:font-name="Times New Roman" fo:font-weight="bold" officeooo:rsid="00a5fbac" style:font-weight-asian="bold" style:font-weight-complex="bold"/>
    </style:style>
    <style:style style:name="T67" style:family="text">
      <style:text-properties style:font-name="Times New Roman" fo:font-weight="bold" officeooo:rsid="00a66cfc" style:font-weight-asian="bold" style:font-weight-complex="bold"/>
    </style:style>
    <style:style style:name="T68" style:family="text">
      <style:text-properties style:font-name="Times New Roman" officeooo:rsid="00256e57"/>
    </style:style>
    <style:style style:name="T69" style:family="text">
      <style:text-properties officeooo:rsid="0023b5f3"/>
    </style:style>
    <style:style style:name="T70" style:family="text">
      <style:text-properties officeooo:rsid="00256e57"/>
    </style:style>
    <style:style style:name="T71" style:family="text">
      <style:text-properties officeooo:rsid="0027859c"/>
    </style:style>
    <style:style style:name="T72" style:family="text">
      <style:text-properties officeooo:rsid="0029e79f"/>
    </style:style>
    <style:style style:name="T73" style:family="text">
      <style:text-properties officeooo:rsid="002af407"/>
    </style:style>
    <style:style style:name="T74" style:family="text">
      <style:text-properties officeooo:rsid="002db74c"/>
    </style:style>
    <style:style style:name="T75" style:family="text">
      <style:text-properties officeooo:rsid="002eb030"/>
    </style:style>
    <style:style style:name="T76" style:family="text">
      <style:text-properties style:font-weight-asian="normal" style:font-weight-complex="normal"/>
    </style:style>
    <style:style style:name="T77" style:family="text">
      <style:text-properties officeooo:rsid="00336ab5"/>
    </style:style>
    <style:style style:name="T78" style:family="text">
      <style:text-properties officeooo:rsid="0035131f"/>
    </style:style>
    <style:style style:name="T79" style:family="text">
      <style:text-properties officeooo:rsid="00376a6d"/>
    </style:style>
    <style:style style:name="T80" style:family="text">
      <style:text-properties officeooo:rsid="0039c4bd"/>
    </style:style>
    <style:style style:name="T81" style:family="text">
      <style:text-properties officeooo:rsid="003a5d03"/>
    </style:style>
    <style:style style:name="T82" style:family="text">
      <style:text-properties officeooo:rsid="003ab051"/>
    </style:style>
    <style:style style:name="T83" style:family="text">
      <style:text-properties officeooo:rsid="003b2993"/>
    </style:style>
    <style:style style:name="T84" style:family="text">
      <style:text-properties officeooo:rsid="003f6521"/>
    </style:style>
    <style:style style:name="T85" style:family="text">
      <style:text-properties officeooo:rsid="0040ec4d"/>
    </style:style>
    <style:style style:name="T86" style:family="text">
      <style:text-properties officeooo:rsid="004175cc"/>
    </style:style>
    <style:style style:name="T87" style:family="text">
      <style:text-properties officeooo:rsid="0046bbaa"/>
    </style:style>
    <style:style style:name="T88" style:family="text">
      <style:text-properties officeooo:rsid="0049a02b"/>
    </style:style>
    <style:style style:name="T89" style:family="text">
      <style:text-properties officeooo:rsid="004b5c9e"/>
    </style:style>
    <style:style style:name="T90" style:family="text">
      <style:text-properties officeooo:rsid="0050871b"/>
    </style:style>
    <style:style style:name="T91" style:family="text">
      <style:text-properties officeooo:rsid="005cfead"/>
    </style:style>
    <style:style style:name="T92" style:family="text">
      <style:text-properties officeooo:rsid="005d69ae"/>
    </style:style>
    <style:style style:name="T93" style:family="text">
      <style:text-properties officeooo:rsid="005f0141"/>
    </style:style>
    <style:style style:name="T94" style:family="text">
      <style:text-properties officeooo:rsid="006024f4"/>
    </style:style>
    <style:style style:name="T95" style:family="text">
      <style:text-properties officeooo:rsid="00626d74"/>
    </style:style>
    <style:style style:name="T96" style:family="text">
      <style:text-properties officeooo:rsid="0063179e"/>
    </style:style>
    <style:style style:name="T97" style:family="text">
      <style:text-properties officeooo:rsid="0065976d"/>
    </style:style>
    <style:style style:name="T98" style:family="text">
      <style:text-properties officeooo:rsid="006d1366"/>
    </style:style>
    <style:style style:name="T99" style:family="text">
      <style:text-properties officeooo:rsid="006ec5af"/>
    </style:style>
    <style:style style:name="T100" style:family="text">
      <style:text-properties officeooo:rsid="007619f3"/>
    </style:style>
    <style:style style:name="T101" style:family="text">
      <style:text-properties officeooo:rsid="0076e55e"/>
    </style:style>
    <style:style style:name="T102" style:family="text">
      <style:text-properties officeooo:rsid="00788319"/>
    </style:style>
    <style:style style:name="T103" style:family="text">
      <style:text-properties officeooo:rsid="007a1efb"/>
    </style:style>
    <style:style style:name="T104" style:family="text">
      <style:text-properties officeooo:rsid="007c19e1"/>
    </style:style>
    <style:style style:name="T105" style:family="text">
      <style:text-properties fo:font-style="italic" style:font-style-asian="italic" style:font-style-complex="italic"/>
    </style:style>
    <style:style style:name="T106" style:family="text">
      <style:text-properties fo:font-style="italic" officeooo:rsid="007d37f3" style:font-style-asian="italic" style:font-style-complex="italic"/>
    </style:style>
    <style:style style:name="T107" style:family="text">
      <style:text-properties fo:font-style="italic" officeooo:rsid="003b2993" style:font-style-asian="italic" style:font-style-complex="italic"/>
    </style:style>
    <style:style style:name="T108" style:family="text">
      <style:text-properties fo:font-style="italic" officeooo:rsid="002cdc20" style:font-style-asian="italic" style:font-style-complex="italic"/>
    </style:style>
    <style:style style:name="T109" style:family="text">
      <style:text-properties fo:font-style="italic" officeooo:rsid="002db74c" style:font-style-asian="italic" style:font-style-complex="italic"/>
    </style:style>
    <style:style style:name="T110" style:family="text">
      <style:text-properties fo:font-style="italic" officeooo:rsid="00267531" style:font-style-asian="italic" style:font-style-complex="italic"/>
    </style:style>
    <style:style style:name="T111" style:family="text">
      <style:text-properties fo:font-style="italic" officeooo:rsid="0027859c" style:font-style-asian="italic" style:font-style-complex="italic"/>
    </style:style>
    <style:style style:name="T112" style:family="text">
      <style:text-properties fo:font-style="italic" officeooo:rsid="00b6750e" style:font-style-asian="italic" style:font-style-complex="italic"/>
    </style:style>
    <style:style style:name="T113" style:family="text">
      <style:text-properties fo:font-style="italic" officeooo:rsid="00256e57" style:font-style-asian="italic" style:font-style-complex="italic"/>
    </style:style>
    <style:style style:name="T114" style:family="text">
      <style:text-properties fo:font-style="italic" officeooo:rsid="00b69e48" style:font-style-asian="italic" style:font-style-complex="italic"/>
    </style:style>
    <style:style style:name="T115" style:family="text">
      <style:text-properties fo:font-style="italic" officeooo:rsid="00336ab5" style:font-style-asian="italic" style:font-style-complex="italic"/>
    </style:style>
    <style:style style:name="T116" style:family="text">
      <style:text-properties fo:font-style="italic" officeooo:rsid="0035131f" style:font-style-asian="italic" style:font-style-complex="italic"/>
    </style:style>
    <style:style style:name="T117" style:family="text">
      <style:text-properties fo:font-style="italic" officeooo:rsid="00b899fb" style:font-style-asian="italic" style:font-style-complex="italic"/>
    </style:style>
    <style:style style:name="T118" style:family="text">
      <style:text-properties fo:font-style="italic" officeooo:rsid="00376a6d" style:font-style-asian="italic" style:font-style-complex="italic"/>
    </style:style>
    <style:style style:name="T119" style:family="text">
      <style:text-properties fo:font-style="italic" officeooo:rsid="003cbc26" style:font-style-asian="italic" style:font-style-complex="italic"/>
    </style:style>
    <style:style style:name="T120" style:family="text">
      <style:text-properties fo:font-style="italic" officeooo:rsid="00bb4dfd" style:font-style-asian="italic" style:font-style-complex="italic"/>
    </style:style>
    <style:style style:name="T121" style:family="text">
      <style:text-properties fo:font-style="italic" fo:font-weight="bold" style:font-style-asian="italic" style:font-weight-asian="bold" style:font-style-complex="italic" style:font-weight-complex="bold"/>
    </style:style>
    <style:style style:name="T122" style:family="text">
      <style:text-properties fo:font-style="italic" fo:font-weight="bold" officeooo:rsid="003cbc26" style:font-style-asian="italic" style:font-weight-asian="bold" style:font-style-complex="italic" style:font-weight-complex="bold"/>
    </style:style>
    <style:style style:name="T123" style:family="text">
      <style:text-properties fo:font-style="italic" fo:font-weight="normal" style:font-style-asian="italic" style:font-weight-asian="normal" style:font-style-complex="italic" style:font-weight-complex="normal"/>
    </style:style>
    <style:style style:name="T124" style:family="text">
      <style:text-properties fo:font-style="italic" style:text-underline-style="none" style:font-style-asian="italic" style:font-style-complex="italic"/>
    </style:style>
    <style:style style:name="T125" style:family="text">
      <style:text-properties officeooo:rsid="0086d6e1"/>
    </style:style>
    <style:style style:name="T126" style:family="text">
      <style:text-properties officeooo:rsid="00894b11"/>
    </style:style>
    <style:style style:name="T127" style:family="text">
      <style:text-properties officeooo:rsid="0090427b"/>
    </style:style>
    <style:style style:name="T128" style:family="text">
      <style:text-properties officeooo:rsid="009a7850"/>
    </style:style>
    <style:style style:name="T129" style:family="text">
      <style:text-properties officeooo:rsid="00caa47c"/>
    </style:style>
    <style:style style:name="T130" style:family="text">
      <style:text-properties officeooo:rsid="00e0616d"/>
    </style:style>
    <style:style style:name="T131" style:family="text">
      <style:text-properties officeooo:rsid="00f454ae"/>
    </style:style>
    <style:style style:name="T132" style:family="text">
      <style:text-properties officeooo:rsid="00f63fcc"/>
    </style:style>
    <style:style style:name="T133" style:family="text">
      <style:text-properties officeooo:rsid="00fca1e6"/>
    </style:style>
    <style:style style:name="T134" style:family="text">
      <style:text-properties officeooo:rsid="01012e7d"/>
    </style:style>
    <style:style style:name="T135" style:family="text">
      <style:text-properties officeooo:rsid="0102ab3f"/>
    </style:style>
    <style:style style:name="T136" style:family="text">
      <style:text-properties officeooo:rsid="01048870"/>
    </style:style>
    <style:style style:name="T137" style:family="text">
      <style:text-properties officeooo:rsid="0106cb1a"/>
    </style:style>
    <style:style style:name="T138" style:family="text">
      <style:text-properties officeooo:rsid="010831a2"/>
    </style:style>
    <style:style style:name="T139" style:family="text">
      <style:text-properties officeooo:rsid="0109f516"/>
    </style:style>
    <style:style style:name="T140" style:family="text">
      <style:text-properties officeooo:rsid="010d986d"/>
    </style:style>
    <style:style style:name="T141" style:family="text">
      <style:text-properties officeooo:rsid="010fac34"/>
    </style:style>
    <style:style style:name="T142" style:family="text">
      <style:text-properties officeooo:rsid="0114635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ALDPOR</text:p>
      <text:p text:style-name="P1">Copyright © 2023 Neo Richman</text:p>
      <text:p text:style-name="Text_20_body">This work includes material taken from the System Reference Document 5.1 ("SRD 5.1") by Wizards of the Coast LLC and available at <text:a xlink:type="simple" xlink:href="https://dnd.wizards.com/resources/systems-reference-document" text:style-name="Internet_20_link" text:visited-style-name="Visited_20_Internet_20_Link">https://dnd.wizards.com/resources/systems-reference-document</text:a>. The SRD 5.1 is licensed under the Creative Commons Attribution 4.0 International License available at <text:a xlink:type="simple" xlink:href="https://creativecommons.org/licenses/by/4.0/legalcode" text:style-name="Internet_20_link" text:visited-style-name="Visited_20_Internet_20_Link">https://creativecommons.org/licenses/by/4.0/legalcode</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5"><text:a xlink:type="simple" xlink:href="#__RefHeading___Toc14_4052713160" text:style-name="Index_20_Link" text:visited-style-name="Index_20_Link">Overview<text:tab/>4</text:a></text:p>
          <text:p text:style-name="P106"><text:a xlink:type="simple" xlink:href="#__RefHeading___Toc450_1847516618" text:style-name="Index_20_Link" text:visited-style-name="Index_20_Link">Descriptions<text:tab/>4</text:a></text:p>
          <text:p text:style-name="P106"><text:a xlink:type="simple" xlink:href="#__RefHeading___Toc18_4052713160" text:style-name="Index_20_Link" text:visited-style-name="Index_20_Link">Medieval Stasis<text:tab/>4</text:a></text:p>
          <text:p text:style-name="P106"><text:a xlink:type="simple" xlink:href="#__RefHeading___Toc20_4052713160" text:style-name="Index_20_Link" text:visited-style-name="Index_20_Link">Ancestries<text:tab/>4</text:a></text:p>
          <text:p text:style-name="P106"><text:a xlink:type="simple" xlink:href="#__RefHeading___Toc20_4052713160%20Copy%201%20Copy%201" text:style-name="Index_20_Link" text:visited-style-name="Index_20_Link">Magic<text:tab/>5</text:a></text:p>
          <text:p text:style-name="P106"><text:a xlink:type="simple" xlink:href="#__RefHeading___Toc1913_3121108448" text:style-name="Index_20_Link" text:visited-style-name="Index_20_Link">Types of Magic<text:tab/>5</text:a></text:p>
          <text:p text:style-name="P106"><text:a xlink:type="simple" xlink:href="#__RefHeading___Toc20_4052713160%20Copy%201" text:style-name="Index_20_Link" text:visited-style-name="Index_20_Link">Lifespans of Common Races<text:tab/>5</text:a></text:p>
          <text:p text:style-name="P105"><text:a xlink:type="simple" xlink:href="#__RefHeading___Toc452_1847516618" text:style-name="Index_20_Link" text:visited-style-name="Index_20_Link">Astronomy, Cosmology, and Religion<text:tab/>6</text:a></text:p>
          <text:p text:style-name="P106"><text:a xlink:type="simple" xlink:href="#__RefHeading___Toc454_1847516618" text:style-name="Index_20_Link" text:visited-style-name="Index_20_Link">Astronomy<text:tab/>6</text:a></text:p>
          <text:p text:style-name="P106"><text:a xlink:type="simple" xlink:href="#__RefHeading___Toc456_1847516618" text:style-name="Index_20_Link" text:visited-style-name="Index_20_Link">Gods<text:tab/>6</text:a></text:p>
          <text:p text:style-name="P105"><text:a xlink:type="simple" xlink:href="#__RefHeading___Toc1862_3121108448" text:style-name="Index_20_Link" text:visited-style-name="Index_20_Link">Races<text:tab/>8</text:a></text:p>
          <text:p text:style-name="P106"><text:a xlink:type="simple" xlink:href="#__RefHeading___Toc1864_3121108448%20Copy%201%20Copy%201%20Copy%201" text:style-name="Index_20_Link" text:visited-style-name="Index_20_Link">Centaur<text:tab/>8</text:a></text:p>
          <text:p text:style-name="P106"><text:a xlink:type="simple" xlink:href="#__RefHeading___Toc1864_3121108448" text:style-name="Index_20_Link" text:visited-style-name="Index_20_Link">Cold Elf<text:tab/>9</text:a></text:p>
          <text:p text:style-name="P106"><text:a xlink:type="simple" xlink:href="#__RefHeading___Toc1866_3121108448" text:style-name="Index_20_Link" text:visited-style-name="Index_20_Link">Dwarf<text:tab/>10</text:a></text:p>
          <text:p text:style-name="P106"><text:a xlink:type="simple" xlink:href="#__RefHeading___Toc1878_3121108448" text:style-name="Index_20_Link" text:visited-style-name="Index_20_Link">Man<text:tab/>10</text:a></text:p>
          <text:p text:style-name="P106"><text:a xlink:type="simple" xlink:href="#__RefHeading___Toc1864_3121108448%20Copy%201" text:style-name="Index_20_Link" text:visited-style-name="Index_20_Link">Moon Elf<text:tab/>11</text:a></text:p>
          <text:p text:style-name="P106"><text:a xlink:type="simple" xlink:href="#__RefHeading___Toc1864_3121108448%20Copy%201%20Copy%201" text:style-name="Index_20_Link" text:visited-style-name="Index_20_Link">Orc<text:tab/>12</text:a></text:p>
          <text:p text:style-name="P105"><text:a xlink:type="simple" xlink:href="#__RefHeading___Toc452_1847516618%20Copy%201" text:style-name="Index_20_Link" text:visited-style-name="Index_20_Link">Kingdoms<text:tab/>13</text:a></text:p>
          <text:p text:style-name="P106"><text:a xlink:type="simple" xlink:href="#__RefHeading___Toc472_1847516618" text:style-name="Index_20_Link" text:visited-style-name="Index_20_Link">Aodesvu<text:tab/>13</text:a></text:p>
          <text:p text:style-name="P106"><text:a xlink:type="simple" xlink:href="#__RefHeading___Toc474_1847516618" text:style-name="Index_20_Link" text:visited-style-name="Index_20_Link">Banod<text:tab/>15</text:a></text:p>
          <text:p text:style-name="P106"><text:a xlink:type="simple" xlink:href="#__RefHeading___Toc476_1847516618" text:style-name="Index_20_Link" text:visited-style-name="Index_20_Link">Dagsvald<text:tab/>17</text:a></text:p>
          <text:p text:style-name="P106"><text:a xlink:type="simple" xlink:href="#__RefHeading___Toc499_1847516618" text:style-name="Index_20_Link" text:visited-style-name="Index_20_Link">Esrelu<text:tab/>20</text:a></text:p>
          <text:p text:style-name="P106"><text:a xlink:type="simple" xlink:href="#__RefHeading___Toc504_1847516618" text:style-name="Index_20_Link" text:visited-style-name="Index_20_Link">Glomdur<text:tab/>22</text:a></text:p>
          <text:p text:style-name="P106"><text:a xlink:type="simple" xlink:href="#__RefHeading___Toc506_1847516618" text:style-name="Index_20_Link" text:visited-style-name="Index_20_Link">Heirfgria<text:tab/>24</text:a></text:p>
          <text:p text:style-name="P106"><text:a xlink:type="simple" xlink:href="#__RefHeading___Toc1843_3121108448" text:style-name="Index_20_Link" text:visited-style-name="Index_20_Link">Hendril<text:tab/>25</text:a></text:p>
          <text:p text:style-name="P106"><text:a xlink:type="simple" xlink:href="#__RefHeading___Toc1845_3121108448" text:style-name="Index_20_Link" text:visited-style-name="Index_20_Link">Neshoz<text:tab/>27</text:a></text:p>
          <text:p text:style-name="P106"><text:a xlink:type="simple" xlink:href="#__RefHeading___Toc1847_3121108448" text:style-name="Index_20_Link" text:visited-style-name="Index_20_Link">Rànûdel<text:tab/>28</text:a></text:p>
          <text:p text:style-name="P106"><text:a xlink:type="simple" xlink:href="#__RefHeading___Toc1856_3121108448" text:style-name="Index_20_Link" text:visited-style-name="Index_20_Link">Vatakond<text:tab/>31</text:a></text:p>
          <text:p text:style-name="P106"><text:a xlink:type="simple" xlink:href="#__RefHeading___Toc1858_3121108448" text:style-name="Index_20_Link" text:visited-style-name="Index_20_Link">Vuntarla<text:tab/>33</text:a></text:p>
          <text:p text:style-name="P106"><text:a xlink:type="simple" xlink:href="#__RefHeading___Toc1860_3121108448" text:style-name="Index_20_Link" text:visited-style-name="Index_20_Link">Yûmlathnar<text:tab/>35</text:a></text:p>
          <text:p text:style-name="P105"><text:a xlink:type="simple" xlink:href="#__RefHeading___Toc8017_3965303866" text:style-name="Index_20_Link" text:visited-style-name="Index_20_Link">Locations and Points of Interest<text:tab/>37</text:a></text:p>
          <text:p text:style-name="P106"><text:a xlink:type="simple" xlink:href="#__RefHeading___Toc8019_3965303866" text:style-name="Index_20_Link" text:visited-style-name="Index_20_Link">Talygva<text:tab/>37</text:a></text:p>
          <text:p text:style-name="P106"><text:a xlink:type="simple" xlink:href="#__RefHeading___Toc8021_3965303866" text:style-name="Index_20_Link" text:visited-style-name="Index_20_Link">Furnalfa<text:tab/>38</text:a></text:p>
          <text:p text:style-name="P106"><text:a xlink:type="simple" xlink:href="#__RefHeading___Toc8023_3965303866" text:style-name="Index_20_Link" text:visited-style-name="Index_20_Link">Jælheim<text:tab/>39</text:a></text:p>
          <text:p text:style-name="P106"><text:a xlink:type="simple" xlink:href="#__RefHeading___Toc8025_3965303866" text:style-name="Index_20_Link" text:visited-style-name="Index_20_Link">Hel<text:tab/>39</text:a></text:p>
          <text:p text:style-name="P106"><text:a xlink:type="simple" xlink:href="#__RefHeading___Toc8027_3965303866" text:style-name="Index_20_Link" text:visited-style-name="Index_20_Link">Sotvaryg<text:tab/>39</text:a></text:p>
          <text:p text:style-name="P106"><text:a xlink:type="simple" xlink:href="#__RefHeading___Toc8029_3965303866" text:style-name="Index_20_Link" text:visited-style-name="Index_20_Link">Parhrüvaryg<text:tab/>39</text:a></text:p>
          <text:p text:style-name="P106"><text:a xlink:type="simple" xlink:href="#__RefHeading___Toc8031_3965303866" text:style-name="Index_20_Link" text:visited-style-name="Index_20_Link">Vorasil and Maresil<text:tab/>39</text:a></text:p>
          <text:p text:style-name="P105"><text:a xlink:type="simple" xlink:href="#__RefHeading___Toc4450_1959312179" text:style-name="Index_20_Link" text:visited-style-name="Index_20_Link">Potions<text:tab/>40</text:a></text:p>
          <text:p text:style-name="P106"><text:a xlink:type="simple" xlink:href="#__RefHeading___Toc4452_1959312179" text:style-name="Index_20_Link" text:visited-style-name="Index_20_Link">Overview<text:tab/>40</text:a></text:p>
          <text:p text:style-name="P106"><text:a xlink:type="simple" xlink:href="#__RefHeading___Toc4454_1959312179" text:style-name="Index_20_Link" text:visited-style-name="Index_20_Link">Brewing Steps<text:tab/>40</text:a></text:p>
          <text:p text:style-name="P106"><text:a xlink:type="simple" xlink:href="#__RefHeading___Toc4456_1959312179" text:style-name="Index_20_Link" text:visited-style-name="Index_20_Link">Soaking<text:tab/>41</text:a></text:p>
          <text:p text:style-name="P106"><text:a xlink:type="simple" xlink:href="#__RefHeading___Toc4458_1959312179" text:style-name="Index_20_Link" text:visited-style-name="Index_20_Link">Catalysts<text:tab/>41</text:a></text:p>
          <text:p text:style-name="P106"><text:a xlink:type="simple" xlink:href="#__RefHeading___Toc4460_1959312179" text:style-name="Index_20_Link" text:visited-style-name="Index_20_Link">Potions and Concoctions<text:tab/>42</text:a></text:p>
          <text:p text:style-name="P105"><text:a xlink:type="simple" xlink:href="#__RefHeading___Toc1915_3121108448" text:style-name="Index_20_Link" text:visited-style-name="Index_20_Link">Magic System<text:tab/>46</text:a></text:p>
          <text:p text:style-name="P106"><text:a xlink:type="simple" xlink:href="#__RefHeading___Toc1917_3121108448" text:style-name="Index_20_Link" text:visited-style-name="Index_20_Link">Overview<text:tab/>46</text:a></text:p>
          <text:p text:style-name="P106"><text:a xlink:type="simple" xlink:href="#__RefHeading___Toc1919_3121108448" text:style-name="Index_20_Link" text:visited-style-name="Index_20_Link">Types of Magic<text:tab/>46</text:a></text:p>
          <text:p text:style-name="P106"><text:a xlink:type="simple" xlink:href="#__RefHeading___Toc1921_3121108448" text:style-name="Index_20_Link" text:visited-style-name="Index_20_Link">Components<text:tab/>46</text:a></text:p>
          <text:p text:style-name="P106"><text:a xlink:type="simple" xlink:href="#__RefHeading___Toc1923_3121108448" text:style-name="Index_20_Link" text:visited-style-name="Index_20_Link">Visuals<text:tab/>47</text:a></text:p>
          <text:p text:style-name="P106"><text:a xlink:type="simple" xlink:href="#__RefHeading___Toc1925_3121108448" text:style-name="Index_20_Link" text:visited-style-name="Index_20_Link">Classes<text:tab/>47</text:a></text:p>
          <text:p text:style-name="P106"><text:a xlink:type="simple" xlink:href="#__RefHeading___Toc4476_1959312179" text:style-name="Index_20_Link" text:visited-style-name="Index_20_Link">Abjuration<text:tab/>48</text:a></text:p>
          <text:p text:style-name="P106"><text:a xlink:type="simple" xlink:href="#__RefHeading___Toc4478_1959312179" text:style-name="Index_20_Link" text:visited-style-name="Index_20_Link"><text:soft-page-break/>Conjuration<text:tab/>52</text:a></text:p>
          <text:p text:style-name="P106"><text:a xlink:type="simple" xlink:href="#__RefHeading___Toc4480_1959312179" text:style-name="Index_20_Link" text:visited-style-name="Index_20_Link">Divination<text:tab/>59</text:a></text:p>
          <text:p text:style-name="P106"><text:a xlink:type="simple" xlink:href="#__RefHeading___Toc4482_1959312179" text:style-name="Index_20_Link" text:visited-style-name="Index_20_Link">Enchantment<text:tab/>61</text:a></text:p>
          <text:p text:style-name="P106"><text:a xlink:type="simple" xlink:href="#__RefHeading___Toc4484_1959312179" text:style-name="Index_20_Link" text:visited-style-name="Index_20_Link">Evocation<text:tab/>63</text:a></text:p>
          <text:p text:style-name="P106"><text:a xlink:type="simple" xlink:href="#__RefHeading___Toc4486_1959312179" text:style-name="Index_20_Link" text:visited-style-name="Index_20_Link">Illusion<text:tab/>66</text:a></text:p>
          <text:p text:style-name="P106"><text:a xlink:type="simple" xlink:href="#__RefHeading___Toc4488_1959312179" text:style-name="Index_20_Link" text:visited-style-name="Index_20_Link">Necromancy<text:tab/>68</text:a></text:p>
          <text:p text:style-name="P106"><text:a xlink:type="simple" xlink:href="#__RefHeading___Toc4490_1959312179" text:style-name="Index_20_Link" text:visited-style-name="Index_20_Link">Transmutation<text:tab/>69</text:a></text:p>
        </text:index-body>
      </text:table-of-content>
      <text:p text:style-name="P1"/>
      <text:p text:style-name="P1"/>
      <text:p text:style-name="P1"/>
      <text:h text:style-name="P127" text:outline-level="1" text:is-list-header="true"><text:bookmark-start text:name="__RefHeading___Toc14_4052713160"/>Overview<text:bookmark-end text:name="__RefHeading___Toc14_4052713160"/></text:h>
      <text:h text:style-name="P133" text:outline-level="3" text:is-list-header="true"><text:bookmark-start text:name="__RefHeading___Toc450_1847516618"/>Descriptions<text:bookmark-end text:name="__RefHeading___Toc450_1847516618"/></text:h>
      <text:p text:style-name="P14"><text:span text:style-name="T7">A</text:span><text:span text:style-name="T6">ldpor is a high mythic historical fantasy world, set in the early medieval ages. The project started in 2023, July. Magic is subtle, and is not flashy/dramatic.</text:span></text:p>
      <text:p text:style-name="P14">The current year is 973. Fantastical elements should correspond from the Late Viking Ages to the Late Roman Period, with subtle elements from the 11th - 12th century.</text:p>
      <text:p text:style-name="P3"><text:span text:style-name="T3"/></text:p>
      <text:h text:style-name="P134" text:outline-level="3" text:is-list-header="true"><text:bookmark-start text:name="__RefHeading___Toc18_4052713160"/>Medieval Stasis<text:bookmark-end text:name="__RefHeading___Toc18_4052713160"/></text:h>
      <text:p text:style-name="P14"><text:span text:style-name="T10">T</text:span><text:span text:style-name="T9">he gods want to see competition and progress in strength. Still, new technology can be developed, but they will likely be lost due to thieves, bandits, and war. Technology is currently comparable to earth's 1th to 10th century, will develop until the highest point of technology is comparable to earth's 12th - 14th century. </text:span></text:p>
      <text:p text:style-name="P2"><text:span text:style-name="T8"/></text:p>
      <text:h text:style-name="P135" text:outline-level="3" text:is-list-header="true"><text:bookmark-start text:name="__RefHeading___Toc20_4052713160"/><text:span text:style-name="T15">A</text:span>ncestries<text:bookmark-end text:name="__RefHeading___Toc20_4052713160"/></text:h>
      <text:p text:style-name="P15"><text:span text:style-name="T6">Cold elves evolved from moon elves, </text:span><text:span text:style-name="T7">and h</text:span><text:span text:style-name="T6">umans evolved from cold elves.</text:span></text:p>
      <text:p text:style-name="P15"><text:span text:style-name="T6"/></text:p>
      <text:p text:style-name="P6">Dwarves had human ancestors. They have a greater ambition than humans, making them desire more wealth and power. So they took on mining, as it was the safest way to gain gold, silver and crystals without danger. From long periods of time being in dark areas and mining, their skin has gone very white, and their hair has gone very blonde or red, brighter than most humans. They also have the same lifespan of humans. They are more likely to worship Jalfar, or Hirulfyr.</text:p>
      <text:p text:style-name="P15"><text:span text:style-name="T6"/></text:p>
      <text:p text:style-name="P6">Dwarves have multiple kings. Each king usually handles a part of the kingdom, like a pantheon. One of the dwarvish king will be the kings leader. Examples: One king handles the kingdom's army, one handles imports and exports, one handles economy etc.</text:p>
      <text:p text:style-name="P15"><text:span text:style-name="T6"/></text:p>
      <text:p text:style-name="P6">Elves are more likely to <text:span text:style-name="T76">worship Parhrügi, Hirulfyr, Lünanyr, or any of the three moons, but moon elves will not worship An.</text:span></text:p>
      <text:p text:style-name="P3"><text:span text:style-name="T3"/></text:p>
      <text:h text:style-name="P136" text:outline-level="3" text:is-list-header="true"/>
      <text:p text:style-name="P5"/>
      <text:p text:style-name="P5"/>
      <text:h text:style-name="P136" text:outline-level="3" text:is-list-header="true"><text:bookmark-start text:name="__RefHeading___Toc20_4052713160 Copy 1 Copy 1"/><text:soft-page-break/>Magic<text:bookmark-end text:name="__RefHeading___Toc20_4052713160 Copy 1 Copy 1"/></text:h>
      <text:p text:style-name="P8">Magic is subtle, and is not flashy/dramatic.</text:p>
      <text:p text:style-name="P16"><text:span text:style-name="T10"/></text:p>
      <text:p text:style-name="P8">Magic items exist in this world, and there are two ways of making one. The first way is by soaking the item in potion, and the second way is by ca<text:span text:style-name="T76">sting Imbuement on</text:span> the item.</text:p>
      <text:p text:style-name="P16"><text:span text:style-name="T10"/></text:p>
      <text:p text:style-name="P8">Druids are like normal people, except for a few things: they are vegetarian (NOT vegan!), and they are most likely to worshi<text:span text:style-name="T76">p Talmundur, or less commonly Lünanyr.</text:span></text:p>
      <text:p text:style-name="P4"><text:span text:style-name="T4"/></text:p>
      <text:h text:style-name="P139" text:outline-level="3" text:is-list-header="true"><text:bookmark-start text:name="__RefHeading___Toc1913_3121108448"/><text:span text:style-name="T2">Types of </text:span><text:span text:style-name="T1">Magic</text:span><text:bookmark-end text:name="__RefHeading___Toc1913_3121108448"/></text:h>
      <text:list xml:id="list1772316312" text:style-name="L1">
        <text:list-item>
          <text:p text:style-name="P181"><text:span text:style-name="T12">Druidic magic</text:span><text:span text:style-name="T10"> is basically wizard magic without study and using fey's magic instead of directly accessing the Plane of Magic.</text:span></text:p>
        </text:list-item>
        <text:list-item>
          <text:p text:style-name="P181"><text:span text:style-name="T12">Seer magic</text:span><text:span text:style-name="T10"> is when you take the essence of any god other than </text:span><text:span text:style-name="T12">Parhrügi</text:span><text:span text:style-name="T10"> to make magic. Some people are innately seers by leaning towards </text:span><text:span text:style-name="T12">Lünanyr</text:span><text:span text:style-name="T10"> or </text:span><text:span text:style-name="T12">Hirulfyr</text:span><text:span text:style-name="T10">, suc</text:span><text:span text:style-name="T11">h as Vielthöri Aldriàndel.</text:span></text:p>
        </text:list-item>
        <text:list-item>
          <text:p text:style-name="P181"><text:span text:style-name="T12">Sorcery</text:span><text:span text:style-name="T10"> is when you can make simple magic happen by whim, by being magically attuned to </text:span><text:span text:style-name="T12">Jalfar</text:span><text:span text:style-name="T10">.</text:span></text:p>
        </text:list-item>
        <text:list-item>
          <text:p text:style-name="P181"><text:span text:style-name="T12">Wizard/</text:span><text:span text:style-name="T14">Arcane</text:span><text:span text:style-name="T12"> magic</text:span><text:span text:style-name="T10"> is when you make access the </text:span><text:span text:style-name="T12">Plane of Magic</text:span><text:span text:style-name="T10"> by speaking in </text:span><text:span text:style-name="T12">Primordial</text:span><text:span text:style-name="T10">, doing gestures, and holding materials.</text:span></text:p>
        </text:list-item>
        <text:list-item>
          <text:p text:style-name="P182">People who are born magically attuned to a god are rare, being around one in a million (literally, no pun intended).</text:p>
        </text:list-item>
      </text:list>
      <text:p text:style-name="P3"><text:span text:style-name="T3"/></text:p>
      <text:h text:style-name="P136" text:outline-level="3" text:is-list-header="true"><text:bookmark-start text:name="__RefHeading___Toc20_4052713160 Copy 1"/>Lifespans of Common Races<text:bookmark-end text:name="__RefHeading___Toc20_4052713160 Copy 1"/></text:h>
      <text:p text:style-name="P4"><text:span text:style-name="T3"><text:tab/></text:span><text:span text:style-name="T5">Human</text:span><text:span text:style-name="T4"><text:tab/>100</text:span></text:p>
      <text:p text:style-name="P7"><text:tab/><text:span text:style-name="T33">Dwarf</text:span><text:tab/><text:tab/>100</text:p>
      <text:p text:style-name="P7"><text:tab/><text:span text:style-name="T33">Cold Elf</text:span><text:tab/>130</text:p>
      <text:p text:style-name="P7"><text:tab/><text:span text:style-name="T33">Moon Elf</text:span><text:tab/>200</text:p>
      <text:p text:style-name="P7"><text:tab/><text:span text:style-name="T33">Orc</text:span><text:tab/><text:tab/>60</text:p>
      <text:p text:style-name="P4"><text:span text:style-name="T64"/></text:p>
      <text:h text:style-name="P128" text:outline-level="1"><text:bookmark-start text:name="__RefHeading___Toc452_1847516618"/>Astronomy, Cosmology, and Religion<text:bookmark-end text:name="__RefHeading___Toc452_1847516618"/></text:h>
      <text:h text:style-name="P137" text:outline-level="3" text:is-list-header="true"><text:bookmark-start text:name="__RefHeading___Toc454_1847516618"/>Astronomy<text:bookmark-end text:name="__RefHeading___Toc454_1847516618"/></text:h>
      <text:p text:style-name="P10">There are three moons in Aldpor, each are worshiped by mainly elves, and centaurs. Once every few decades, An rubs past on Lûn's surface, causing a bright flash and some small meteors. <text:span text:style-name="T69">The rocks that fall are usually collected for potion-making.</text:span></text:p>
      <text:list text:style-name="L2">
        <text:list-item>
          <text:p text:style-name="P185">An (AHN)<text:tab/><text:tab/>An<text:span text:style-name="T16"> is a yellow moon. </text:span>An<text:span text:style-name="T16"> means </text:span>Sulfur<text:span text:style-name="T16"> in Primordial.</text:span></text:p>
        </text:list-item>
        <text:list-item>
          <text:p text:style-name="P184"><text:span text:style-name="T62">L</text:span><text:span text:style-name="T33">û</text:span><text:span text:style-name="T62">n (LOON)</text:span><text:span text:style-name="T57"> <text:tab/><text:tab/></text:span><text:span text:style-name="T62">Lûn</text:span><text:span text:style-name="T57"> is a white moon. </text:span><text:span text:style-name="T62">Lûn</text:span><text:span text:style-name="T57"> is a moon elvish spelling of </text:span><text:span text:style-name="T62">Lun</text:span><text:span text:style-name="T57">, which means </text:span><text:span text:style-name="T62">Silver</text:span><text:span text:style-name="T57"> in Primordial.</text:span></text:p>
        </text:list-item>
        <text:list-item>
          <text:p text:style-name="P184"><text:span text:style-name="T62">Vel<text:tab/><text:tab/><text:tab/>Vel</text:span><text:span text:style-name="T57"> is a blue moon. </text:span><text:span text:style-name="T62">Vel</text:span><text:span text:style-name="T57"> means </text:span><text:span text:style-name="T62">Water</text:span><text:span text:style-name="T57"> in Primordial.</text:span></text:p>
        </text:list-item>
      </text:list>
      <text:p text:style-name="P9"><text:span text:style-name="T57"/></text:p>
      <text:h text:style-name="P137" text:outline-level="3" text:is-list-header="true"><text:bookmark-start text:name="__RefHeading___Toc456_1847516618"/>Gods<text:bookmark-end text:name="__RefHeading___Toc456_1847516618"/></text:h>
      <text:p text:style-name="P11">There a total of 5 gods in Aldpor.</text:p>
      <text:p text:style-name="P11"/>
      <text:p text:style-name="P13">Gods listed below have their names in <text:span text:style-name="T33">Dagsvaldian,</text:span><text:span text:style-name="T16"> so if you are playing as a </text:span><text:span text:style-name="T33">non-Dagsvaldian</text:span><text:span text:style-name="T16"> character, watch out for any </text:span><text:span text:style-name="T27">misunderstandings or the such.</text:span></text:p>
      <text:p text:style-name="P11"><text:span text:style-name="T52"/></text:p>
      <text:p text:style-name="P112"><text:span text:style-name="T63">Hirulfyr (HIR-R</text:span><text:span text:style-name="T65">U</text:span><text:span text:style-name="T63">L-FEER</text:span><text:span text:style-name="T66">)</text:span></text:p>
      <text:list text:style-name="L3">
        <text:list-item>
          <text:p text:style-name="P188"><text:span text:style-name="T59">Hirulfyr</text:span><text:span text:style-name="T57"> is </text:span><text:span text:style-name="T58">the God of Emotions.</text:span></text:p>
        </text:list-item>
        <text:list-item>
          <text:p text:style-name="P190"><text:span text:style-name="T58">H</text:span><text:span text:style-name="T56">irulfyr’s symbol is a drop of water.</text:span></text:p>
        </text:list-item>
        <text:list-item>
          <text:p text:style-name="P191"><text:span text:style-name="T61">Other names:</text:span><text:span text:style-name="T56"> Himarir (Aodesvu), Hirnest (Hendril), Ainassare (Rànûdel), Hiiruldir (Banod, Glomdur), Hegetsen (Mornesvid)</text:span></text:p>
        </text:list-item>
      </text:list>
      <text:p text:style-name="P113"><text:span text:style-name="T61"/></text:p>
      <text:p text:style-name="P112"><text:span text:style-name="T63">Lünanyr</text:span><text:span text:style-name="T62"> (LOO-</text:span><text:span text:style-name="T63">NAN-NEER</text:span><text:span text:style-name="T62">)</text:span></text:p>
      <text:list text:continue-numbering="true" text:style-name="L3">
        <text:list-item>
          <text:p text:style-name="P188"><text:span text:style-name="T58">Lünanyr</text:span><text:span text:style-name="T57"> is </text:span><text:span text:style-name="T58">the God of </text:span><text:span text:style-name="T59">Life, Death, and Nature</text:span><text:span text:style-name="T58">.</text:span></text:p>
        </text:list-item>
        <text:list-item>
          <text:p text:style-name="P189"><text:span text:style-name="T58">Lünanyr’</text:span><text:span text:style-name="T59">s symbol is a four-pointed star.</text:span></text:p>
        </text:list-item>
        <text:list-item>
          <text:p text:style-name="P192"><text:span text:style-name="T63">Other names:</text:span><text:span text:style-name="T58"> Lûnania (Aodesvu), Lunara (Hendril), Lomathelis (Rànûdel), Luunakir (Banod, Glomdur), Lorazin (Mornesvid)</text:span></text:p>
        </text:list-item>
      </text:list>
      <text:p text:style-name="P112"><text:span text:style-name="T63"/></text:p>
      <text:p text:style-name="P114"><text:span text:style-name="T63"/></text:p>
      <text:p text:style-name="P114"><text:span text:style-name="T63"/></text:p>
      <text:p text:style-name="P114"><text:span text:style-name="T63"/></text:p>
      <text:p text:style-name="P114"><text:span text:style-name="T63"/></text:p>
      <text:p text:style-name="P114"><text:soft-page-break/><text:span text:style-name="T63">Jalfar (YAL-FAR)</text:span></text:p>
      <text:list text:style-name="L4">
        <text:list-item>
          <text:p text:style-name="P196"><text:span text:style-name="T58">Jalfar</text:span><text:span text:style-name="T57"> is </text:span><text:span text:style-name="T58">the God of Creation and Destruction.</text:span></text:p>
        </text:list-item>
        <text:list-item>
          <text:p text:style-name="P197"><text:span text:style-name="T58">J</text:span><text:span text:style-name="T56">alfar’s symbol is an eye.</text:span></text:p>
        </text:list-item>
        <text:list-item>
          <text:p text:style-name="P193"><text:span text:style-name="T63">Other names:</text:span><text:span text:style-name="T58"> Yulvis (Aodesvu), Yorgarar (Hendril), Yiisessil (Rànûdel), Yorvar (Banod, Glomdur), Edorfil (Mornesvid)</text:span></text:p>
        </text:list-item>
      </text:list>
      <text:p text:style-name="P114"><text:span text:style-name="T62"/></text:p>
      <text:p text:style-name="P114"><text:span text:style-name="T62">P</text:span><text:span text:style-name="T63">arhrügi (PAR-HROO-GEE</text:span><text:span text:style-name="T67">)</text:span></text:p>
      <text:list text:style-name="L5">
        <text:list-item>
          <text:p text:style-name="P186">Parhrügi is the God of Magic.</text:p>
        </text:list-item>
        <text:list-item>
          <text:p text:style-name="P199"><text:span text:style-name="T58">Parhrügi’</text:span><text:span text:style-name="T60">s symbol is a circle, surrounded by 7 smaller circles, symbolizing each school of magic.</text:span></text:p>
        </text:list-item>
        <text:list-item>
          <text:p text:style-name="P194"><text:span text:style-name="T63">Other names:</text:span><text:span text:style-name="T58"> Pöldànis (Aodesvu), Parletha (Hendril), Pönanis (Rànûdel), Padhuuki (Banod, Glomdur), Plakisael (Mornesvid)</text:span></text:p>
        </text:list-item>
      </text:list>
      <text:p text:style-name="P114"><text:span text:style-name="T60"/></text:p>
      <text:p text:style-name="P114"><text:span text:style-name="T63">Talmundur (TAL-MUN-DER</text:span><text:span text:style-name="T67">)</text:span></text:p>
      <text:list text:style-name="L6">
        <text:list-item>
          <text:p text:style-name="P187">Talmundur is the God of Nature, Tempest, and Luck.</text:p>
        </text:list-item>
        <text:list-item>
          <text:p text:style-name="P198"><text:span text:style-name="T58">T</text:span><text:span text:style-name="T56">almundur’s symbol is an upside down Dagsvaldian T rune.</text:span></text:p>
        </text:list-item>
        <text:list-item>
          <text:p text:style-name="P195"><text:span text:style-name="T63">Other names:</text:span><text:span text:style-name="T58"> Talûsa (Aodesvu), Tereven (Hendril), Tànûssiel (Rànûdel), Tadhuundar (Banod, Glomdur), Tsakasten (Mornesvid)</text:span></text:p>
        </text:list-item>
      </text:list>
      <text:h text:style-name="P130" text:outline-level="1"><text:bookmark-start text:name="__RefHeading___Toc1862_3121108448"/>Races<text:bookmark-end text:name="__RefHeading___Toc1862_3121108448"/></text:h>
      <text:p text:style-name="P96">Races of Men, intelligent races, or humanoid races, are the main inhabitants of Aldpor.</text:p>
      <text:h text:style-name="P140" text:outline-level="3" text:is-list-header="true"/>
      <text:h text:style-name="P142" text:outline-level="3" text:is-list-header="true"><text:bookmark-start text:name="__RefHeading___Toc1864_3121108448 Copy 1 Copy 1 Copy 1"/>Centaur<text:bookmark-end text:name="__RefHeading___Toc1864_3121108448 Copy 1 Copy 1 Copy 1"/></text:h>
      <text:p text:style-name="P94"><text:span text:style-name="T94">Centaurs</text:span> <text:span text:style-name="T94">originated from Furnalfa, and now has kingdoms on the main continent of Aldpor.</text:span></text:p>
      <text:p text:style-name="P90"/>
      <text:p text:style-name="P46">General body features and personality traits</text:p>
      <text:list text:style-name="L7">
        <text:list-item>
          <text:p text:style-name="P200"><text:span text:style-name="T88">Most are </text:span><text:span text:style-name="T43">territorial </text:span><text:span text:style-name="T22">and </text:span><text:span text:style-name="T44">unfriendly</text:span><text:span text:style-name="T22"> towards </text:span><text:span text:style-name="T44">dwarves</text:span><text:span text:style-name="T42">.</text:span></text:p>
        </text:list-item>
        <text:list-item>
          <text:p text:style-name="P201"><text:span text:style-name="T16">Eyes are </text:span><text:span text:style-name="T33">pupiless.</text:span></text:p>
        </text:list-item>
      </text:list>
      <text:p text:style-name="P46"><text:span text:style-name="T89">Racial </text:span>Abilities</text:p>
      <text:list text:style-name="L8">
        <text:list-item>
          <text:p text:style-name="P202"><text:span text:style-name="T22">Much </text:span><text:span text:style-name="T44">faster</text:span><text:span text:style-name="T22"> travel speed.</text:span></text:p>
        </text:list-item>
      </text:list>
      <text:p text:style-name="P46">Body features</text:p>
      <text:list text:style-name="L9">
        <text:list-item>
          <text:p text:style-name="P205"><text:span text:style-name="T33">Height:</text:span> Average is <text:span text:style-name="T45">2</text:span><text:span text:style-name="T47">2</text:span><text:span text:style-name="T45">0</text:span> centimeters.</text:p>
        </text:list-item>
        <text:list-item>
          <text:p text:style-name="P205"><text:span text:style-name="T33">Weight:</text:span> Average is <text:span text:style-name="T95">4</text:span><text:span text:style-name="T96">5</text:span><text:span text:style-name="T46">0</text:span> kilograms.</text:p>
        </text:list-item>
        <text:list-item>
          <text:p text:style-name="P218">Body:<text:span text:style-name="T16"> A horse of any breed.</text:span></text:p>
        </text:list-item>
      </text:list>
      <text:list text:style-name="L10">
        <text:list-item>
          <text:p text:style-name="P206"><text:span text:style-name="T33">Skin: </text:span><text:span text:style-name="T23">Color of oak wood.</text:span></text:p>
        </text:list-item>
        <text:list-item>
          <text:p text:style-name="P206"><text:span text:style-name="T33">Hair:</text:span> <text:span text:style-name="T91">Black to </text:span><text:span text:style-name="T97">dark </text:span><text:span text:style-name="T91">brown</text:span>.</text:p>
        </text:list-item>
        <text:list-item>
          <text:p text:style-name="P220"><text:span text:style-name="T33">Fur: </text:span><text:span text:style-name="T16">Grows over their human torso, stops at hands and neck. Same color as their lower half’s fur color.</text:span></text:p>
        </text:list-item>
        <text:list-item>
          <text:p text:style-name="P206"><text:span text:style-name="T33">Eyes:</text:span> <text:span text:style-name="T92">Black, brown, green, blue, </text:span><text:span text:style-name="T93">or</text:span><text:span text:style-name="T92"> </text:span><text:span text:style-name="T97">gray</text:span>.</text:p>
        </text:list-item>
      </text:list>
      <text:h text:style-name="P143" text:outline-level="3" text:is-list-header="true"><text:bookmark-start text:name="__RefHeading___Toc1864_3121108448"/>Cold Elf<text:bookmark-end text:name="__RefHeading___Toc1864_3121108448"/></text:h>
      <text:p text:style-name="P85">They’re elves who live in the cold.</text:p>
      <text:p text:style-name="P85"/>
      <text:p text:style-name="P42">General body features and personality traits</text:p>
      <text:list xml:id="list1437024984" text:style-name="L11">
        <text:list-item>
          <text:p text:style-name="P207">Eyes are <text:span text:style-name="T33">pupiless</text:span>.</text:p>
        </text:list-item>
        <text:list-item>
          <text:p text:style-name="P207">Most are <text:span text:style-name="T33">calm</text:span> and <text:span text:style-name="T33">reserved.</text:span></text:p>
        </text:list-item>
        <text:list-item>
          <text:p text:style-name="P207">Hair grows at <text:span text:style-name="T33">normal</text:span> rate, facial hair grows <text:span text:style-name="T33">slower</text:span>, no armpit hair or body hair.</text:p>
        </text:list-item>
      </text:list>
      <text:p text:style-name="P42"><text:span text:style-name="T89">Racial </text:span>Abilities</text:p>
      <text:list text:style-name="L12">
        <text:list-item>
          <text:p text:style-name="P210">Has natural <text:span text:style-name="T33">darkvision</text:span> up to <text:span text:style-name="T33">10</text:span> meters.</text:p>
        </text:list-item>
      </text:list>
      <text:p text:style-name="P42">Body features</text:p>
      <text:list text:style-name="L13">
        <text:list-item>
          <text:p text:style-name="P211"><text:span text:style-name="T33">Height:</text:span> Average is <text:span text:style-name="T33">170</text:span> centimeters.</text:p>
        </text:list-item>
        <text:list-item>
          <text:p text:style-name="P211"><text:span text:style-name="T33">Weight:</text:span> Average is <text:span text:style-name="T33">55</text:span> kilograms.</text:p>
        </text:list-item>
        <text:list-item>
          <text:p text:style-name="P211">Earl<text:span text:style-name="T89">o</text:span>bes are long.</text:p>
        </text:list-item>
      </text:list>
      <text:p text:style-name="P42">Variant 1 (Snow)</text:p>
      <text:list text:style-name="L14">
        <text:list-item>
          <text:p text:style-name="P212"><text:span text:style-name="T33">Skin:</text:span> Very light skin, or very pale blue skin.</text:p>
        </text:list-item>
        <text:list-item>
          <text:p text:style-name="P212"><text:span text:style-name="T33">Hair:</text:span> Black, blond, brown, white, or golden.</text:p>
        </text:list-item>
        <text:list-item>
          <text:p text:style-name="P212"><text:span text:style-name="T33">Eyes:</text:span> Brown, green, blue, gray, light yellow, or golden.</text:p>
        </text:list-item>
      </text:list>
      <text:p text:style-name="P42">Variant 2 (Wood)</text:p>
      <text:list text:style-name="L15">
        <text:list-item>
          <text:p text:style-name="P213"><text:span text:style-name="T33">Skin:</text:span> Brown (like wood).</text:p>
        </text:list-item>
        <text:list-item>
          <text:p text:style-name="P213"><text:span text:style-name="T33">Hair: </text:span>Black, brown, or white.</text:p>
        </text:list-item>
        <text:list-item>
          <text:p text:style-name="P213"><text:span text:style-name="T33">Eyes:</text:span> Black, brown, green, golden, red, or orange.</text:p>
        </text:list-item>
      </text:list>
      <text:p text:style-name="P98"/>
      <text:h text:style-name="P145" text:outline-level="3" text:is-list-header="true"/>
      <text:h text:style-name="P145" text:outline-level="3" text:is-list-header="true"/>
      <text:h text:style-name="P147" text:outline-level="3"/>
      <text:h text:style-name="P146" text:outline-level="3" text:is-list-header="true"><text:bookmark-start text:name="__RefHeading___Toc1866_3121108448"/><text:span text:style-name="T87">Dwar</text:span><text:span text:style-name="T88">f</text:span><text:bookmark-end text:name="__RefHeading___Toc1866_3121108448"/></text:h>
      <text:p text:style-name="P97">Exactly how you would imagine them: short, stout, <text:span text:style-name="T88">likes to </text:span>live near/inside stone, <text:span text:style-name="T88">and likes to drink alcoholic drinks.</text:span></text:p>
      <text:p text:style-name="P97"/>
      <text:p text:style-name="P41">General body features and personality traits</text:p>
      <text:list text:style-name="L16">
        <text:list-item>
          <text:p text:style-name="P221">Most are <text:span text:style-name="T33">humorous</text:span> and like to play <text:span text:style-name="T33">pranks</text:span>.</text:p>
        </text:list-item>
        <text:list-item>
          <text:p text:style-name="P221">Hair grows <text:span text:style-name="T33">slightly faster</text:span> than normal.</text:p>
        </text:list-item>
        <text:list-item>
          <text:p text:style-name="P221"><text:span text:style-name="T33">Height:</text:span> Average is <text:span text:style-name="T33">110</text:span> centimeters.</text:p>
        </text:list-item>
        <text:list-item>
          <text:p text:style-name="P221"><text:span text:style-name="T33">Weight:</text:span> Average is <text:span text:style-name="T33">60</text:span> kilograms.</text:p>
        </text:list-item>
      </text:list>
      <text:p text:style-name="P41">Variant 1 (<text:span text:style-name="T87">R</text:span>ed metals: copper, brass, and bronze)</text:p>
      <text:list text:style-name="L17">
        <text:list-item>
          <text:p text:style-name="P222"><text:span text:style-name="T33">Skin:</text:span> Very light grayed skin, or very pale skin.</text:p>
        </text:list-item>
        <text:list-item>
          <text:p text:style-name="P222"><text:span text:style-name="T33">Hair:</text:span> Red, or actually red (more like maroon or blood color).</text:p>
        </text:list-item>
        <text:list-item>
          <text:p text:style-name="P222"><text:span text:style-name="T33">Eyes:</text:span> Brown, golden, orange, or red.</text:p>
        </text:list-item>
      </text:list>
      <text:p text:style-name="P41">Variant 2 (<text:span text:style-name="T87">J</text:span>ewelry and rock)</text:p>
      <text:list text:style-name="L18">
        <text:list-item>
          <text:p text:style-name="P223"><text:span text:style-name="T33">Skin:</text:span> Very light grayed skin, or very pale skin.</text:p>
        </text:list-item>
        <text:list-item>
          <text:p text:style-name="P223"><text:span text:style-name="T33">Hair:</text:span> Blond, red, brown.</text:p>
        </text:list-item>
        <text:list-item>
          <text:p text:style-name="P223"><text:span text:style-name="T33">Eyes:</text:span> Blue, green, golden, gray.</text:p>
        </text:list-item>
      </text:list>
      <text:p text:style-name="P91"/>
      <text:h text:style-name="P148" text:outline-level="3" text:is-list-header="true"><text:bookmark-start text:name="__RefHeading___Toc1878_3121108448"/>Man<text:bookmark-end text:name="__RefHeading___Toc1878_3121108448"/></text:h>
      <text:p text:style-name="P92">They’re just us.</text:p>
      <text:p text:style-name="P92"/>
      <text:p text:style-name="P44">General body features and personality traits</text:p>
      <text:list text:style-name="L19">
        <text:list-item>
          <text:p text:style-name="P224"><text:span text:style-name="T33">Skin:</text:span> Ranges from brown to bright skin.</text:p>
        </text:list-item>
        <text:list-item>
          <text:p text:style-name="P224"><text:span text:style-name="T33">Hair:</text:span> Black, blond, red, or brown.</text:p>
        </text:list-item>
        <text:list-item>
          <text:p text:style-name="P224"><text:span text:style-name="T33">Eyes:</text:span> Black, brown, green, blue, or gray.</text:p>
        </text:list-item>
      </text:list>
      <text:p text:style-name="P88"/>
      <text:h text:style-name="P144" text:outline-level="3" text:is-list-header="true"><text:bookmark-start text:name="__RefHeading___Toc1864_3121108448 Copy 1"/><text:span text:style-name="T90">Moon</text:span> Elf<text:bookmark-end text:name="__RefHeading___Toc1864_3121108448 Copy 1"/></text:h>
      <text:p text:style-name="P89">They’re elves who live in the <text:span text:style-name="T90">Forests of Rànûdel</text:span>.</text:p>
      <text:p text:style-name="P86"/>
      <text:p text:style-name="P43">General body features and personality traits</text:p>
      <text:list xml:id="list181538021997712" text:continue-list="list1437024984" text:style-name="L11">
        <text:list-item>
          <text:p text:style-name="P208">Eyes are <text:span text:style-name="T33">pupiless</text:span>.</text:p>
        </text:list-item>
        <text:list-item>
          <text:p text:style-name="P208">Most are <text:span text:style-name="T33">calm</text:span> and <text:span text:style-name="T33">reserved.</text:span></text:p>
        </text:list-item>
        <text:list-item>
          <text:p text:style-name="P208">Hair grows at <text:span text:style-name="T33">normal</text:span> rate, facial hair grows <text:span text:style-name="T33">slower</text:span>, no armpit hair or body hair.</text:p>
        </text:list-item>
      </text:list>
      <text:p text:style-name="P43"><text:span text:style-name="T89">Racial </text:span>Abilities</text:p>
      <text:list text:style-name="L20">
        <text:list-item>
          <text:p text:style-name="P203"><text:span text:style-name="T33">Keen</text:span><text:span text:style-name="T16"> sense of </text:span><text:span text:style-name="T33">balance</text:span><text:span text:style-name="T16">.</text:span></text:p>
        </text:list-item>
      </text:list>
      <text:p text:style-name="P43">Body features</text:p>
      <text:list text:style-name="L21">
        <text:list-item>
          <text:p text:style-name="P214"><text:span text:style-name="T33">Height:</text:span> Average is <text:span text:style-name="T33">170</text:span> centimeters.</text:p>
        </text:list-item>
        <text:list-item>
          <text:p text:style-name="P214"><text:span text:style-name="T33">Weight:</text:span> Average is <text:span text:style-name="T33">55</text:span> kilograms.</text:p>
        </text:list-item>
        <text:list-item>
          <text:p text:style-name="P225">Ears are <text:span text:style-name="T33">pointed</text:span>, and <text:span text:style-name="T33">close</text:span> to the head. The <text:span text:style-name="T33">tip</text:span> of the ears generally end at <text:span text:style-name="T33">mid-forehead</text:span>, and doesn't go back farther than the back of the head.</text:p>
        </text:list-item>
      </text:list>
      <text:list text:style-name="L22">
        <text:list-item>
          <text:p text:style-name="P215"><text:span text:style-name="T33">Skin:</text:span> Very light/pale blue to a darker very light/pale blue.</text:p>
        </text:list-item>
        <text:list-item>
          <text:p text:style-name="P215"><text:span text:style-name="T33">Hair:</text:span> Dark purple, or white.</text:p>
        </text:list-item>
        <text:list-item>
          <text:p text:style-name="P215"><text:span text:style-name="T33">Eyes:</text:span> Blue, gray, or purple.</text:p>
        </text:list-item>
      </text:list>
      <text:p text:style-name="P86"/>
      <text:h text:style-name="P141" text:outline-level="3" text:is-list-header="true"><text:bookmark-start text:name="__RefHeading___Toc1864_3121108448 Copy 1 Copy 1"/>Orc<text:bookmark-end text:name="__RefHeading___Toc1864_3121108448 Copy 1 Copy 1"/></text:h>
      <text:p text:style-name="P93">Orcs come from the small island directly below the main continent.</text:p>
      <text:p text:style-name="P87"/>
      <text:p text:style-name="P45">General body features and personality traits</text:p>
      <text:list text:continue-list="list181538021997712" text:style-name="L11">
        <text:list-item>
          <text:p text:style-name="P209">Most are <text:span text:style-name="T33">c</text:span><text:span text:style-name="T39">ompetitive</text:span><text:span text:style-name="T33">.</text:span></text:p>
        </text:list-item>
      </text:list>
      <text:p text:style-name="P45"><text:span text:style-name="T89">Racial </text:span>Abilities</text:p>
      <text:list text:style-name="L23">
        <text:list-item>
          <text:p text:style-name="P204"><text:span text:style-name="T33">Keen</text:span><text:span text:style-name="T16"> sense of </text:span><text:span text:style-name="T39">smell</text:span><text:span text:style-name="T16">.</text:span></text:p>
        </text:list-item>
      </text:list>
      <text:p text:style-name="P45">Body features</text:p>
      <text:list text:style-name="L24">
        <text:list-item>
          <text:p text:style-name="P216"><text:span text:style-name="T33">Height:</text:span> Average is <text:span text:style-name="T33">1</text:span><text:span text:style-name="T41">90</text:span> centimeters.</text:p>
        </text:list-item>
        <text:list-item>
          <text:p text:style-name="P216"><text:span text:style-name="T33">Weight:</text:span> Average is <text:span text:style-name="T41">10</text:span><text:span text:style-name="T40">0</text:span> kilograms.</text:p>
        </text:list-item>
      </text:list>
      <text:list text:style-name="L25">
        <text:list-item>
          <text:p text:style-name="P217"><text:span text:style-name="T33">Skin: </text:span><text:span text:style-name="T21">G</text:span><text:span text:style-name="T19">reen </text:span><text:span text:style-name="T20">to </text:span><text:span text:style-name="T21">y</text:span><text:span text:style-name="T20">ellowish green.</text:span></text:p>
        </text:list-item>
        <text:list-item>
          <text:p text:style-name="P217"><text:span text:style-name="T33">Hair:</text:span> <text:span text:style-name="T91">Black to brown</text:span>.</text:p>
        </text:list-item>
        <text:list-item>
          <text:p text:style-name="P217"><text:span text:style-name="T33">Eyes:</text:span> <text:span text:style-name="T92">Black, brown, green, blue, </text:span><text:span text:style-name="T93">or</text:span><text:span text:style-name="T92"> red</text:span>.</text:p>
        </text:list-item>
      </text:list>
      <text:h text:style-name="P129" text:outline-level="1"><text:bookmark-start text:name="__RefHeading___Toc452_1847516618 Copy 1"/>Kingdoms<text:bookmark-end text:name="__RefHeading___Toc452_1847516618 Copy 1"/></text:h>
      <text:p text:style-name="P12">There are many kingdoms on Aldpor’s main continent.</text:p>
      <text:p text:style-name="P57"><text:span text:style-name="T68"/></text:p>
      <text:h text:style-name="P138" text:outline-level="3" text:is-list-header="true"><text:bookmark-start text:name="__RefHeading___Toc472_1847516618"/><text:span text:style-name="T34">A</text:span><text:span text:style-name="T35">odesvu</text:span><text:bookmark-end text:name="__RefHeading___Toc472_1847516618"/></text:h>
      <text:p text:style-name="Text_20_body"><text:span text:style-name="T33">Government:</text:span> Constitutional Monarchy</text:p>
      <text:p text:style-name="Text_20_body"><text:span text:style-name="T33">Race Majority:</text:span> Moon Elf, Elfmen</text:p>
      <text:p text:style-name="Text_20_body"><text:span text:style-name="T33">Culture type:</text:span> Elvish <text:span text:style-name="T70">and R</text:span>oman</text:p>
      <text:p text:style-name="Text_20_body"><text:span text:style-name="T33">Population:</text:span> 4000 in villages/towns, 30,000 people in Yūsathu Gandathu, 34,000 in total</text:p>
      <text:p text:style-name="Text_20_body"/>
      <text:p text:style-name="Text_20_body"><text:span text:style-name="T33">Main language:</text:span> Aodesvic</text:p>
      <text:p text:style-name="Text_20_body"><text:span text:style-name="T33">Other languages:</text:span> Rànûdan</text:p>
      <text:p text:style-name="Text_20_body"/>
      <text:p text:style-name="Text_20_body"><text:span text:style-name="T33">Ruler:</text:span> Aodovash</text:p>
      <text:p text:style-name="Text_20_body"/>
      <text:p text:style-name="P17">Important villages <text:span text:style-name="T112">(</text:span><text:span text:style-name="T105">about 20 settlem</text:span><text:span text:style-name="T113">e</text:span><text:span text:style-name="T105">n</text:span><text:span text:style-name="T113">t</text:span><text:span text:style-name="T105">s with an average population of 200 people each</text:span><text:span text:style-name="T112">)</text:span></text:p>
      <text:list text:style-name="L26">
        <text:list-item>
          <text:p text:style-name="P230">Brustashar</text:p>
        </text:list-item>
        <text:list-item>
          <text:p text:style-name="P230">Fiytharna</text:p>
        </text:list-item>
        <text:list-item>
          <text:p text:style-name="P231">Gaodum Mus</text:p>
        </text:list-item>
        <text:list-item>
          <text:p text:style-name="P231">Pendlas Mus</text:p>
        </text:list-item>
      </text:list>
      <text:p text:style-name="Text_20_body"/>
      <text:p text:style-name="P17">Cities</text:p>
      <text:list text:style-name="L27">
        <text:list-item>
          <text:p text:style-name="P232">Yūsathu Gandathu <text:span text:style-name="T105">(30,000 people, including 500 soldiers and 100 guards)</text:span></text:p>
        </text:list-item>
      </text:list>
      <text:p text:style-name="Text_20_body"/>
      <text:p text:style-name="P38">YŪSATHU GANDATHU</text:p>
      <text:p text:style-name="Text_20_body"><text:span text:style-name="T16">Yūsathu Gandathu lo</text:span>oks like a middle eastern city built on a hill, with it's houses in a similar manner <text:span text:style-name="T16">to Hendril. Th</text:span>e hill is surrounded by forest like all other Aodesvic settlements, and it has a wooden wall 8 meters high that surrounds the city. The city is about two thirds the size of Jollantil.</text:p>
      <text:p text:style-name="P84"><text:span text:style-name="T33"/></text:p>
      <text:p text:style-name="P33">PENDLAS MUS</text:p>
      <text:p text:style-name="Text_20_body"><text:span text:style-name="T16">Pendlas </text:span><text:span text:style-name="T17">M</text:span><text:span text:style-name="T16">us is </text:span>a small town surrounded by a wall completely made of 10 meters high. Houses are made of wood instead of stone, and has a roof unlike Hendric houses. The roofs are made of wooden boards. There is no sort of defensive structure on the wall. Just outside the town and off the <text:soft-page-break/>road that leads into it is just thick f<text:span text:style-name="T16">orests. Pendlas Mus, unlike othe</text:span>r villages, has a wall, and they have 20 guards.</text:p>
      <text:p text:style-name="Text_20_body"><text:span text:style-name="T16">Aodesvu has </text:span>500 men in their army, and each village has around 10 guards. Soldiers and guards live in their garrisons.</text:p>
      <text:p text:style-name="Text_20_body"/>
      <text:p text:style-name="Text_20_body"><text:span text:style-name="T33">Soldiers/Guards:</text:span> An orange tunic, black surcoat, will provide shoes if needed. Their weapon is a spear, and a Norman kite shield.</text:p>
      <text:p text:style-name="Text_20_body"><text:span text:style-name="T33">Archers:</text:span> An orange tunic, black surcoat, will provide shoes if needed. Their weapon is a bow, with flint-headed arrows.</text:p>
      <text:p text:style-name="Text_20_body"><text:span text:style-name="T33">Lookouts:</text:span> An orange tunic, black surcoat, will provide shoes if needed. Their weapon is a crossbow, with flint-headed bolts.</text:p>
      <text:p text:style-name="Text_20_body"/>
      <text:p text:style-name="P34">CULTURE</text:p>
      <text:p text:style-name="P17">Preferred weapons</text:p>
      <text:list text:style-name="L28">
        <text:list-item>
          <text:p text:style-name="P233">Light Crossbow</text:p>
        </text:list-item>
        <text:list-item>
          <text:p text:style-name="P233">Liuyuedao</text:p>
        </text:list-item>
        <text:list-item>
          <text:p text:style-name="P233">Spatha</text:p>
        </text:list-item>
        <text:list-item>
          <text:p text:style-name="P233">Spear</text:p>
        </text:list-item>
      </text:list>
      <text:p text:style-name="Text_20_body"/>
      <text:p text:style-name="P17">Preferred metals</text:p>
      <text:list text:style-name="L29">
        <text:list-item>
          <text:p text:style-name="P234">Crucible steel</text:p>
        </text:list-item>
        <text:list-item>
          <text:p text:style-name="P234">Flint <text:span text:style-name="T105">(</text:span><text:span text:style-name="T110">F</text:span><text:span text:style-name="T105">letching)</text:span></text:p>
        </text:list-item>
        <text:list-item>
          <text:p text:style-name="P234">Iron</text:p>
        </text:list-item>
        <text:list-item>
          <text:p text:style-name="P234">Silver</text:p>
        </text:list-item>
        <text:list-item>
          <text:p text:style-name="P234">Steel</text:p>
        </text:list-item>
      </text:list>
      <text:p text:style-name="Text_20_body"/>
      <text:p text:style-name="P17">Gems, gemstones and crystals</text:p>
      <text:list text:style-name="L30">
        <text:list-item>
          <text:p text:style-name="P235"><text:span text:style-name="T33">Crystal/White opal<text:tab/></text:span>Associated with <text:span text:style-name="T33">Lûn</text:span>, and believed to be associated with <text:span text:style-name="T33">Lünanyr</text:span> and life.</text:p>
        </text:list-item>
        <text:list-item>
          <text:p text:style-name="P235"><text:span text:style-name="T33">Emerald<text:tab/><text:tab/></text:span>Associated with nature.</text:p>
        </text:list-item>
        <text:list-item>
          <text:p text:style-name="P235"><text:span text:style-name="T33">Jade/Malachite<text:tab/></text:span>Believed to be associated with druidry.</text:p>
        </text:list-item>
      </text:list>
      <text:p text:style-name="Text_20_body"/>
      <text:h text:style-name="P149" text:outline-level="3" text:is-list-header="true"><text:bookmark-start text:name="__RefHeading___Toc474_1847516618"/>Banod<text:bookmark-end text:name="__RefHeading___Toc474_1847516618"/></text:h>
      <text:p text:style-name="P63"><text:span text:style-name="T33">Government:</text:span> Elected Diarchy</text:p>
      <text:p text:style-name="P63"><text:span text:style-name="T33">Race Majority:</text:span> Dwarf <text:span text:style-name="T105">(</text:span><text:span text:style-name="T111">R</text:span><text:span text:style-name="T105">ed metals and </text:span><text:span text:style-name="T111">j</text:span><text:span text:style-name="T105">ewelry variants)</text:span></text:p>
      <text:p text:style-name="P63"><text:span text:style-name="T33">Culture type:</text:span> Slavic</text:p>
      <text:p text:style-name="P63"><text:span text:style-name="T33">Population:</text:span> ~2300 people</text:p>
      <text:p text:style-name="P63"/>
      <text:p text:style-name="P63"><text:span text:style-name="T33">Main languages:</text:span> Banodic</text:p>
      <text:p text:style-name="P63"/>
      <text:p text:style-name="P18">Rulers</text:p>
      <text:list text:style-name="L31">
        <text:list-item>
          <text:p text:style-name="P236"><text:span text:style-name="T33">Olk<text:tab/><text:tab/></text:span>Rules economy, imports, exports, <text:span text:style-name="T71">and</text:span> trading.</text:p>
        </text:list-item>
        <text:list-item>
          <text:p text:style-name="P236"><text:span text:style-name="T33">Norad<text:tab/><text:tab/></text:span>Rules military, the law, <text:span text:style-name="T71">and</text:span> criminal punishment.</text:p>
        </text:list-item>
        <text:list-item>
          <text:p text:style-name="P236"><text:span text:style-name="T33">Yarandin<text:tab/></text:span>Major King.</text:p>
        </text:list-item>
      </text:list>
      <text:p text:style-name="P63"/>
      <text:p text:style-name="P18">Castles/fortresses</text:p>
      <text:list text:style-name="L32">
        <text:list-item>
          <text:p text:style-name="P237">Banod</text:p>
        </text:list-item>
        <text:list-item>
          <text:p text:style-name="P237">Dakuuta<text:span text:style-name="T71">z</text:span></text:p>
        </text:list-item>
      </text:list>
      <text:p text:style-name="P63"/>
      <text:p text:style-name="P33">BANOD</text:p>
      <text:p text:style-name="P63">The ca<text:span text:style-name="T16">stle of Banod is a fortress b</text:span>uilt on a peak on a steep, snowy mountain. It's outer walls are made of stone, while the structures inside are wooden. The main entrance is a road up the mountain with some carved stairs on the steep parts. The castle also extends down into the ground about 30 meters, making extra space. The underground is basically a second district, full of markets, shops, inns, and taverns, and other services, because it doesn't get snowy there in the winter. The houses underground are also made of the stones mined from digging the underground. If you follow the path down the underground, and turn right (which is the other side of the castle), and keep walking, you eventually end up at the end of the road which has a large hole out of the mountain. The side has some wooden boards to protect people from falling out and down the mountain, with small thin windows to allow some sort of ventilation. (think Edinburgh Castle, but it's surrounded by lower mountains and the houses inside are made of wood)</text:p>
      <text:p text:style-name="P63">Houses a<text:span text:style-name="T16">re mostly similar to a small viking cabin, with turf roofs. Houses built underground are made with thatched roofs instead.</text:span></text:p>
      <text:p text:style-name="P59">The population of Banod is 2000 people, and they have around 40 people as guards, and 5 for lookouts. Lookouts will patrol the walls.</text:p>
      <text:p text:style-name="P59">Banod doesn't have additional settlements or villages other than Dakuutaz.</text:p>
      <text:p text:style-name="P63"/>
      <text:p text:style-name="P84"><text:soft-page-break/><text:span text:style-name="T36">DAKUUTAZ</text:span></text:p>
      <text:p text:style-name="P59">Dakuutaz is a fortress built on top of a nearby peak, and also uses stone walls and has the same height as Banod. Dakuutaz holds 300 soldiers, 10 guards, and 5 lookouts. Lookouts will patrol the walls.</text:p>
      <text:p text:style-name="P63"/>
      <text:p text:style-name="P20">UNIFORMS</text:p>
      <text:p text:style-name="P63"><text:span text:style-name="T33">Soldiers/Guards:</text:span> An iron-only coppergate helmet, chainmail hauberk, gray tunic (elbow length), and a brown tunic (to wrists), will provide shoes if needed. Their weapon is a spear, and a wooden buckler.</text:p>
      <text:p text:style-name="P63"><text:span text:style-name="T33">Archers/Lookouts:</text:span> An iron-only coppergate helmet, gray tunic (elbow length), and a brown tunic (to wrists), will provide shoes if needed. Their weapon is a crossbow, with iron-headed arrows.</text:p>
      <text:p text:style-name="P63"/>
      <text:p text:style-name="P34">CULTURE</text:p>
      <text:p text:style-name="P18">Preferred weapons</text:p>
      <text:list xml:id="list2607458253" text:style-name="L33">
        <text:list-item>
          <text:p text:style-name="P238">Axe</text:p>
        </text:list-item>
        <text:list-item>
          <text:p text:style-name="P238">Light crossbow</text:p>
        </text:list-item>
        <text:list-item>
          <text:p text:style-name="P238">Shortsword</text:p>
        </text:list-item>
        <text:list-item>
          <text:p text:style-name="P238">War hammer</text:p>
        </text:list-item>
      </text:list>
      <text:p text:style-name="P63"/>
      <text:p text:style-name="P18">Preferred metals</text:p>
      <text:list text:style-name="L34">
        <text:list-item>
          <text:p text:style-name="P240">Brass</text:p>
        </text:list-item>
        <text:list-item>
          <text:p text:style-name="P240">Bronze</text:p>
        </text:list-item>
        <text:list-item>
          <text:p text:style-name="P240">Gold</text:p>
        </text:list-item>
        <text:list-item>
          <text:p text:style-name="P240">Iron</text:p>
        </text:list-item>
      </text:list>
      <text:h text:style-name="P150" text:outline-level="3" text:is-list-header="true"><text:bookmark-start text:name="__RefHeading___Toc476_1847516618"/>Dagsvald<text:bookmark-end text:name="__RefHeading___Toc476_1847516618"/></text:h>
      <text:p text:style-name="P65"><text:span text:style-name="T33">Government:</text:span> Feudal Absolute Monarchy</text:p>
      <text:p text:style-name="P65"><text:span text:style-name="T33">Race Majority:</text:span> Human</text:p>
      <text:p text:style-name="P65"><text:span text:style-name="T33">Culture type:</text:span> <text:span text:style-name="T72">Dagsvaldian/</text:span>Norse</text:p>
      <text:p text:style-name="P65"><text:span text:style-name="T33">Population:</text:span> 40,000 in settlements, 200 in fortresses, 1500 in Thuryngard, ~41,700 people in total</text:p>
      <text:p text:style-name="P65"/>
      <text:p text:style-name="P65"><text:span text:style-name="T33">Main languages:</text:span> Dagsvaldian</text:p>
      <text:p text:style-name="P65"><text:span text:style-name="T33">Other languages:</text:span> Esrel</text:p>
      <text:p text:style-name="P65"/>
      <text:p text:style-name="P65"><text:span text:style-name="T33">Ruler:</text:span> Palfar Thoskar II</text:p>
      <text:p text:style-name="P65"/>
      <text:p text:style-name="P19">Important villages <text:span text:style-name="T105">(400 settlements, average 100 people each village)</text:span></text:p>
      <text:list text:style-name="L35">
        <text:list-item>
          <text:p text:style-name="P241">Argonlav <text:span text:style-name="T105">(150 people, under Antulreg)</text:span></text:p>
        </text:list-item>
        <text:list-item>
          <text:p text:style-name="P241">Baserdol <text:span text:style-name="T105">(100 people)</text:span></text:p>
        </text:list-item>
        <text:list-item>
          <text:p text:style-name="P241">Elkvin <text:span text:style-name="T105">(50 people, under Ynfrünar)</text:span></text:p>
        </text:list-item>
        <text:list-item>
          <text:p text:style-name="P241">Lismerlav <text:span text:style-name="T105">(150 people, under Düangurdol)</text:span></text:p>
        </text:list-item>
      </text:list>
      <text:p text:style-name="P65"/>
      <text:p text:style-name="P19">Cities</text:p>
      <text:list text:style-name="L36">
        <text:list-item>
          <text:p text:style-name="P242">Thuryngard <text:span text:style-name="T105">(1500 people, including 20 guards patrolling the walls, 20 patrolling the town, 10 lookouts, and 15 king's guards)</text:span></text:p>
        </text:list-item>
      </text:list>
      <text:p text:style-name="P65"/>
      <text:p text:style-name="P19">Towns in Thuryngard</text:p>
      <text:list text:style-name="L37">
        <text:list-item>
          <text:p text:style-name="P243">Thalmundol <text:span text:style-name="T105">(600 people)</text:span></text:p>
        </text:list-item>
        <text:list-item>
          <text:p text:style-name="P243">Kagindet <text:span text:style-name="T105">(500 people)</text:span></text:p>
        </text:list-item>
        <text:list-item>
          <text:p text:style-name="P243">Vilsnagur <text:span text:style-name="T105">(400 people)</text:span></text:p>
        </text:list-item>
      </text:list>
      <text:p text:style-name="P65"/>
      <text:p text:style-name="P19">Important castles/Fortresses <text:span text:style-name="T105">(about 10 in total, 10 guards and 15 servants in each fortress other than Thuryngard)</text:span></text:p>
      <text:list text:style-name="L38">
        <text:list-item>
          <text:p text:style-name="P244">Thuryngard</text:p>
        </text:list-item>
        <text:list-item>
          <text:p text:style-name="P244">Ynfrünar</text:p>
        </text:list-item>
        <text:list-item>
          <text:p text:style-name="P244">Antulreg</text:p>
        </text:list-item>
        <text:list-item>
          <text:p text:style-name="P244">Düangurdol</text:p>
        </text:list-item>
      </text:list>
      <text:p text:style-name="P31"><text:soft-page-break/>THURYNGARD RING FORTRESS</text:p>
      <text:p text:style-name="P65"><text:span text:style-name="T73">This castle</text:span> is a large ring fortress made of stone, built on the top of a hill. The castle contains a city made of three towns: <text:span text:style-name="T33">Thalmundol</text:span>, <text:span text:style-name="T33">Kagindet</text:span>, and <text:span text:style-name="T33">Vilsnagur</text:span>. The outer wall has a diameter of about 500 meters. The inner wall is built on higher terrain, which is elevated up about 6 meters.</text:p>
      <text:p text:style-name="P65">The inner wall is approximately 100 meters. There are three buildings inside, where the king's house is built to the back, it's side facing the main gate while two smaller ones are built on the side. They are made of stone instead of wood.</text:p>
      <text:p text:style-name="P65">The outer wall wall is much farther from the ring fortress, which fits three towns (or districts). The houses in these districts are made taller and larger, unlike the village houses. These houses did not require additional support beams that were on an angle. The outer walls are about 6 meters high. Outside the outer walls, are surrounded by a boreal forest.</text:p>
      <text:p text:style-name="P65">In the inner ring, there is a large longhouse built with mostly stone, except for the roof and the top triangle wall part of the roof. The ring of the castle is generally reserved for only the king, his family, guards, and nobles).</text:p>
      <text:p text:style-name="P65">There are 20 guards patrolling the outer ring, 20 guards patrolling the towns, 10 archers/lookouts, and 15 king's guards. There are also to watch towers with thatched roofs, 10 meters up instead of 6. To get up there is a ladder at the back of the watch towers, and each tower is stationed one archer.</text:p>
      <text:p text:style-name="P65"/>
      <text:p text:style-name="P32">MILITARY</text:p>
      <text:p text:style-name="P65">Dagsvald has around 2000 men in their army, but most live in their homes.</text:p>
      <text:p text:style-name="P65"/>
      <text:p text:style-name="P32">OTHER FORTRESSES</text:p>
      <text:p text:style-name="P65">These fortresses are smaller ring fortresses about 100 meters in diameter. Each fortress has 10 guards and 15 servants, and also has some farms on the outer area. Inside are kept cattle, sheep and chickens, which the servants tend to.</text:p>
      <text:p text:style-name="P65">A jarl would live in each ring fortress, and will oversee the ring fortress and nearby settlements, such as trade, and has power over them to make sure all goes well. They can also enforce laws, gather troops, and build/build in settlements.</text:p>
      <text:p text:style-name="P65">A hersir/cheiftain would live in each settlement, and has power over what to build and other things like hosting local events.</text:p>
      <text:p text:style-name="P65"/>
      <text:p text:style-name="P19"/>
      <text:p text:style-name="P19"/>
      <text:p text:style-name="P19"/>
      <text:p text:style-name="P19"/>
      <text:p text:style-name="P19"/>
      <text:p text:style-name="P19"/>
      <text:p text:style-name="P34"><text:soft-page-break/>CULTURE</text:p>
      <text:p text:style-name="P19">Preferred weapons</text:p>
      <text:list xml:id="list2615602255" text:style-name="L39">
        <text:list-item>
          <text:p text:style-name="P245">Atgeir</text:p>
        </text:list-item>
        <text:list-item>
          <text:p text:style-name="P245">Axe</text:p>
        </text:list-item>
        <text:list-item>
          <text:p text:style-name="P245">Longaxe/<text:span text:style-name="T74">Dane Axe</text:span></text:p>
        </text:list-item>
        <text:list-item>
          <text:p text:style-name="P245">Longbow <text:span text:style-name="T105">(</text:span><text:span text:style-name="T109">S</text:span><text:span text:style-name="T105">elf bow, no recurving)</text:span></text:p>
        </text:list-item>
        <text:list-item>
          <text:p text:style-name="P245">Spear</text:p>
        </text:list-item>
        <text:list-item>
          <text:p text:style-name="P245">Viking/Frankish swords</text:p>
        </text:list-item>
      </text:list>
      <text:p text:style-name="P65"/>
      <text:p text:style-name="P19">Preferred metals</text:p>
      <text:list text:style-name="L40">
        <text:list-item>
          <text:p text:style-name="P247">Crucible steel</text:p>
        </text:list-item>
        <text:list-item>
          <text:p text:style-name="P247">Flint <text:span text:style-name="T105">(</text:span><text:span text:style-name="T108">F</text:span><text:span text:style-name="T105">letching)</text:span></text:p>
        </text:list-item>
        <text:list-item>
          <text:p text:style-name="P247">Gold</text:p>
        </text:list-item>
        <text:list-item>
          <text:p text:style-name="P247">Iron</text:p>
        </text:list-item>
        <text:list-item>
          <text:p text:style-name="P247">Silver</text:p>
        </text:list-item>
      </text:list>
      <text:p text:style-name="P65"/>
      <text:p text:style-name="P19">Gems, gemstones and crystals</text:p>
      <text:list text:style-name="L41">
        <text:list-item>
          <text:p text:style-name="P248"><text:span text:style-name="T33">Amber<text:tab/></text:span>Believed to repel evil spirits, associated with <text:span text:style-name="T33">Jalfar</text:span></text:p>
        </text:list-item>
        <text:list-item>
          <text:p text:style-name="P248"><text:span text:style-name="T33">Fire Opal<text:tab/></text:span>Believed to be associated with <text:span text:style-name="T33">Talmundur</text:span></text:p>
        </text:list-item>
      </text:list>
      <text:h text:style-name="P151" text:outline-level="3" text:is-list-header="true"><text:bookmark-start text:name="__RefHeading___Toc499_1847516618"/>Esrelu<text:bookmark-end text:name="__RefHeading___Toc499_1847516618"/></text:h>
      <text:p text:style-name="P66"><text:span text:style-name="T33">Government:</text:span> Elected Noocracy</text:p>
      <text:p text:style-name="P66"><text:span text:style-name="T33">Race Majority:</text:span> Cold Elf</text:p>
      <text:p text:style-name="P66"><text:span text:style-name="T33">Culture type:</text:span> Norse-Elvish</text:p>
      <text:p text:style-name="P66"><text:span text:style-name="T33">Population:</text:span> 16,000 people in villages, 800 people in towns, ~16,800 people</text:p>
      <text:p text:style-name="P66"/>
      <text:p text:style-name="P66"><text:span text:style-name="T33">Main language:</text:span> Esrel</text:p>
      <text:p text:style-name="P66"><text:span text:style-name="T33">Other languages:</text:span> Dagsvaldian</text:p>
      <text:p text:style-name="P66"/>
      <text:p text:style-name="P66"><text:span text:style-name="T33">Ruler:</text:span> <text:span text:style-name="T75">Queen </text:span>Ildiyre</text:p>
      <text:p text:style-name="P66"/>
      <text:p text:style-name="P20">Important villages <text:span text:style-name="T114">(</text:span><text:span text:style-name="T105">200 settlements with about 80 people in each</text:span><text:span text:style-name="T114">)</text:span></text:p>
      <text:list text:style-name="L42">
        <text:list-item>
          <text:p text:style-name="P249">Irbalûind <text:span text:style-name="T105">(100 people)</text:span></text:p>
        </text:list-item>
        <text:list-item>
          <text:p text:style-name="P249">Minbaslûind (40 people)</text:p>
        </text:list-item>
        <text:list-item>
          <text:p text:style-name="P249"><text:span text:style-name="T75">S</text:span>ölenzâeth (80 people)</text:p>
        </text:list-item>
        <text:list-item>
          <text:p text:style-name="P249">Vesesvala (50 people)</text:p>
        </text:list-item>
      </text:list>
      <text:p text:style-name="P66"/>
      <text:p text:style-name="P20">Castles</text:p>
      <text:list text:style-name="L43">
        <text:list-item>
          <text:p text:style-name="P250">Hathössali</text:p>
        </text:list-item>
      </text:list>
      <text:p text:style-name="P66"/>
      <text:p text:style-name="P20">Towns</text:p>
      <text:list text:style-name="L44">
        <text:list-item>
          <text:p text:style-name="P251">Darlûind <text:span text:style-name="T105">(500 people)</text:span></text:p>
        </text:list-item>
        <text:list-item>
          <text:p text:style-name="P251">Ilkindel <text:span text:style-name="T105">(300 people)</text:span></text:p>
        </text:list-item>
      </text:list>
      <text:p text:style-name="P66"/>
      <text:p text:style-name="P20">HATHÖSSALI</text:p>
      <text:p text:style-name="P66">This castle is a large ring fortress made of stone, built on top of a small circular hill about 5 meters above the ground. This hill is surrounded by wooden spikes that protrude outwards. The diameter is approximately 80 meters, and the buildings inside are made of stone instead of wood. Inside the ring fortress, there are four longhouses with turf roofs built in a square in the center of the ring fortress. One for the <text:span text:style-name="T75">queen</text:span> and <text:span text:style-name="T75">her</text:span> family, two for servants and guards, and one for storage.</text:p>
      <text:p text:style-name="P66"/>
      <text:p text:style-name="P20">MILITARY</text:p>
      <text:p text:style-name="P66">Esrelu has around 600 people in their army, but most live in their homes.</text:p>
      <text:p text:style-name="P66"><text:soft-page-break/><text:span text:style-name="T33">UNIFORMS</text:span></text:p>
      <text:p text:style-name="P66"><text:span text:style-name="T33">Soldiers, guards:</text:span> Don't be naked, don't be stupid, and have a weapon and you're in, although you must wear a simple wood bead necklace.</text:p>
      <text:p text:style-name="P66"><text:span text:style-name="T33">Hathössali guards:</text:span> An iron nasal helmet, a chainmail hauberk, a blue viking cloak, a wood bead necklace like the one for the soldiers (must be wearing on top of cloak), and will provide a flanged mace, longbow (self bow), and flint-headed arrows.</text:p>
      <text:p text:style-name="P66"/>
      <text:p text:style-name="P34">CULTURE</text:p>
      <text:p text:style-name="P34">Preferred weapons</text:p>
      <text:list text:style-name="L45">
        <text:list-item>
          <text:p text:style-name="P226">Atgeir</text:p>
        </text:list-item>
        <text:list-item>
          <text:p text:style-name="P226">Flanged mace</text:p>
        </text:list-item>
        <text:list-item>
          <text:p text:style-name="P226">Spear</text:p>
        </text:list-item>
        <text:list-item>
          <text:p text:style-name="P226">Viking/Frankish sword</text:p>
        </text:list-item>
      </text:list>
      <text:p text:style-name="P58"/>
      <text:p text:style-name="P34">Preferred metals</text:p>
      <text:list text:style-name="L46">
        <text:list-item>
          <text:p text:style-name="P227">Crucible steel</text:p>
        </text:list-item>
        <text:list-item>
          <text:p text:style-name="P227">Flint <text:span text:style-name="T105">(Fletching)</text:span></text:p>
        </text:list-item>
        <text:list-item>
          <text:p text:style-name="P227">Gold</text:p>
        </text:list-item>
        <text:list-item>
          <text:p text:style-name="P227">Iron</text:p>
        </text:list-item>
        <text:list-item>
          <text:p text:style-name="P227">Silver</text:p>
        </text:list-item>
      </text:list>
      <text:p text:style-name="P58"/>
      <text:p text:style-name="P34">Gems, gemstones and crystals</text:p>
      <text:list text:style-name="L47">
        <text:list-item>
          <text:p text:style-name="P228"><text:span text:style-name="T33">Jade/Malachite<text:tab/></text:span>Believed to be associated with druidry</text:p>
        </text:list-item>
        <text:list-item>
          <text:p text:style-name="P228"><text:span text:style-name="T33">Labradorite<text:tab/><text:tab/></text:span>Associated with <text:span text:style-name="T33">Vel</text:span></text:p>
        </text:list-item>
        <text:list-item>
          <text:p text:style-name="P228"><text:span text:style-name="T33">Obsidian<text:tab/><text:tab/></text:span>Believed to be associated with death or the void</text:p>
        </text:list-item>
      </text:list>
      <text:h text:style-name="P152" text:outline-level="3" text:is-list-header="true"><text:bookmark-start text:name="__RefHeading___Toc504_1847516618"/>Glomdur<text:bookmark-end text:name="__RefHeading___Toc504_1847516618"/></text:h>
      <text:p text:style-name="P67"><text:span text:style-name="T33">Government:</text:span> Elected Diarchy</text:p>
      <text:p text:style-name="P67"><text:span text:style-name="T33">Race Majority:</text:span> Dwarf <text:span text:style-name="T105">(</text:span><text:span text:style-name="T115">R</text:span><text:span text:style-name="T105">ed metals and jewelry variants)</text:span></text:p>
      <text:p text:style-name="P67"><text:span text:style-name="T33">Culture type:</text:span> Slavic/<text:span text:style-name="T77">Banodic</text:span></text:p>
      <text:p text:style-name="P67"><text:span text:style-name="T33">Population:</text:span> 20,000 in villages, 10,000 in the city, ~30,000 people in total</text:p>
      <text:p text:style-name="P67"/>
      <text:p text:style-name="P67"><text:span text:style-name="T33">Main languages:</text:span> Banodic</text:p>
      <text:p text:style-name="P67"><text:span text:style-name="T33">Other languages:</text:span> Hendric</text:p>
      <text:p text:style-name="P67"/>
      <text:p text:style-name="P21">Rulers</text:p>
      <text:list text:style-name="L48">
        <text:list-item>
          <text:p text:style-name="P252"><text:span text:style-name="T33">Garv<text:tab/><text:tab/></text:span>Rules economy, imports, exports, <text:span text:style-name="T77">and</text:span> trading.</text:p>
        </text:list-item>
        <text:list-item>
          <text:p text:style-name="P252"><text:span text:style-name="T33">Raldan<text:tab/></text:span>Rules law, <text:span text:style-name="T77">and </text:span>criminal punishment.</text:p>
        </text:list-item>
        <text:list-item>
          <text:p text:style-name="P252"><text:span text:style-name="T33">Borog<text:tab/><text:tab/></text:span>Rules military, and war.</text:p>
        </text:list-item>
        <text:list-item>
          <text:p text:style-name="P252"><text:span text:style-name="T33">Thand<text:tab/><text:tab/></text:span>Major King.</text:p>
        </text:list-item>
      </text:list>
      <text:p text:style-name="P67"/>
      <text:p text:style-name="P21">Important villages <text:span text:style-name="T105">(about 200 settlements, average population 100)</text:span></text:p>
      <text:list text:style-name="L49">
        <text:list-item>
          <text:p text:style-name="P253">Bazam Azarmogsie <text:span text:style-name="T105">(200 people)</text:span></text:p>
        </text:list-item>
      </text:list>
      <text:p text:style-name="P67"/>
      <text:p text:style-name="P21">CITY OF GLOMDUR</text:p>
      <text:p text:style-name="P67">The city of Glomdur is built on a mountain cliff, with a long stone staircase leading up to the entrance. Each house is carved into the stone, with it's doorway leading outside the cliff. Because of unfortunate placement, the shadow of the mountain makes it very dark in the morning, so torches are placed along the staircase and in front of houses.</text:p>
      <text:p text:style-name="P67">The outside of Glomdur looks like a bunch of staircases and curtain walls that hug the cliff face, with windows and wooden walls that lead into the houses inside.</text:p>
      <text:p text:style-name="P67"/>
      <text:p text:style-name="P21">MILITARY</text:p>
      <text:p text:style-name="P67">Glomdur has around 2200 people in their army, 10 in each settlement, and 200 in Glomdur. Each settlement has around 10 guards, and Glomdur has 80 guards.</text:p>
      <text:p text:style-name="P67"/>
      <text:p text:style-name="P21"/>
      <text:p text:style-name="P21"/>
      <text:p text:style-name="P21"/>
      <text:p text:style-name="P21"><text:soft-page-break/>UNIFORMS</text:p>
      <text:p text:style-name="P67"><text:span text:style-name="T33">Soldiers:</text:span> A leather nasal helmet, and a dark gray tunic. Their weapon is a spear, and a wooden buckler.</text:p>
      <text:p text:style-name="P67"><text:span text:style-name="T33">Archers/Guards:</text:span> A leather nasal helmet, and a dark gray tunic. Their weapon is a crossbow, with flint-headed bolts.</text:p>
      <text:p text:style-name="P67"/>
      <text:p text:style-name="P35">CULTURE</text:p>
      <text:p text:style-name="P37">Preferred weapons</text:p>
      <text:list text:continue-list="list2607458253" text:style-name="L33">
        <text:list-item>
          <text:p text:style-name="P239">Axe</text:p>
        </text:list-item>
        <text:list-item>
          <text:p text:style-name="P239">Light crossbow</text:p>
        </text:list-item>
        <text:list-item>
          <text:p text:style-name="P239">Shortsword</text:p>
        </text:list-item>
        <text:list-item>
          <text:p text:style-name="P239">War hammer</text:p>
        </text:list-item>
      </text:list>
      <text:p text:style-name="P64"/>
      <text:p text:style-name="P37">Preferred metals</text:p>
      <text:list text:style-name="L50">
        <text:list-item>
          <text:p text:style-name="P278">Brass</text:p>
        </text:list-item>
        <text:list-item>
          <text:p text:style-name="P278">Bronze</text:p>
        </text:list-item>
        <text:list-item>
          <text:p text:style-name="P278">Gold</text:p>
        </text:list-item>
        <text:list-item>
          <text:p text:style-name="P278">Iron</text:p>
        </text:list-item>
      </text:list>
      <text:h text:style-name="P153" text:outline-level="3" text:is-list-header="true"><text:bookmark-start text:name="__RefHeading___Toc506_1847516618"/>Heirfgria<text:bookmark-end text:name="__RefHeading___Toc506_1847516618"/></text:h>
      <text:p text:style-name="P68"><text:span text:style-name="T33">Government:</text:span> Noocracy</text:p>
      <text:p text:style-name="P68"><text:span text:style-name="T33">Race Majority:</text:span> Centaur</text:p>
      <text:p text:style-name="P68"><text:span text:style-name="T33">Culture type:</text:span> Centaur</text:p>
      <text:p text:style-name="P68"><text:span text:style-name="T33">Population:</text:span> ~6,000 centaurs</text:p>
      <text:p text:style-name="P68"/>
      <text:p text:style-name="P68"><text:span text:style-name="T33">Main language:</text:span> Sylvendric</text:p>
      <text:p text:style-name="P68"><text:span text:style-name="T33">Other language:</text:span> Rànûdan</text:p>
      <text:p text:style-name="P68"/>
      <text:p text:style-name="P68"><text:span text:style-name="T33">Ruler:</text:span> Gorflock</text:p>
      <text:p text:style-name="P68"/>
      <text:p text:style-name="P22">Preferred weapons</text:p>
      <text:list xml:id="list137439867" text:style-name="L51">
        <text:list-item>
          <text:p text:style-name="P254">Longaxe/<text:span text:style-name="T78">Dane Axe</text:span></text:p>
        </text:list-item>
        <text:list-item>
          <text:p text:style-name="P254">Longbow <text:span text:style-name="T105">(</text:span><text:span text:style-name="T117">S</text:span><text:span text:style-name="T105">elf bow, no recurving)</text:span></text:p>
        </text:list-item>
        <text:list-item>
          <text:p text:style-name="P254">Light Crossbow</text:p>
        </text:list-item>
        <text:list-item>
          <text:p text:style-name="P254">Obsidian-tipped arrows</text:p>
        </text:list-item>
        <text:list-item>
          <text:p text:style-name="P254">Scimitar</text:p>
        </text:list-item>
      </text:list>
      <text:p text:style-name="P68"/>
      <text:p text:style-name="P22">Preferred metals</text:p>
      <text:list text:style-name="L52">
        <text:list-item>
          <text:p text:style-name="P256">Flint <text:span text:style-name="T105">(</text:span><text:span text:style-name="T116">F</text:span><text:span text:style-name="T105">letching)</text:span></text:p>
        </text:list-item>
        <text:list-item>
          <text:p text:style-name="P256">Iron</text:p>
        </text:list-item>
        <text:list-item>
          <text:p text:style-name="P256">Silver</text:p>
        </text:list-item>
      </text:list>
      <text:p text:style-name="P68"/>
      <text:p text:style-name="P22">Gems, gemstones and crystals</text:p>
      <text:list text:style-name="L53">
        <text:list-item>
          <text:p text:style-name="P257"><text:span text:style-name="T33">Crystal/White opal</text:span><text:span text:style-name="T18"><text:tab/>A</text:span>ssociated with <text:span text:style-name="T33">Lûn</text:span>, and believed to be associated with <text:span text:style-name="T33">Lünanyr</text:span> and life</text:p>
        </text:list-item>
        <text:list-item>
          <text:p text:style-name="P257"><text:span text:style-name="T33">Emerald<text:tab/><text:tab/></text:span>Associated with nature</text:p>
        </text:list-item>
        <text:list-item>
          <text:p text:style-name="P257"><text:span text:style-name="T33">Jade/Malachite<text:tab/></text:span>Believed to be associated with druidry</text:p>
        </text:list-item>
        <text:list-item>
          <text:p text:style-name="P257"><text:span text:style-name="T33">Labradorite<text:tab/><text:tab/></text:span>Associated with <text:span text:style-name="T33">Vel</text:span>, and believed to be associated with <text:span text:style-name="T33">Parhrügi</text:span> and magic</text:p>
        </text:list-item>
        <text:list-item>
          <text:p text:style-name="P257"><text:span text:style-name="T33">Obsidian<text:tab/><text:tab/></text:span>Believed to be associated with death or the void</text:p>
        </text:list-item>
        <text:list-item>
          <text:p text:style-name="P257"><text:span text:style-name="T33">Onyx<text:tab/><text:tab/><text:tab/></text:span>Associated with <text:span text:style-name="T78">d</text:span>eath</text:p>
        </text:list-item>
      </text:list>
      <text:h text:style-name="P154" text:outline-level="3" text:is-list-header="true"><text:bookmark-start text:name="__RefHeading___Toc1843_3121108448"/>Hendril<text:bookmark-end text:name="__RefHeading___Toc1843_3121108448"/></text:h>
      <text:p text:style-name="P71"><text:span text:style-name="T33">Government:</text:span> Elected autocracy</text:p>
      <text:p text:style-name="P71"><text:span text:style-name="T33">Race Majority:</text:span> Human</text:p>
      <text:p text:style-name="P71"><text:span text:style-name="T33">Culture type:</text:span> Roman/<text:span text:style-name="T79">Byzantine</text:span></text:p>
      <text:p text:style-name="P71"><text:span text:style-name="T33">Population:</text:span> 15,000 people in towns, 70,000 people in cities, 85,000 people in total</text:p>
      <text:p text:style-name="P71"/>
      <text:p text:style-name="P71"><text:span text:style-name="T33">Main languages:</text:span> Hendric (English)</text:p>
      <text:p text:style-name="P71"/>
      <text:p text:style-name="P71"><text:span text:style-name="T33">Ruler:</text:span> Taevus</text:p>
      <text:p text:style-name="P71"/>
      <text:p text:style-name="P23">Important towns <text:span text:style-name="T105">(50 settlements, each town with about 300 people)</text:span></text:p>
      <text:p text:style-name="P71"><text:tab/>Bantusea</text:p>
      <text:p text:style-name="P71"><text:tab/>Forthias</text:p>
      <text:p text:style-name="P71"><text:tab/>Gellervail</text:p>
      <text:p text:style-name="P71"><text:tab/>Zenixras</text:p>
      <text:p text:style-name="P71"/>
      <text:p text:style-name="P23">Cities</text:p>
      <text:p text:style-name="P71"><text:tab/>Jollantil <text:span text:style-name="T105">(</text:span><text:span text:style-name="T117">Capital city</text:span><text:span text:style-name="T105">, 50,000 people, including 1200 soldiers and 150 guards)</text:span></text:p>
      <text:p text:style-name="P71"><text:tab/>Virot (<text:span text:style-name="T105">20,000 people, including 700 soldiers and 90 guards)</text:span></text:p>
      <text:p text:style-name="P71"/>
      <text:p text:style-name="P23">Important fortresses <text:span text:style-name="T105">(15 fortresses total)</text:span></text:p>
      <text:p text:style-name="P71"><text:tab/>Gavalor</text:p>
      <text:p text:style-name="P71"><text:tab/>Haedroval</text:p>
      <text:p text:style-name="P71"><text:tab/>Woparias</text:p>
      <text:p text:style-name="P71"/>
      <text:p text:style-name="P23">JOLLANTIL</text:p>
      <text:p text:style-name="P73">Jollantil is a city built against a mountain cliff, with a stone wall about 5 meters high surrounding it. Houses are in the style of middle eastern houses, specifically Jerusalem during the 1st century, but the walls are built using common gray stone instead of sandstone/limestone.</text:p>
      <text:p text:style-name="P73"><text:span text:style-name="T33"/></text:p>
      <text:p text:style-name="P73"><text:span text:style-name="T33"/></text:p>
      <text:p text:style-name="P73"><text:span text:style-name="T33"/></text:p>
      <text:p text:style-name="P73"><text:soft-page-break/><text:span text:style-name="T33">GAVALOR, HAEDROVAL AND WOPARIAS</text:span></text:p>
      <text:p text:style-name="P73">These fortresses are small stone fortresses about 30×30 meters in size.</text:p>
      <text:p text:style-name="P71"/>
      <text:p text:style-name="P23">MILITARY</text:p>
      <text:p text:style-name="P71">Hendril has 2500 men in their army, about 40 in each fortress, 1200 in Jollantil and 700 in Virot. Soldiers live in their garrisons.</text:p>
      <text:p text:style-name="P71"/>
      <text:p text:style-name="P23">UNIFORMS</text:p>
      <text:p text:style-name="P71"><text:span text:style-name="T33">Spearmen/Guard:</text:span> A spearman would have a leather nasal helmet, white tunic, gray pants, will provide shoes if needed. Their weapon is a spear and a norman kite shield.</text:p>
      <text:p text:style-name="P71"><text:span text:style-name="T33">Archer/Lookout:</text:span> An archer would have a leather nasal helmet, white tunic, gray pants, will provide shoes if needed. Their weapon is a longbow, flint-headed arrows, and a knife.</text:p>
      <text:p text:style-name="P71"><text:span text:style-name="T33">Palace Guard:</text:span> A palace guard would have an iron nasal helmet, yellow surcoat, hauberk, red tunic, and will provide shoes if needed. Their weapon is a spear and a norman kite shield.</text:p>
      <text:p text:style-name="P71"/>
      <text:p text:style-name="P39">CULTURES</text:p>
      <text:p text:style-name="P23">Preferred weapons</text:p>
      <text:list text:style-name="L54">
        <text:list-item>
          <text:p text:style-name="P258">Longbow</text:p>
        </text:list-item>
        <text:list-item>
          <text:p text:style-name="P258">Flanged mace</text:p>
        </text:list-item>
        <text:list-item>
          <text:p text:style-name="P258">Spatha</text:p>
        </text:list-item>
        <text:list-item>
          <text:p text:style-name="P258">Spear</text:p>
        </text:list-item>
      </text:list>
      <text:p text:style-name="P71"/>
      <text:p text:style-name="P23">Preferred metals</text:p>
      <text:list text:style-name="L55">
        <text:list-item>
          <text:p text:style-name="P259">Flint <text:span text:style-name="T105">(</text:span><text:span text:style-name="T118">F</text:span><text:span text:style-name="T105">letching)</text:span></text:p>
        </text:list-item>
        <text:list-item>
          <text:p text:style-name="P259">Gold</text:p>
        </text:list-item>
        <text:list-item>
          <text:p text:style-name="P259">Iron</text:p>
        </text:list-item>
        <text:list-item>
          <text:p text:style-name="P259">Silver</text:p>
        </text:list-item>
      </text:list>
      <text:p text:style-name="P71"/>
      <text:p text:style-name="P23">Gems, gemstones and crystals</text:p>
      <text:list text:style-name="L56">
        <text:list-item>
          <text:p text:style-name="P260"><text:span text:style-name="T33">Amber<text:tab/></text:span>Believed to repel evil spirits, associated with <text:span text:style-name="T33">Jalfar</text:span></text:p>
        </text:list-item>
        <text:list-item>
          <text:p text:style-name="P260"><text:span text:style-name="T33">Jade</text:span><text:tab/><text:tab/>Associated with <text:span text:style-name="T33">Vel</text:span></text:p>
        </text:list-item>
      </text:list>
      <text:h text:style-name="P155" text:outline-level="3" text:is-list-header="true"><text:bookmark-start text:name="__RefHeading___Toc1845_3121108448"/>Neshoz<text:bookmark-end text:name="__RefHeading___Toc1845_3121108448"/></text:h>
      <text:p text:style-name="P74"><text:span text:style-name="T33">Government:</text:span> Noocracy</text:p>
      <text:p text:style-name="P74"><text:span text:style-name="T33">Race Majority:</text:span> Orc</text:p>
      <text:p text:style-name="P74"><text:span text:style-name="T33">Culture type:</text:span> Neshozic</text:p>
      <text:p text:style-name="P74"><text:span text:style-name="T33">Population:</text:span> ~30,000 orcs</text:p>
      <text:p text:style-name="P74"/>
      <text:p text:style-name="P74"><text:span text:style-name="T33">Main languages:</text:span> Neshozic</text:p>
      <text:p text:style-name="P74"/>
      <text:p text:style-name="P74"><text:span text:style-name="T33">Ruler:</text:span> Nonaka<text:span text:style-name="T80">t</text:span></text:p>
      <text:h text:style-name="P156" text:outline-level="3" text:is-list-header="true"><text:bookmark-start text:name="__RefHeading___Toc1847_3121108448"/>Rànûd<text:span text:style-name="T81">el</text:span><text:bookmark-end text:name="__RefHeading___Toc1847_3121108448"/></text:h>
      <text:p text:style-name="P72"><text:span text:style-name="T33">Government:</text:span> Elected Geniocracy</text:p>
      <text:p text:style-name="P72"><text:span text:style-name="T33">Race Majority:</text:span> Moon Elf</text:p>
      <text:p text:style-name="P72"><text:span text:style-name="T33">Culture type:</text:span> Moon Elvish</text:p>
      <text:p text:style-name="P72"><text:span text:style-name="T33">Population:</text:span> 15,000 people in settlements, 3000 people in Emeröreslu, ~20,000 people in total</text:p>
      <text:p text:style-name="P72"/>
      <text:p text:style-name="P72"><text:span text:style-name="T33">Main languages:</text:span> Rànûdan</text:p>
      <text:p text:style-name="P72"/>
      <text:p text:style-name="P72"><text:span text:style-name="T33">Ruler:</text:span> <text:span text:style-name="T81">King </text:span>Vasolas</text:p>
      <text:p text:style-name="P72"/>
      <text:p text:style-name="P24">Important villages <text:span text:style-name="T105">(300 settlements, about 50 people in each)</text:span></text:p>
      <text:list text:style-name="L57">
        <text:list-item>
          <text:p text:style-name="P229">Ailenfliiwem</text:p>
        </text:list-item>
      </text:list>
      <text:list text:style-name="L58">
        <text:list-item>
          <text:p text:style-name="P261">Qwalu Dasin</text:p>
        </text:list-item>
        <text:list-item>
          <text:p text:style-name="P261">Pûsa Dasin</text:p>
        </text:list-item>
        <text:list-item>
          <text:p text:style-name="P261">Talithtom</text:p>
        </text:list-item>
      </text:list>
      <text:p text:style-name="P72"/>
      <text:p text:style-name="P24">Cities</text:p>
      <text:p text:style-name="P72"><text:tab/>Emeröreslu <text:span text:style-name="T105">(3000 people, including 200 soldiers and archers, 10 lookouts, and 15 palace guards)</text:span></text:p>
      <text:p text:style-name="P72"/>
      <text:p text:style-name="P24">TOWNS/VILLAGES</text:p>
      <text:p text:style-name="P79">Rànûdel is located inside the Forest of Rànûdel.</text:p>
      <text:p text:style-name="P72">Qwalu Dasin and Pûsa Dasin are built along the coast of the forest, while Talithtom <text:span text:style-name="T82">and Ailenfliiwem</text:span> is built in a lower, flatter part of the forest where it isn't as mountainous and jagged as the other areas.</text:p>
      <text:p text:style-name="P72"/>
      <text:p text:style-name="P24">EMERÖRESLU</text:p>
      <text:p text:style-name="P75">Emeröreslu is built around a karst on the top of a hill, and is about 70 meters high from the top of the hill to the top of the karst. The hill area which isn't jagged allows for a large town built around this karst, which is around the same size of every district in Dagsvald combined. A wooden wall is built around this town, which is about 10 meters high. No towers or other fortifications are built on this wall, because the watchers and lookouts are primarily on the stairs/pathway that lead upwards to the palace.</text:p>
      <text:p text:style-name="P75"><text:soft-page-break/>The palace is the top of the karst. The main building is a circular wooden structure about 25 meters in diameter, with a thatched conic roof. This building is three floors high. The first floor is the throne room and two long tables, that can fit 12 people each (6 on each side). The throne also has a smaller table for the king when there is a feast/banquet. The two long tables are at the side, so there is a direct path to the throne. The throne is set on an elevated platform with stairs that lead up to it. To the right side is a staircase that is built against the wall. On the second floor are the rooms for the king and his family, and on the third floor is storage space.</text:p>
      <text:p text:style-name="P72">There is wooden railing around the top of the karst, to prevent people from falling off.</text:p>
      <text:p text:style-name="P72">A banquet can hold at most 24 people, excluding the king and queen.</text:p>
      <text:p text:style-name="P72">Two smaller circular buildings are built on the left and right side of the main building. They have two floors, with a conical thatched roof like the main building. The first floor of the one on the right is the kitchens and storage, while the second floor are space for servants. There are ten servants who live here. The building on the left are for palace guards, archers (they are also the lookouts), and guests.</text:p>
      <text:p text:style-name="P72">On the bottom, houses are usually single floored. Some houses may be two floored, but no more than that. Some houses are built on the way up to the karst, which are usually the houses of nobles.</text:p>
      <text:p text:style-name="P72"/>
      <text:p text:style-name="P24">MILITARY</text:p>
      <text:p text:style-name="P72">Emeröreslu has 200 soldiers, and 25 guards. Each village has around 5 guards. Soldiers live in their homes.</text:p>
      <text:p text:style-name="P72"/>
      <text:p text:style-name="P24">UNIFORMS</text:p>
      <text:p text:style-name="P72"><text:span text:style-name="T33">Soldier/Guard:</text:span> A soldier would have an aqua gambeson, brown tunic, brown pants, and leather shoes. Their weapon is a spear and a Norman kite shield.</text:p>
      <text:p text:style-name="P72"><text:span text:style-name="T33">Palace Guard:</text:span> A palace guard would have a leather nasal helmet, aqua gambeson, light gray surcoat with Rànûdan's flag on it, brown tunic, and brown pants. Their weapon is a ji halberd (<text:span text:style-name="T83">d</text:span>ouble crescent varian<text:span text:style-name="T83">t</text:span>).</text:p>
      <text:p text:style-name="P72"><text:span text:style-name="T33">Archer/Lookout:</text:span> An archer would have an aqua gambeson, light gray surcoat with Rànûdan's flag on it, brown tunic, and brown pants. Their weapon is a spear, and a longbow (self bow) with obsidian-headed arrows.</text:p>
      <text:p text:style-name="P72"/>
      <text:p text:style-name="P95"><text:span text:style-name="T33"/></text:p>
      <text:p text:style-name="P95"><text:span text:style-name="T33"/></text:p>
      <text:p text:style-name="P95"><text:span text:style-name="T33"/></text:p>
      <text:p text:style-name="P95"><text:span text:style-name="T33"/></text:p>
      <text:p text:style-name="P95"><text:span text:style-name="T33"/></text:p>
      <text:p text:style-name="P95"><text:span text:style-name="T33"/></text:p>
      <text:p text:style-name="P95"><text:soft-page-break/><text:span text:style-name="T33">CULTURE</text:span></text:p>
      <text:p text:style-name="P24">Preferred weapons</text:p>
      <text:list xml:id="list912619840" text:style-name="L59">
        <text:list-item>
          <text:p text:style-name="P262">All bows</text:p>
        </text:list-item>
        <text:list-item>
          <text:p text:style-name="P262">Guandao <text:span text:style-name="T105">(</text:span><text:span text:style-name="T107">O</text:span><text:span text:style-name="T105">nly for the wealthy)</text:span></text:p>
        </text:list-item>
        <text:list-item>
          <text:p text:style-name="P262">Ji</text:p>
        </text:list-item>
        <text:list-item>
          <text:p text:style-name="P262">Monk's spade <text:span text:style-name="T105">(</text:span><text:span text:style-name="T107">O</text:span><text:span text:style-name="T105">nly for the wealthy)</text:span></text:p>
        </text:list-item>
        <text:list-item>
          <text:p text:style-name="P262">Obsidian-tipped arrows</text:p>
        </text:list-item>
        <text:list-item>
          <text:p text:style-name="P262">Sabers <text:span text:style-name="T105">(Liuyuedao)</text:span></text:p>
        </text:list-item>
        <text:list-item>
          <text:p text:style-name="P262">Spear</text:p>
        </text:list-item>
      </text:list>
      <text:p text:style-name="P72"/>
      <text:p text:style-name="P24">Preferred metals</text:p>
      <text:list text:style-name="L60">
        <text:list-item>
          <text:p text:style-name="P264">Crucible steel</text:p>
        </text:list-item>
        <text:list-item>
          <text:p text:style-name="P264">Iron</text:p>
        </text:list-item>
        <text:list-item>
          <text:p text:style-name="P264">Obsidian <text:span text:style-name="T105">(</text:span><text:span text:style-name="T107">F</text:span><text:span text:style-name="T105">letching)</text:span></text:p>
        </text:list-item>
        <text:list-item>
          <text:p text:style-name="P264">Silver</text:p>
        </text:list-item>
        <text:list-item>
          <text:p text:style-name="P264">Steel</text:p>
        </text:list-item>
      </text:list>
      <text:p text:style-name="P72"/>
      <text:p text:style-name="P24">Gems, gemstones and crystals</text:p>
      <text:list text:style-name="L61">
        <text:list-item>
          <text:p text:style-name="P265"><text:span text:style-name="T33">Emerald<text:tab/><text:tab/></text:span>Associated with nature</text:p>
        </text:list-item>
        <text:list-item>
          <text:p text:style-name="P265"><text:span text:style-name="T33">Jade/Malachite<text:tab/></text:span>Believed to be associated with druidry</text:p>
        </text:list-item>
        <text:list-item>
          <text:p text:style-name="P265"><text:span text:style-name="T33">Labradorite<text:tab/><text:tab/></text:span>Associated with <text:span text:style-name="T33">Vel</text:span>, and believed to be associated with <text:span text:style-name="T33">Parhrügi</text:span> and magic</text:p>
        </text:list-item>
        <text:list-item>
          <text:p text:style-name="P265"><text:span text:style-name="T33">Obsidian<text:tab/><text:tab/></text:span>Believed to be associated with death or the void</text:p>
        </text:list-item>
        <text:list-item>
          <text:p text:style-name="P265"><text:span text:style-name="T33">Onyx<text:tab/><text:tab/><text:tab/></text:span>Associated with death</text:p>
        </text:list-item>
      </text:list>
      <text:h text:style-name="P157" text:outline-level="3" text:is-list-header="true"><text:bookmark-start text:name="__RefHeading___Toc1856_3121108448"/>Vatakond<text:bookmark-end text:name="__RefHeading___Toc1856_3121108448"/></text:h>
      <text:p text:style-name="P76"><text:span text:style-name="T33">Government:</text:span> Noocracy</text:p>
      <text:p text:style-name="P76"><text:span text:style-name="T33">Race Majority:</text:span> Centaurs</text:p>
      <text:p text:style-name="P76"><text:span text:style-name="T33">Culture type:</text:span> Centaur</text:p>
      <text:p text:style-name="P76"><text:span text:style-name="T33">Popilation:</text:span> ~10,000 centaurs</text:p>
      <text:p text:style-name="P76"/>
      <text:p text:style-name="P76"><text:span text:style-name="T33">Main language:</text:span> Sylvendric</text:p>
      <text:p text:style-name="P76"><text:span text:style-name="T33">Other languages:</text:span> Rànûdan</text:p>
      <text:p text:style-name="P76"/>
      <text:p text:style-name="P76"><text:span text:style-name="T33">Ruler:</text:span> Klivahon</text:p>
      <text:p text:style-name="P76"/>
      <text:p text:style-name="P25">Known Settlements</text:p>
      <text:list text:style-name="L62">
        <text:list-item>
          <text:p text:style-name="P266">Ainattor <text:span text:style-name="T105">(</text:span><text:span text:style-name="T119">R</text:span><text:span text:style-name="T105">uined)</text:span></text:p>
        </text:list-item>
        <text:list-item>
          <text:p text:style-name="P266">Antaragen <text:span text:style-name="T105">(</text:span><text:span text:style-name="T122">D</text:span><text:span text:style-name="T121">agsvaldian</text:span><text:span text:style-name="T105"> captured, now a </text:span><text:span text:style-name="T122">D</text:span><text:span text:style-name="T121">agsvaldian</text:span><text:span text:style-name="T105"> outpost)</text:span></text:p>
        </text:list-item>
        <text:list-item>
          <text:p text:style-name="P266">Bravogen <text:span text:style-name="T105">(150 centaurs, 20 are guards)</text:span></text:p>
        </text:list-item>
        <text:list-item>
          <text:p text:style-name="P266">Kornatias <text:span text:style-name="T105">(100 centaurs, 10 are guards)</text:span></text:p>
        </text:list-item>
      </text:list>
      <text:p text:style-name="P76"/>
      <text:p text:style-name="P40">CULTURE</text:p>
      <text:p text:style-name="P26">Preferred weapons</text:p>
      <text:list text:continue-list="list137439867" text:style-name="L51">
        <text:list-item>
          <text:p text:style-name="P255">Longaxe/<text:span text:style-name="T78">Dane Axe</text:span></text:p>
        </text:list-item>
        <text:list-item>
          <text:p text:style-name="P255">Longbow <text:span text:style-name="T105">(</text:span><text:span text:style-name="T120">S</text:span><text:span text:style-name="T105">elf bow, no recurving)</text:span></text:p>
        </text:list-item>
        <text:list-item>
          <text:p text:style-name="P255">Light Crossbow</text:p>
        </text:list-item>
        <text:list-item>
          <text:p text:style-name="P255">Obsidian-tipped arrows</text:p>
        </text:list-item>
        <text:list-item>
          <text:p text:style-name="P255">Scimitar</text:p>
        </text:list-item>
      </text:list>
      <text:p text:style-name="P70"/>
      <text:p text:style-name="P26">Preferred metals</text:p>
      <text:list text:style-name="L63">
        <text:list-item>
          <text:p text:style-name="P267">Flint <text:span text:style-name="T105">(</text:span><text:span text:style-name="T116">F</text:span><text:span text:style-name="T105">letching)</text:span></text:p>
        </text:list-item>
        <text:list-item>
          <text:p text:style-name="P267">Iron</text:p>
        </text:list-item>
        <text:list-item>
          <text:p text:style-name="P267">Silver</text:p>
        </text:list-item>
      </text:list>
      <text:p text:style-name="P70"/>
      <text:p text:style-name="P26"/>
      <text:p text:style-name="P26"><text:soft-page-break/>Gems, gemstones and crystals</text:p>
      <text:list text:style-name="L64">
        <text:list-item>
          <text:p text:style-name="P268"><text:span text:style-name="T33">Crystal/White opal</text:span><text:span text:style-name="T18"><text:tab/>A</text:span>ssociated with <text:span text:style-name="T33">Lûn</text:span>, and believed to be associated with <text:span text:style-name="T33">Lünanyr</text:span> and life</text:p>
        </text:list-item>
        <text:list-item>
          <text:p text:style-name="P268"><text:span text:style-name="T33">Emerald<text:tab/><text:tab/></text:span>Associated with nature</text:p>
        </text:list-item>
        <text:list-item>
          <text:p text:style-name="P268"><text:span text:style-name="T33">Jade/Malachite<text:tab/></text:span>Believed to be associated with druidry</text:p>
        </text:list-item>
        <text:list-item>
          <text:p text:style-name="P268"><text:span text:style-name="T33">Labradorite<text:tab/><text:tab/></text:span>Associated with <text:span text:style-name="T33">Vel</text:span>, and believed to be associated with <text:span text:style-name="T33">Parhrügi</text:span> and magic</text:p>
        </text:list-item>
        <text:list-item>
          <text:p text:style-name="P268"><text:span text:style-name="T33">Obsidian<text:tab/><text:tab/></text:span>Believed to be associated with death or the void</text:p>
        </text:list-item>
        <text:list-item>
          <text:p text:style-name="P268"><text:span text:style-name="T33">Onyx<text:tab/><text:tab/><text:tab/></text:span>Associated with <text:span text:style-name="T78">d</text:span>eath</text:p>
        </text:list-item>
      </text:list>
      <text:h text:style-name="P158" text:outline-level="3" text:is-list-header="true"><text:bookmark-start text:name="__RefHeading___Toc1858_3121108448"/>Vuntarla<text:bookmark-end text:name="__RefHeading___Toc1858_3121108448"/></text:h>
      <text:p text:style-name="P77"><text:span text:style-name="T33">Government:</text:span> Absolute Monarchy</text:p>
      <text:p text:style-name="P77"><text:span text:style-name="T33">Race Majority:</text:span> Cold Elf, <text:span text:style-name="T85">Elfmen</text:span>, Human (<text:span text:style-name="T84">U</text:span>ncommon)</text:p>
      <text:p text:style-name="P77"><text:span text:style-name="T33">Culture type:</text:span> <text:span text:style-name="T84">Dagsvaldian/</text:span><text:span text:style-name="T86">Norse</text:span></text:p>
      <text:p text:style-name="P77"><text:span text:style-name="T33">Pop</text:span><text:span text:style-name="T37">ul</text:span><text:span text:style-name="T33">ation:</text:span> ~500 people</text:p>
      <text:p text:style-name="P77"/>
      <text:p text:style-name="P77"><text:span text:style-name="T33">Main language:</text:span> Esrel, Dagsvaldian</text:p>
      <text:p text:style-name="P77"/>
      <text:p text:style-name="P77"><text:span text:style-name="T33">Ruler:</text:span> King Sûvisgarn</text:p>
      <text:p text:style-name="P77"/>
      <text:p text:style-name="P27">Cities</text:p>
      <text:list text:style-name="L65">
        <text:list-item>
          <text:p text:style-name="P269">Vuntarla <text:span text:style-name="T105">(500 people, 40 are guards)</text:span></text:p>
        </text:list-item>
      </text:list>
      <text:p text:style-name="P77"/>
      <text:p text:style-name="P27">VUNTARLA</text:p>
      <text:p text:style-name="P77">Vuntarla is a tiny castle that holds a town, perched on a high hill near the ocean. It is about 80 meters in width and height, and it's walls are 5 meters high and 4 meters thick, and are filled with earth, with no covering above, so the floor of the walls is grass. To get up to the walls, there is a slope made of earth inside the castle which lead up to the walls. The walls are also slightly on an angle so the stones used to build the walls don't collapse. The houses inside are made of wood, and the main "keep" is just a viking longhouse, surrounded by an inner curtain wall, made of wood.</text:p>
      <text:p text:style-name="P77">House<text:span text:style-name="T84">s</text:span> follow the same style as Dagsvald.</text:p>
      <text:p text:style-name="P77">Guards live in their homes.</text:p>
      <text:p text:style-name="P77"/>
      <text:p text:style-name="P36">CULTURE</text:p>
      <text:p text:style-name="P28">Preferred weapons</text:p>
      <text:list text:continue-list="list2615602255" text:style-name="L39">
        <text:list-item>
          <text:p text:style-name="P246">Atgeir</text:p>
        </text:list-item>
        <text:list-item>
          <text:p text:style-name="P246">Axe</text:p>
        </text:list-item>
        <text:list-item>
          <text:p text:style-name="P246">Longaxe/<text:span text:style-name="T74">Dane Axe</text:span></text:p>
        </text:list-item>
        <text:list-item>
          <text:p text:style-name="P246">Longbow (<text:span text:style-name="T109">S</text:span><text:span text:style-name="T105">elf bow, no recurving)</text:span></text:p>
        </text:list-item>
        <text:list-item>
          <text:p text:style-name="P246">Spear</text:p>
        </text:list-item>
        <text:list-item>
          <text:p text:style-name="P246">Viking/Frankish swords</text:p>
        </text:list-item>
      </text:list>
      <text:p text:style-name="P69"/>
      <text:p text:style-name="P28"/>
      <text:p text:style-name="P28"><text:soft-page-break/>Preferred metals</text:p>
      <text:list text:style-name="L66">
        <text:list-item>
          <text:p text:style-name="P270">Crucible steel</text:p>
        </text:list-item>
        <text:list-item>
          <text:p text:style-name="P270">Flint <text:span text:style-name="T105">(</text:span><text:span text:style-name="T108">F</text:span><text:span text:style-name="T105">letching)</text:span></text:p>
        </text:list-item>
        <text:list-item>
          <text:p text:style-name="P270">Gold</text:p>
        </text:list-item>
        <text:list-item>
          <text:p text:style-name="P270">Iron</text:p>
        </text:list-item>
        <text:list-item>
          <text:p text:style-name="P270">Silver</text:p>
        </text:list-item>
      </text:list>
      <text:p text:style-name="P69"/>
      <text:p text:style-name="P28">Gems, gemstones and crystals</text:p>
      <text:list text:style-name="L67">
        <text:list-item>
          <text:p text:style-name="P271"><text:span text:style-name="T33">Amber<text:tab/></text:span>Believed to repel evil spirits, associated with <text:span text:style-name="T33">Jalfar</text:span></text:p>
        </text:list-item>
        <text:list-item>
          <text:p text:style-name="P271"><text:span text:style-name="T33">Fire Opal<text:tab/></text:span>Believed to be associated with <text:span text:style-name="T33">Talmundur</text:span></text:p>
        </text:list-item>
      </text:list>
      <text:h text:style-name="P159" text:outline-level="3" text:is-list-header="true"><text:bookmark-start text:name="__RefHeading___Toc1860_3121108448"/>Yûmlathnar<text:bookmark-end text:name="__RefHeading___Toc1860_3121108448"/></text:h>
      <text:p text:style-name="P78"><text:span text:style-name="T33">Government:</text:span> Elected autocracy</text:p>
      <text:p text:style-name="P78"><text:span text:style-name="T33">Race Majority:</text:span> Moon Elf</text:p>
      <text:p text:style-name="P78"><text:span text:style-name="T33">Culture type:</text:span> Moon Elvish</text:p>
      <text:p text:style-name="P78"><text:span text:style-name="T33">Pop</text:span><text:span text:style-name="T38">u</text:span><text:span text:style-name="T33">lation:</text:span> ~30,000 people</text:p>
      <text:p text:style-name="P78"/>
      <text:p text:style-name="P78"><text:span text:style-name="T33">Main language:</text:span> Rànûdan</text:p>
      <text:p text:style-name="P78"><text:span text:style-name="T33">Other language:</text:span> Sylvendric</text:p>
      <text:p text:style-name="P78"/>
      <text:p text:style-name="P78"><text:span text:style-name="T33">Ruler:</text:span> King Thafassil</text:p>
      <text:p text:style-name="P78"/>
      <text:p text:style-name="P49">CULTURE</text:p>
      <text:p text:style-name="P29">Preferred weapons</text:p>
      <text:list text:continue-list="list912619840" text:style-name="L59">
        <text:list-item>
          <text:p text:style-name="P263">All bows</text:p>
        </text:list-item>
        <text:list-item>
          <text:p text:style-name="P263">Guandao <text:span text:style-name="T105">(</text:span><text:span text:style-name="T107">O</text:span><text:span text:style-name="T105">nly for the wealthy)</text:span></text:p>
        </text:list-item>
        <text:list-item>
          <text:p text:style-name="P263">Ji</text:p>
        </text:list-item>
        <text:list-item>
          <text:p text:style-name="P263">Monk's spade <text:span text:style-name="T105">(</text:span><text:span text:style-name="T107">O</text:span><text:span text:style-name="T105">nly for the wealthy)</text:span></text:p>
        </text:list-item>
        <text:list-item>
          <text:p text:style-name="P263">Obsidian-tipped arrows</text:p>
        </text:list-item>
        <text:list-item>
          <text:p text:style-name="P263">Sabers <text:span text:style-name="T105">(Liuyuedao)</text:span></text:p>
        </text:list-item>
        <text:list-item>
          <text:p text:style-name="P263">Spear</text:p>
        </text:list-item>
      </text:list>
      <text:p text:style-name="P83"/>
      <text:p text:style-name="P29">Preferred metals</text:p>
      <text:list text:style-name="L68">
        <text:list-item>
          <text:p text:style-name="P272">Crucible steel</text:p>
        </text:list-item>
        <text:list-item>
          <text:p text:style-name="P272">Iron</text:p>
        </text:list-item>
        <text:list-item>
          <text:p text:style-name="P272">Obsidian <text:span text:style-name="T105">(</text:span><text:span text:style-name="T107">F</text:span><text:span text:style-name="T105">letching)</text:span></text:p>
        </text:list-item>
        <text:list-item>
          <text:p text:style-name="P272">Silver</text:p>
        </text:list-item>
        <text:list-item>
          <text:p text:style-name="P272">Steel</text:p>
        </text:list-item>
      </text:list>
      <text:p text:style-name="P83"/>
      <text:p text:style-name="P29"/>
      <text:p text:style-name="P29"/>
      <text:p text:style-name="P29"/>
      <text:p text:style-name="P29"><text:soft-page-break/>Gems, gemstones and crystals</text:p>
      <text:list text:style-name="L69">
        <text:list-item>
          <text:p text:style-name="P273"><text:span text:style-name="T33">Emerald<text:tab/><text:tab/></text:span>Associated with nature</text:p>
        </text:list-item>
        <text:list-item>
          <text:p text:style-name="P273"><text:span text:style-name="T33">Jade/Malachite<text:tab/></text:span>Believed to be associated with druidry</text:p>
        </text:list-item>
        <text:list-item>
          <text:p text:style-name="P273"><text:span text:style-name="T33">Labradorite<text:tab/><text:tab/></text:span>Associated with <text:span text:style-name="T33">Vel</text:span>, and believed to be associated with <text:span text:style-name="T33">Parhrügi</text:span> and magic</text:p>
        </text:list-item>
        <text:list-item>
          <text:p text:style-name="P273"><text:span text:style-name="T33">Obsidian<text:tab/><text:tab/></text:span>Believed to be associated with death or the void</text:p>
        </text:list-item>
        <text:list-item>
          <text:p text:style-name="P273"><text:span text:style-name="T33">Onyx<text:tab/><text:tab/><text:tab/></text:span>Associated with death</text:p>
        </text:list-item>
      </text:list>
      <text:h text:style-name="P131" text:outline-level="1"><text:bookmark-start text:name="__RefHeading___Toc8017_3965303866"/>Locations and Points of Interest<text:bookmark-end text:name="__RefHeading___Toc8017_3965303866"/></text:h>
      <text:h text:style-name="P160" text:outline-level="3" text:is-list-header="true"><text:bookmark-start text:name="__RefHeading___Toc8019_3965303866"/>Talygva<text:bookmark-end text:name="__RefHeading___Toc8019_3965303866"/></text:h>
      <text:p text:style-name="P122">Talygva is the material plane of Aldpor. <text:span text:style-name="T131">This is there most of the world’s events happen, </text:span><text:span text:style-name="T132">and where most races and creatures reside.</text:span></text:p>
      <text:p text:style-name="P122"/>
      <text:p text:style-name="P219">Desert surrounding Tarib</text:p>
      <text:p text:style-name="P124">This desert is a hot desert.</text:p>
      <text:p text:style-name="P122"/>
      <text:p text:style-name="P124"><text:span text:style-name="T33">Forests above Hendril, surrounding Woparias and Zenixras </text:span><text:span text:style-name="T121">(Hendric Forests)</text:span></text:p>
      <text:p text:style-name="P124">These forests are a bright redwood forest, with little undergrowth.</text:p>
      <text:p text:style-name="P122"/>
      <text:p text:style-name="P124"><text:span text:style-name="T33">Forests south of Banod, between Glomdur and Banod, and the one surrounding Mornesvid </text:span><text:span text:style-name="T121">(Dwarven Forests)</text:span></text:p>
      <text:p text:style-name="P124">These forests are mixed forests.</text:p>
      <text:p text:style-name="P122"/>
      <text:p text:style-name="P219">Banodic mountain ranges</text:p>
      <text:p text:style-name="P124">These mountain ranges are high mountains that snow at the peaks. The dwarven forests also grow on this mountain range.</text:p>
      <text:p text:style-name="P123"/>
      <text:p text:style-name="P53">Forests near Argonlav and under Esrelu, and west of Glomdur <text:span text:style-name="T105">(Dagsvaldian Forests)</text:span></text:p>
      <text:p text:style-name="P122">These forests are made up of two areas. The northern area and the part west of Glomdur is a dark coniferous forest of tall pines some firs and spruces, and the bottom half is a mixed coniferous forest. The bottom half is a bright coniferous forest with about 50% firs with heavy undergrowth, and 50% tall pines and firs with moderate undergrowth.</text:p>
      <text:p text:style-name="P122"/>
      <text:p text:style-name="P53">Forests on the western island</text:p>
      <text:p text:style-name="P122">In the north is a coniferous forest, at the sides are mixed forests, and at the bottom is an oak and beech forest.</text:p>
      <text:p text:style-name="P122"/>
      <text:p text:style-name="P53">Forests surrounding Aodesvu <text:span text:style-name="T105">(Aodesvic Forests)</text:span></text:p>
      <text:p text:style-name="P122">This forest is a beech and oak forest, with moderate to little undergrowth, other than green grass that cover the ground.</text:p>
      <text:p text:style-name="P122"/>
      <text:p text:style-name="P53"><text:soft-page-break/>Mountains in the very north</text:p>
      <text:p text:style-name="P122">These mountains are tall mountains covered in snow.</text:p>
      <text:p text:style-name="P122"/>
      <text:p text:style-name="P53">Peninsula southwest of Esrelu</text:p>
      <text:p text:style-name="P122">This peninsula is mostly covered with the same forest near Argonlav. There has been rumors of frost dragons living here.</text:p>
      <text:p text:style-name="P122"/>
      <text:p text:style-name="P53">Forests of Rànûdel</text:p>
      <text:p text:style-name="P122">The Forests of Rànûdel is a very hilly forest in the west, but very mountainous in the east, which gets so jagged it starts to form karsts. The entire forest consists of tall pines and large oaks. Cool blue mists eternally surround this area, which seems to be bright, giving the sky a glowy look.</text:p>
      <text:p text:style-name="P122">This forest contains two moon shrines, a shrine of Lûn and a shrine of Vel.</text:p>
      <text:p text:style-name="P122"/>
      <text:p text:style-name="P53">Sölshaef Forest, snowy taiga near argonlav, and the taiga north of Mornesvid</text:p>
      <text:p text:style-name="P122">These forests are snowy coniferous forests. This forest also contains all three moon shrine variants, located in the west.</text:p>
      <text:p text:style-name="P122"/>
      <text:p text:style-name="P53">Heirfgrian Forest</text:p>
      <text:p text:style-name="P122">This forest is a dark redwood forest. The main inhabitants are Heirgrian centaurs. This forest contains a shrine of An.</text:p>
      <text:p text:style-name="P122"/>
      <text:p text:style-name="P53">Moon Shrines</text:p>
      <text:p text:style-name="P122">These shrines are made of large, light limestone bricks, taking up about a 8 meter square of space and being about 20 meters tall, with a large bell placed at the top of each shrine made of their corresponding moon.</text:p>
      <text:p text:style-name="P122">The shrines of <text:span text:style-name="T33">Lûn</text:span> uses <text:span text:style-name="T33">silver</text:span>, the shrines of <text:span text:style-name="T33">Vel</text:span> uses <text:span text:style-name="T33">antimony</text:span>, and the shrines of <text:span text:style-name="T33">An</text:span> uses <text:span text:style-name="T33">brass</text:span>.</text:p>
      <text:p text:style-name="P122"/>
      <text:h text:style-name="P161" text:outline-level="3" text:is-list-header="true"><text:bookmark-start text:name="__RefHeading___Toc8021_3965303866"/>Furnalfa<text:bookmark-end text:name="__RefHeading___Toc8021_3965303866"/></text:h>
      <text:p text:style-name="P125">Furnalfa is a plane of fey, or more commonly known as Realm of Pure Nature. It is a never ending dark forest of crooked oak, covered in green moss. The ground is covered with plants, ferns, short grass, and sometimes, rocks. Most of these oaks do not have leaves, and if they do, it is very little, and the leaves are orange. Some areas are brighter than others, and sometimes there are clearings.</text:p>
      <text:p text:style-name="P125"/>
      <text:h text:style-name="P162" text:outline-level="3" text:is-list-header="true"><text:bookmark-start text:name="__RefHeading___Toc8023_3965303866"/><text:soft-page-break/>Jælheim<text:bookmark-end text:name="__RefHeading___Toc8023_3965303866"/></text:h>
      <text:p text:style-name="P119">Jælheim <text:span text:style-name="T139">is the good afterlife.</text:span></text:p>
      <text:p text:style-name="P119"/>
      <text:h text:style-name="P163" text:outline-level="3" text:is-list-header="true"><text:bookmark-start text:name="__RefHeading___Toc8025_3965303866"/>Hel<text:bookmark-end text:name="__RefHeading___Toc8025_3965303866"/></text:h>
      <text:p text:style-name="P121">Hel is the bad afterlife.</text:p>
      <text:p text:style-name="P119"/>
      <text:h text:style-name="P161" text:outline-level="3" text:is-list-header="true"><text:bookmark-start text:name="__RefHeading___Toc8027_3965303866"/>Sotvaryg<text:bookmark-end text:name="__RefHeading___Toc8027_3965303866"/></text:h>
      <text:p text:style-name="P118">Sotvaryg is the Plane of Earth and Stone. It appears to be a dark cavern, made of stone and hard earth, with occasional openings on the ceiling to the outside. The outside is extremely mountainous and inhabitable.</text:p>
      <text:p text:style-name="P118"/>
      <text:h text:style-name="Heading_20_3" text:outline-level="3" text:is-list-header="true"><text:bookmark-start text:name="__RefHeading___Toc8029_3965303866"/>Parhrüvaryg<text:bookmark-end text:name="__RefHeading___Toc8029_3965303866"/></text:h>
      <text:p text:style-name="P308">Parhrüvaryg is a dimension similar to Vorasil. It is an endless world of purple glittering liquid, which is the <text:span text:style-name="T33">magic</text:span> of the world. <text:span text:style-name="T142">The liquid is most commonly known as </text:span><text:span text:style-name="T55">Parhrügi’s Tears.</text:span> <text:span text:style-name="T32">Parhrügi’s Tears are extremely volatile, and the speaking of P</text:span><text:span text:style-name="T141">rimordial alters this liquid. If brought back to Talygva, a single vial would be worth </text:span><text:span text:style-name="T54">tens</text:span><text:span text:style-name="T141"> of gold.</text:span></text:p>
      <text:p text:style-name="P126"/>
      <text:h text:style-name="P164" text:outline-level="3" text:is-list-header="true"><text:bookmark-start text:name="__RefHeading___Toc8031_3965303866"/>V<text:span text:style-name="T138">o</text:span>r<text:span text:style-name="T138">a</text:span>sil and Maresil<text:bookmark-end text:name="__RefHeading___Toc8031_3965303866"/></text:h>
      <text:p text:style-name="P120">V<text:span text:style-name="T138">o</text:span>r<text:span text:style-name="T138">a</text:span>sil <text:span text:style-name="T140">and Maresil are dimensions, which overlap each realm in Aldpor’s cosmology. Vorasil</text:span> is the Ethereal Plane, and Maresil is the Astral Plane.</text:p>
      <text:p text:style-name="P54"/>
      <text:p text:style-name="P56">VORASIL</text:p>
      <text:p text:style-name="P61">V<text:span text:style-name="T138">o</text:span>r<text:span text:style-name="T138">a</text:span>sil<text:span text:style-name="T134"> is the Ethereal Plane. </text:span>While you are in this plane, you are incorporeal, and invisible to others not in the Ethereal Plane. <text:span text:style-name="T136">There is no gravity in this plane, and you can move as if you are swimming.</text:span></text:p>
      <text:p text:style-name="P60"/>
      <text:p text:style-name="P55">MARESIL</text:p>
      <text:p text:style-name="P62">Maresil <text:span text:style-name="T135">is the Astral Plane, and</text:span> is <text:span text:style-name="T135">also</text:span> the plane where souls need to go through in order to reach their afterlife. <text:span text:style-name="T136">There is no gravity in this plane, and you can move </text:span><text:span text:style-name="T137">up to running speed just by thinking</text:span><text:span text:style-name="T136">.</text:span> <text:span text:style-name="T133">While you are in this plane, you are incorporeal, and invisible to others not in </text:span>Maresil<text:span text:style-name="T133">.</text:span> If a soul is unable to traverse this plane, it is sent back to it’s body and rises as a <text:span text:style-name="T33">draugr.</text:span></text:p>
      <text:h text:style-name="P130" text:outline-level="1" text:is-list-header="true"><text:bookmark-start text:name="__RefHeading___Toc4450_1959312179"/>Potions<text:bookmark-end text:name="__RefHeading___Toc4450_1959312179"/></text:h>
      <text:h text:style-name="Heading_20_3" text:outline-level="3" text:is-list-header="true"><text:bookmark-start text:name="__RefHeading___Toc4452_1959312179"/>Overview<text:bookmark-end text:name="__RefHeading___Toc4452_1959312179"/></text:h>
      <text:p text:style-name="P82">Potions are concoctions and mix<text:span text:style-name="T103">t</text:span>ures of different items dissolved into water, and powered by a magic catalyst.</text:p>
      <text:p text:style-name="P82">Two amethyst gorbries as ingredients usually applies the effects of a spell, but only if the spell has a material component.</text:p>
      <text:p text:style-name="P82">Example: Potion of Mage Armor has two amethyst gorbries, and a handful of cobweb. A handful of cobweb is the material component for mage armor.</text:p>
      <text:p text:style-name="P82"/>
      <text:h text:style-name="P165" text:outline-level="3" text:is-list-header="true"><text:bookmark-start text:name="__RefHeading___Toc4454_1959312179"/>Brewing Steps<text:bookmark-end text:name="__RefHeading___Toc4454_1959312179"/></text:h>
      <text:p text:style-name="P103">These steps will show you how to brew a potion.</text:p>
      <text:p text:style-name="P103"/>
      <text:list text:style-name="L70">
        <text:list-item>
          <text:p text:style-name="P274">Get a container. Lets suppose it's a cauldron, since ingredients below are assumed a the potion is being brewed in a cauldron.</text:p>
          <text:p text:style-name="P274"/>
        </text:list-item>
        <text:list-item>
          <text:p text:style-name="P274">Add water, then add a catalyst. Make sure the catalyst is fully submerged.</text:p>
        </text:list-item>
        <text:list-item>
          <text:p text:style-name="P274"><text:span text:style-name="T103">I</text:span>f you have magical water, you do not need a catalyst.</text:p>
          <text:p text:style-name="P274"/>
        </text:list-item>
        <text:list-item>
          <text:p text:style-name="P274">Add ingredients. Ingredients also must be fully submerged.</text:p>
        </text:list-item>
        <text:list-item>
          <text:p text:style-name="P274">Make sure the water isn't a slop, and must be at least as 'watery' as syrup.</text:p>
          <text:p text:style-name="P274"/>
        </text:list-item>
        <text:list-item>
          <text:p text:style-name="P274">Boil it. This will take an hour.</text:p>
        </text:list-item>
        <text:list-item>
          <text:p text:style-name="P274">You enhance the effects by leaving it boiling for another few hours, which will increase it's potency by about 25 percent.</text:p>
          <text:p text:style-name="P274"/>
        </text:list-item>
        <text:list-item>
          <text:p text:style-name="P274">Let it sit for at least 6 hours for the ingredients to fully dissolve before using.</text:p>
        </text:list-item>
      </text:list>
      <text:p text:style-name="P82"/>
      <text:p text:style-name="P82">Based on the amount you drank, the potion could last from minutes to hours. A small vial could last 10 minutes, and a wine bottle of potion could last hours.</text:p>
      <text:p text:style-name="P82"/>
      <text:p text:style-name="P82"/>
      <text:p text:style-name="P82"/>
      <text:h text:style-name="P166" text:outline-level="3" text:is-list-header="true"><text:bookmark-start text:name="__RefHeading___Toc4456_1959312179"/><text:soft-page-break/><text:span text:style-name="T104">Soaking</text:span><text:bookmark-end text:name="__RefHeading___Toc4456_1959312179"/></text:h>
      <text:p text:style-name="P82">You can soak various materials in potion to give them potion effects. This is how most 'magic' items are made, also the most common method. The other, less common but more powerful method is by directly giving the item magic by using the spell <text:span text:style-name="T33">Imbuement.</text:span></text:p>
      <text:p text:style-name="P82"/>
      <text:p text:style-name="P48">Soaking times</text:p>
      <text:list text:style-name="L71">
        <text:list-item>
          <text:p text:style-name="P275"><text:span text:style-name="T33">Sand, dirt, powder</text:span>:<text:tab/>Dump it in the potion to make a slop</text:p>
        </text:list-item>
        <text:list-item>
          <text:p text:style-name="P275"><text:span text:style-name="T33">Cloth:<text:tab/><text:tab/><text:tab/></text:span>Just dip it in</text:p>
        </text:list-item>
        <text:list-item>
          <text:p text:style-name="P275"><text:span text:style-name="T33">Wood:</text:span><text:tab/><text:tab/><text:tab/>4 hours</text:p>
        </text:list-item>
        <text:list-item>
          <text:p text:style-name="P275"><text:span text:style-name="T33">Stone:<text:tab/><text:tab/><text:tab/></text:span>6 hours</text:p>
        </text:list-item>
        <text:list-item>
          <text:p text:style-name="P275"><text:span text:style-name="T33">Meat:<text:tab/><text:tab/><text:tab/></text:span>5 minutes</text:p>
        </text:list-item>
        <text:list-item>
          <text:p text:style-name="P275"><text:span text:style-name="T33">Plant:<text:tab/><text:tab/><text:tab/></text:span>10 minutes</text:p>
        </text:list-item>
      </text:list>
      <text:p text:style-name="P82"/>
      <text:h text:style-name="P167" text:outline-level="3" text:is-list-header="true"><text:bookmark-start text:name="__RefHeading___Toc4458_1959312179"/>Catalysts<text:bookmark-end text:name="__RefHeading___Toc4458_1959312179"/></text:h>
      <text:p text:style-name="P82">A catalyst is required to make a potion. Without a catalyst, a "potion" would just be a gross mixture that might make you sick.</text:p>
      <text:p text:style-name="P82">A catalyst is a magical object/liquid that is what makes the potion's effect. Any nonliving thing that has an innate magical connection can be considered a catalyst.</text:p>
      <text:p text:style-name="P82"/>
      <text:p text:style-name="P30">Here are a list of catalyst examples</text:p>
      <text:list text:style-name="L72">
        <text:list-item>
          <text:p text:style-name="P276">The snow, or foliage where an intense magical battle happened.</text:p>
        </text:list-item>
        <text:list-item>
          <text:p text:style-name="P276">The foliage near a magical creatures' lair.</text:p>
        </text:list-item>
        <text:list-item>
          <text:p text:style-name="P276">The grass from a magic academy's training grounds.</text:p>
        </text:list-item>
        <text:list-item>
          <text:p text:style-name="P276">The water from an ancient magical well.</text:p>
        </text:list-item>
        <text:list-item>
          <text:p text:style-name="P276">The core of a slain elemental.</text:p>
        </text:list-item>
        <text:list-item>
          <text:p text:style-name="P276">Water attuned to a god or moon.</text:p>
        </text:list-item>
        <text:list-item>
          <text:p text:style-name="P276">Flesh of a prolonged zombie.</text:p>
        </text:list-item>
      </text:list>
      <text:p text:style-name="P82"/>
      <text:p text:style-name="P82">Basically anything that suffered either long-term magical activity, or short-term intense magical activity <text:span text:style-name="T105">(</text:span><text:span text:style-name="T106">Meaning: F</text:span><text:span text:style-name="T105">ire bolting or using illusory script the ground a few times isn't going make it magical.)</text:span></text:p>
      <text:p text:style-name="P82"><text:span text:style-name="T105"/></text:p>
      <text:p text:style-name="P82"><text:span text:style-name="T105"/></text:p>
      <text:h text:style-name="P168" text:outline-level="3" text:is-list-header="true"><text:bookmark-start text:name="__RefHeading___Toc4460_1959312179"/><text:soft-page-break/>Potions and Concoctions<text:bookmark-end text:name="__RefHeading___Toc4460_1959312179"/></text:h>
      <text:p text:style-name="P115">Here is a list of potions and concoctions that are in Aldpor. This isn’t a complete list, therefore more may be added in the future.</text:p>
      <text:p text:style-name="P110"/>
      <text:p text:style-name="P50">Catalystic Concoction</text:p>
      <text:list text:style-name="L73">
        <text:list-item>
          <text:p text:style-name="P279"><text:span text:style-name="T33">Appearance:<text:tab/></text:span>It is transparent and purple, with blue streaks, and seems to be eternally filled with glitter. It also glows in the dark.</text:p>
        </text:list-item>
        <text:list-item>
          <text:p text:style-name="P279"><text:span text:style-name="T33">Usage:<text:tab/><text:tab/></text:span>Soak in object, works best in an orb.</text:p>
        </text:list-item>
        <text:list-item>
          <text:p text:style-name="P279"><text:span text:style-name="T33">Effect:<text:tab/><text:tab/></text:span>It will quicken spell casting, only for the person attuned to it.</text:p>
        </text:list-item>
        <text:list-item>
          <text:p text:style-name="P279"><text:span text:style-name="T33">Downside:<text:tab/></text:span>It only works with spells that are given to the object, and only the person attuned to the object can use it.</text:p>
        </text:list-item>
        <text:list-item>
          <text:p text:style-name="P279"><text:span text:style-name="T33">Components:</text:span> Three amethyst gorbries, and a drop of Parhrügi's Tears.</text:p>
        </text:list-item>
      </text:list>
      <text:p text:style-name="P111"/>
      <text:p text:style-name="P51">Curing Potion</text:p>
      <text:list text:style-name="L74">
        <text:list-item>
          <text:p text:style-name="P280"><text:span text:style-name="T33">Appearance:<text:tab/></text:span>The potion is a clear liquid, with white specks floating around, like dandruff or lemon fibers.</text:p>
        </text:list-item>
        <text:list-item>
          <text:p text:style-name="P280"><text:span text:style-name="T33">Usage:<text:tab/><text:tab/></text:span>Drink. Only take small doses after each meal, or you could instantly go out cold.</text:p>
        </text:list-item>
        <text:list-item>
          <text:p text:style-name="P280"><text:span text:style-name="T33">Effect:<text:tab/><text:tab/></text:span>It will kill diseases, viruses, fungi, sicknesses, amoebas, parasites, poison etc.</text:p>
        </text:list-item>
        <text:list-item>
          <text:p text:style-name="P280"><text:span text:style-name="T33">Downside:<text:tab/></text:span>Weakens you, makes you feel tired and sleepy if used a lot, also destroys undigested food. (makes you more hungry)</text:p>
        </text:list-item>
        <text:list-item>
          <text:p text:style-name="P280"><text:span text:style-name="T33">Components:<text:tab/></text:span>Three duck feather, handful of dirt (any type of soil except sand and clay), and a handful of small pieces of wood (or wood chips, or wood powder).</text:p>
        </text:list-item>
      </text:list>
      <text:p text:style-name="P111"/>
      <text:p text:style-name="P51">Darkvision Potion</text:p>
      <text:list text:style-name="L75">
        <text:list-item>
          <text:p text:style-name="P281"><text:span text:style-name="T33">Appearance:<text:tab/></text:span>The potion is completely black with some glowing streaks of blue.</text:p>
        </text:list-item>
        <text:list-item>
          <text:p text:style-name="P281"><text:span text:style-name="T33">Usage:<text:tab/><text:tab/></text:span>Drink.</text:p>
        </text:list-item>
        <text:list-item>
          <text:p text:style-name="P281"><text:span text:style-name="T33">Effect:<text:tab/><text:tab/></text:span>Lets you see in the dark.</text:p>
        </text:list-item>
        <text:list-item>
          <text:p text:style-name="P281"><text:span text:style-name="T33">Components:<text:tab/></text:span>Chopped bits of fermented moonshroom, and a handful of moss.</text:p>
        </text:list-item>
      </text:list>
      <text:p text:style-name="P111"/>
      <text:p text:style-name="P51"/>
      <text:p text:style-name="P51"/>
      <text:p text:style-name="P51"/>
      <text:p text:style-name="P51"/>
      <text:p text:style-name="P51"><text:soft-page-break/>Energy <text:span text:style-name="T125">P</text:span>otion</text:p>
      <text:list text:style-name="L76">
        <text:list-item>
          <text:p text:style-name="P282"><text:span text:style-name="T33">Appearance:<text:tab/></text:span>The potion is a pale green slop.</text:p>
        </text:list-item>
        <text:list-item>
          <text:p text:style-name="P282"><text:span text:style-name="T33">Usage:<text:tab/><text:tab/></text:span>Drink.</text:p>
        </text:list-item>
        <text:list-item>
          <text:p text:style-name="P282"><text:span text:style-name="T33">Effect:<text:tab/><text:tab/></text:span>It gives you energy, same way that food gives you energy, except you instantly gain it.</text:p>
        </text:list-item>
        <text:list-item>
          <text:p text:style-name="P282"><text:span text:style-name="T33">Downside:<text:tab/></text:span>You don't get to taste the delightful taste of real food.</text:p>
        </text:list-item>
        <text:list-item>
          <text:p text:style-name="P282"><text:span text:style-name="T33">Components:<text:tab/></text:span>A practal gorbry, and pinch of rye flour.</text:p>
        </text:list-item>
      </text:list>
      <text:p text:style-name="P111"/>
      <text:p text:style-name="P51">Ekraldi's Conco<text:span text:style-name="T126">c</text:span>tion</text:p>
      <text:list text:style-name="L77">
        <text:list-item>
          <text:p text:style-name="P283"><text:span text:style-name="T33">Appearance:<text:tab/></text:span>The potion is a clear liquid.</text:p>
        </text:list-item>
        <text:list-item>
          <text:p text:style-name="P283"><text:span text:style-name="T33">Usage:<text:tab/><text:tab/></text:span>Drink.</text:p>
        </text:list-item>
        <text:list-item>
          <text:p text:style-name="P283"><text:span text:style-name="T33">Effect:<text:tab/><text:tab/></text:span>Fatigue, dizziness, loss of concentration, and sometimes paralysis.</text:p>
        </text:list-item>
        <text:list-item>
          <text:p text:style-name="P283"><text:span text:style-name="T33">Components:<text:tab/></text:span>Handful of dark lichen, an <text:span text:style-name="T126">E</text:span>kraldi's toadstool chopped into pieces.</text:p>
        </text:list-item>
      </text:list>
      <text:p text:style-name="P111"/>
      <text:p text:style-name="P51">Potion of Animal Conjuration</text:p>
      <text:list text:style-name="L78">
        <text:list-item>
          <text:p text:style-name="P284"><text:span text:style-name="T33">Appearance:<text:tab/></text:span>The potion is a gray-brown slop.</text:p>
        </text:list-item>
        <text:list-item>
          <text:p text:style-name="P284"><text:span text:style-name="T33">Usage:<text:tab/><text:tab/></text:span>Make it hit things at high speeds. (Throwing, dropping, launching etc.)</text:p>
        </text:list-item>
        <text:list-item>
          <text:p text:style-name="P284"><text:span text:style-name="T33">Effect:<text:tab/><text:tab/></text:span>Creates one animal exactly like the spell Conjure Animals, corresponding to the wooden figurine.</text:p>
        </text:list-item>
        <text:list-item>
          <text:p text:style-name="P284"><text:span text:style-name="T33">Components:<text:tab/></text:span>Two amethyst gorbries, and a carved wooden figurine of the animal to conjure.</text:p>
        </text:list-item>
      </text:list>
      <text:p text:style-name="P111"/>
      <text:p text:style-name="P51">Potion of Frostcoating</text:p>
      <text:list text:style-name="L79">
        <text:list-item>
          <text:p text:style-name="P285"><text:span text:style-name="T33">Appearance:<text:tab/></text:span>The potion is a silvery liquid that glows in the dark.</text:p>
        </text:list-item>
        <text:list-item>
          <text:p text:style-name="P285"><text:span text:style-name="T33">Usage:<text:tab/><text:tab/></text:span>Make it hit things at high speeds. (Throwing, dropping, launching etc.)</text:p>
        </text:list-item>
        <text:list-item>
          <text:p text:style-name="P285"><text:span text:style-name="T33">Effect:<text:tab/><text:tab/></text:span>Potion coats and sticks to surfaces. When the potion touches any solid surface, it then turns into a frost coating similar in effect to Cold Snare.</text:p>
        </text:list-item>
        <text:list-item>
          <text:p text:style-name="P285"><text:span text:style-name="T33">Components:<text:tab/></text:span>Two amethyst gorbries, a handful of a mixure of moss, handful of silver powder.</text:p>
        </text:list-item>
      </text:list>
      <text:p text:style-name="P111"/>
      <text:p text:style-name="P111"/>
      <text:p text:style-name="P111"/>
      <text:p text:style-name="P111"/>
      <text:p text:style-name="P51"><text:soft-page-break/>Potion of Mage Armor</text:p>
      <text:list text:style-name="L80">
        <text:list-item>
          <text:p text:style-name="P286"><text:span text:style-name="T33">Appearance:<text:tab/></text:span>The potion is a blue liquid that glows in the dark.</text:p>
        </text:list-item>
        <text:list-item>
          <text:p text:style-name="P286"><text:span text:style-name="T33">Usage:<text:tab/><text:tab/></text:span>Drink.</text:p>
        </text:list-item>
        <text:list-item>
          <text:p text:style-name="P286"><text:span text:style-name="T33">Effect:<text:tab/><text:tab/></text:span>Gives the effects of Mage Armor.</text:p>
        </text:list-item>
        <text:list-item>
          <text:p text:style-name="P286"><text:span text:style-name="T33">Components: </text:span>Two amethyst gorbries, and a handful of cobweb.</text:p>
        </text:list-item>
      </text:list>
      <text:p text:style-name="P111"/>
      <text:p text:style-name="P51">Regeneration Potion</text:p>
      <text:list text:style-name="L81">
        <text:list-item>
          <text:p text:style-name="P287"><text:span text:style-name="T33">Appearance:<text:tab/></text:span>The potion is a pale honey-colored liquid.</text:p>
        </text:list-item>
        <text:list-item>
          <text:p text:style-name="P287"><text:span text:style-name="T33">Usage:<text:tab/><text:tab/></text:span>Pour small amount onto a wound. Must be a<text:span text:style-name="T127">b</text:span>sorbed into the wound to work. Can be also drinked, to heal any damaged organs.</text:p>
        </text:list-item>
        <text:list-item>
          <text:p text:style-name="P287"><text:span text:style-name="T33">Effect:<text:tab/><text:tab/></text:span>Evaporates wasted blood, and speeds up cell regeneration rate up to 10 times.</text:p>
        </text:list-item>
        <text:list-item>
          <text:p text:style-name="P287"><text:span text:style-name="T33">Downside:<text:tab/></text:span>Can cause cancer if used too much.</text:p>
        </text:list-item>
        <text:list-item>
          <text:p text:style-name="P287"><text:span text:style-name="T33">Components:<text:tab/></text:span>Eight basil leaves (no stem), eight red tulip petals, and gecko tail.</text:p>
        </text:list-item>
      </text:list>
      <text:p text:style-name="P111"/>
      <text:p text:style-name="P51">Sickening Potion</text:p>
      <text:list text:style-name="L82">
        <text:list-item>
          <text:p text:style-name="P288"><text:span text:style-name="T33">Appearance:<text:tab/></text:span>The potion is a half clear pale brown liquid.</text:p>
        </text:list-item>
        <text:list-item>
          <text:p text:style-name="P288"><text:span text:style-name="T33">Usage:<text:tab/><text:tab/></text:span>Somehow get it into the body.</text:p>
        </text:list-item>
        <text:list-item>
          <text:p text:style-name="P288"><text:span text:style-name="T33">Effect:<text:tab/><text:tab/></text:span>Makes target feel sick. Symptoms: Dizziness, and nausea.</text:p>
        </text:list-item>
        <text:list-item>
          <text:p text:style-name="P288"><text:span text:style-name="T33">Components:<text:tab/></text:span>A picked tail of a rat, and a cockroach wing.</text:p>
        </text:list-item>
      </text:list>
      <text:p text:style-name="P111"/>
      <text:p text:style-name="P51">Sparkfire Ale</text:p>
      <text:list text:style-name="L83">
        <text:list-item>
          <text:p text:style-name="P289"><text:span text:style-name="T33">Appearance:<text:tab/></text:span>This thing is just ale with sparkfire potion properties.</text:p>
        </text:list-item>
        <text:list-item>
          <text:p text:style-name="P289"><text:span text:style-name="T33">Usage:<text:tab/><text:tab/></text:span>Drink.</text:p>
        </text:list-item>
        <text:list-item>
          <text:p text:style-name="P289"><text:span text:style-name="T33">Effect:<text:tab/><text:tab/></text:span>Tastes like a mix of ale and a really strong soda (shouldn't hurt you when it is drunk).</text:p>
        </text:list-item>
        <text:list-item>
          <text:p text:style-name="P289"><text:span text:style-name="T33">Components:<text:tab/></text:span>Instead of making the potion the traditional way, you add the sparkfire potion ingredients with the ale ingredients together with a catalyst.</text:p>
        </text:list-item>
      </text:list>
      <text:p text:style-name="P111"/>
      <text:p text:style-name="P51">Sparkfire Potion</text:p>
      <text:list text:style-name="L84">
        <text:list-item>
          <text:p text:style-name="P290"><text:span text:style-name="T33">Appearance:<text:tab/></text:span>The potion is a<text:span text:style-name="T128">n</text:span> orange liquid.</text:p>
        </text:list-item>
        <text:list-item>
          <text:p text:style-name="P290"><text:span text:style-name="T33">Usage:<text:tab/><text:tab/></text:span>Make it hit things at high speeds. (Throwing, dropping, launching etc.)</text:p>
        </text:list-item>
        <text:list-item>
          <text:p text:style-name="P290"><text:span text:style-name="T33">Effect:<text:tab/><text:tab/></text:span>Explodes in shower of sparks. Pretty much harmless with small amounts.</text:p>
        </text:list-item>
        <text:list-item>
          <text:p text:style-name="P290"><text:span text:style-name="T33">Components:<text:tab/></text:span>Handful of sulfur powder, pinch of sand, pinch of iron power, pinch of rust.</text:p>
        </text:list-item>
      </text:list>
      <text:p text:style-name="P111"><text:soft-page-break/><text:span text:style-name="T33">Tarfire Grenade</text:span></text:p>
      <text:list text:style-name="L85">
        <text:list-item>
          <text:p text:style-name="P291"><text:span text:style-name="T33">Appearance:<text:tab/></text:span>The potion is a orange liquid with black streaks.</text:p>
        </text:list-item>
        <text:list-item>
          <text:p text:style-name="P291"><text:span text:style-name="T33">Usage:<text:tab/><text:tab/></text:span>Make it hit things at high speeds. (Throwing, dropping, launching etc.)</text:p>
        </text:list-item>
        <text:list-item>
          <text:p text:style-name="P291"><text:span text:style-name="T33">Effect:<text:tab/><text:tab/></text:span>Explodes in a burst of fire.</text:p>
        </text:list-item>
        <text:list-item>
          <text:p text:style-name="P291"><text:span text:style-name="T33">Components:<text:tab/></text:span>Sparkfire Potion, tar.</text:p>
        </text:list-item>
        <text:list-item>
          <text:p text:style-name="P291"><text:span text:style-name="T33">Brewing:<text:tab/></text:span>Add tar after the sparkfire potion is made.</text:p>
        </text:list-item>
      </text:list>
      <text:p text:style-name="P111"/>
      <text:p text:style-name="P51">Waterbreathing Potion</text:p>
      <text:list text:style-name="L86">
        <text:list-item>
          <text:p text:style-name="P292"><text:span text:style-name="T33">Appearance:<text:tab/></text:span>The potion is a clear liquid.</text:p>
        </text:list-item>
        <text:list-item>
          <text:p text:style-name="P292"><text:span text:style-name="T33">Usage:<text:tab/><text:tab/></text:span>Drink.</text:p>
        </text:list-item>
        <text:list-item>
          <text:p text:style-name="P292"><text:span text:style-name="T33">Effect:<text:tab/><text:tab/></text:span>Creates oxygen in lungs, allowing underwater breath.</text:p>
        </text:list-item>
        <text:list-item>
          <text:p text:style-name="P292"><text:span text:style-name="T33">Components:<text:tab/></text:span>Handful of rust, and three crushed okras.</text:p>
        </text:list-item>
      </text:list>
      <text:h text:style-name="P132" text:outline-level="1"><text:bookmark-start text:name="__RefHeading___Toc1915_3121108448"/>Magic System<text:bookmark-end text:name="__RefHeading___Toc1915_3121108448"/></text:h>
      <text:h text:style-name="P169" text:outline-level="3" text:is-list-header="true"><text:bookmark-start text:name="__RefHeading___Toc1917_3121108448"/>Overview<text:bookmark-end text:name="__RefHeading___Toc1917_3121108448"/></text:h>
      <text:p text:style-name="P81">Wizards have a lot of spells, but unlike druids, seers, and sorcerers, some of their spells must be woven first before speaking the incantation.</text:p>
      <text:p text:style-name="P81">Sorcerers can ignore the Verbal and Material components <text:span text:style-name="T48">only</text:span> for spells marked as 'basic' or 'minor'.</text:p>
      <text:p text:style-name="P81">Here's an example of a wizard casting the classic Fireball spell: </text:p>
      <text:p text:style-name="P99">The man in the dark brown tunic started to wave his fingers around a small area in front of his chest. A blob of blue started to appear around his hands, connecting them like a spider web. In no time, he had finished the casting. "Xòk-al." He pushed the aura forwards as it turned into a ball of flame, and it shot forwards at a high speed, engulfing the zombies in a ball of fire.</text:p>
      <text:p text:style-name="P99"/>
      <text:h text:style-name="P139" text:outline-level="3" text:is-list-header="true"><text:bookmark-start text:name="__RefHeading___Toc1919_3121108448"/><text:span text:style-name="T2">Types of </text:span><text:span text:style-name="T1">Magic</text:span><text:bookmark-end text:name="__RefHeading___Toc1919_3121108448"/></text:h>
      <text:list text:continue-list="list1772316312" text:style-name="L1">
        <text:list-item>
          <text:p text:style-name="P181"><text:span text:style-name="T12">Druidic magic</text:span><text:span text:style-name="T10"> is basically wizard magic without study and using fey's magic instead of directly accessing the Plane of Magic.</text:span></text:p>
        </text:list-item>
        <text:list-item>
          <text:p text:style-name="P181"><text:span text:style-name="T12">Seer magic</text:span><text:span text:style-name="T10"> is when you take the essence of any god other than </text:span><text:span text:style-name="T12">Parhrügi</text:span><text:span text:style-name="T10"> to make magic. Some people are innately seers by leaning towards </text:span><text:span text:style-name="T12">Lünanyr</text:span><text:span text:style-name="T10"> or </text:span><text:span text:style-name="T12">Hirulfyr</text:span><text:span text:style-name="T10">, suc</text:span><text:span text:style-name="T11">h as Vielthöri Aldriàndel.</text:span></text:p>
        </text:list-item>
        <text:list-item>
          <text:p text:style-name="P181"><text:span text:style-name="T12">Sorcery</text:span><text:span text:style-name="T10"> is when you can make simple magic happen by whim, by being magically attuned to </text:span><text:span text:style-name="T12">Jalfar</text:span><text:span text:style-name="T10">.</text:span></text:p>
        </text:list-item>
        <text:list-item>
          <text:p text:style-name="P181"><text:span text:style-name="T12">Wizard/</text:span><text:span text:style-name="T13">Arcane</text:span><text:span text:style-name="T12"> magic</text:span><text:span text:style-name="T10"> is when you make access the </text:span><text:span text:style-name="T12">Plane of Magic</text:span><text:span text:style-name="T10"> by speaking in </text:span><text:span text:style-name="T12">Primordial</text:span><text:span text:style-name="T10">, doing gestures, and holding materials.</text:span></text:p>
        </text:list-item>
        <text:list-item>
          <text:p text:style-name="P183">People who are born magically attuned to a god are rare, being around one in a million (literally, no pun intended).</text:p>
        </text:list-item>
      </text:list>
      <text:p text:style-name="P80"/>
      <text:h text:style-name="Heading_20_3" text:outline-level="3" text:is-list-header="true"><text:bookmark-start text:name="__RefHeading___Toc1921_3121108448"/>Components<text:bookmark-end text:name="__RefHeading___Toc1921_3121108448"/></text:h>
      <text:list text:style-name="L87">
        <text:list-item>
          <text:p text:style-name="P277"><text:span text:style-name="T49">Verbal</text:span><text:span text:style-name="T33"> </text:span><text:span text:style-name="T49">(</text:span><text:span text:style-name="T33">V</text:span><text:span text:style-name="T49">)<text:tab/><text:tab/><text:tab/></text:span><text:span text:style-name="T24">An incantation you must speak/chant when casting the spell.</text:span></text:p>
        </text:list-item>
        <text:list-item>
          <text:p text:style-name="P277"><text:span text:style-name="T49">Somatic (</text:span><text:span text:style-name="T33">S</text:span><text:span text:style-name="T49">)<text:tab/><text:tab/><text:tab/></text:span><text:span text:style-name="T24">An intricate gesture you must perform, such as w</text:span>eaving <text:span text:style-name="T98">a</text:span> spell, <text:span text:style-name="T98">doing</text:span> ritual<text:span text:style-name="T98">s</text:span> like drawing circles or coating <text:span text:style-name="T98">something </text:span>in powder.</text:p>
        </text:list-item>
        <text:list-item>
          <text:p text:style-name="P277"><text:span text:style-name="T49">Somatic Gesture (SG)<text:tab/></text:span><text:span text:style-name="T24">A simple gesture such as</text:span> pointing, touching, <text:span text:style-name="T98">or</text:span> reaching, <text:span text:style-name="T99">perhaps accompanied with a strange, static gesture with your other hand.</text:span></text:p>
        </text:list-item>
        <text:list-item>
          <text:p text:style-name="P277"><text:span text:style-name="T50">Material (</text:span><text:span text:style-name="T33">M</text:span><text:span text:style-name="T50">)<text:tab/><text:tab/><text:tab/></text:span><text:span text:style-name="T25">The materials required in order to cast the spell.</text:span></text:p>
        </text:list-item>
      </text:list>
      <text:p text:style-name="P80"><text:span text:style-name="T25"/></text:p>
      <text:h text:style-name="P170" text:outline-level="3" text:is-list-header="true"><text:bookmark-start text:name="__RefHeading___Toc1923_3121108448"/><text:soft-page-break/>Visuals<text:bookmark-end text:name="__RefHeading___Toc1923_3121108448"/></text:h>
      <text:p text:style-name="P100">Visuals of most magic are extremely simple and subtle, and will be just either flashes of light, glowing, auras, mists, or something elemental.</text:p>
      <text:p text:style-name="P100">If the spell doesn't explain the visual effect, then that spell has no visual effect.</text:p>
      <text:p text:style-name="P100">For example: Control Plant does not specify any visuals, therefore Control Plant does not have any visuals.</text:p>
      <text:p text:style-name="P100"/>
      <text:h text:style-name="Heading_20_3" text:outline-level="3" text:is-list-header="true"><text:bookmark-start text:name="__RefHeading___Toc1925_3121108448"/>Classes<text:bookmark-end text:name="__RefHeading___Toc1925_3121108448"/></text:h>
      <text:p text:style-name="P101">Classes are a way to sort magic by their power, effectiveness, but most importantly how complex they are to learn.</text:p>
      <text:p text:style-name="Text_20_body"/>
      <text:p text:style-name="P47">Minor magic</text:p>
      <text:list text:style-name="L88">
        <text:list-item>
          <text:p text:style-name="P293">Magic that <text:span text:style-name="T33">doesn't require</text:span> much study (<text:span text:style-name="T100">L</text:span>ittle to no knowledge of a target)</text:p>
        </text:list-item>
        <text:list-item>
          <text:p text:style-name="P293"><text:span text:style-name="T33">Less</text:span> than <text:span text:style-name="T33">4 days</text:span> of study and practice to learn</text:p>
        </text:list-item>
        <text:list-item>
          <text:p text:style-name="P293">Most attacks equivalent to <text:span text:style-name="T33">a punch</text:span> <text:span text:style-name="T100">to</text:span> a <text:span text:style-name="T33">few punches</text:span>, does <text:span text:style-name="T33">little</text:span> <text:span text:style-name="T33">damage</text:span> to wood shields, <text:span text:style-name="T100">generally </text:span>safe behind one</text:p>
        </text:list-item>
        <text:list-item>
          <text:p text:style-name="P293">Pure magical force is faintly visible, colored white</text:p>
        </text:list-item>
        <text:list-item>
          <text:p text:style-name="P293">Can be cast <text:span text:style-name="T33">indefinitely</text:span></text:p>
        </text:list-item>
      </text:list>
      <text:p text:style-name="P47">Basic magic</text:p>
      <text:list text:style-name="L89">
        <text:list-item>
          <text:p text:style-name="P294">Magic that requires a <text:span text:style-name="T33">moderate</text:span> amount of study (<text:span text:style-name="T100">B</text:span>rief to some knowledge of a target)</text:p>
        </text:list-item>
        <text:list-item>
          <text:p text:style-name="P294"><text:span text:style-name="T33">4 days </text:span><text:span text:style-name="T26">to</text:span><text:span text:style-name="T33"> 2 weeks</text:span> of study and practice to learn</text:p>
        </text:list-item>
        <text:list-item>
          <text:p text:style-name="P294">Most attacks equivalent to <text:span text:style-name="T33">a weapon's hit</text:span> to the <text:span text:style-name="T33">chest</text:span>, does <text:span text:style-name="T33">some damage</text:span> to wood shields, probably safe behind one</text:p>
        </text:list-item>
        <text:list-item>
          <text:p text:style-name="P294">Pure magical force is faintly visible, colored white or blue</text:p>
        </text:list-item>
        <text:list-item>
          <text:p text:style-name="P294">Can be cast <text:span text:style-name="T33">indefinitely</text:span></text:p>
        </text:list-item>
      </text:list>
      <text:p text:style-name="P47">Major magic</text:p>
      <text:list text:style-name="L90">
        <text:list-item>
          <text:p text:style-name="P295">Magic that require a <text:span text:style-name="T33">lot</text:span> of study (<text:span text:style-name="T100">B</text:span>iologist/scientist level knowledge of a target)</text:p>
        </text:list-item>
        <text:list-item>
          <text:p text:style-name="P295"><text:span text:style-name="T33">2 weeks </text:span><text:span text:style-name="T26">to</text:span><text:span text:style-name="T51"> </text:span><text:span text:style-name="T33">1 month</text:span> of study and practice to learn</text:p>
        </text:list-item>
        <text:list-item>
          <text:p text:style-name="P295">Most attacks equivalent to <text:span text:style-name="T33">three weapon's hit</text:span> to the <text:span text:style-name="T33">chest</text:span>, does lots of damage to shields, probably best not to try and block with a shield</text:p>
        </text:list-item>
        <text:list-item>
          <text:p text:style-name="P295">Pure magical force is colored blue</text:p>
        </text:list-item>
        <text:list-item>
          <text:p text:style-name="P295">Can be cast <text:span text:style-name="T33">6 times</text:span> before resting</text:p>
        </text:list-item>
      </text:list>
      <text:p text:style-name="P102"/>
      <text:p text:style-name="P47"><text:soft-page-break/>Powerful magic</text:p>
      <text:list text:style-name="L91">
        <text:list-item>
          <text:p text:style-name="P296">Magic that is <text:span text:style-name="T33">very</text:span> <text:span text:style-name="T33">powerful</text:span> (<text:span text:style-name="T100">S</text:span>ame as major magic, <text:span text:style-name="T100">and perhaps</text:span> some philosophical things)</text:p>
        </text:list-item>
        <text:list-item>
          <text:p text:style-name="P296">More than <text:span text:style-name="T33">1</text:span> <text:span text:style-name="T33">month</text:span> of study and practice to learn</text:p>
        </text:list-item>
        <text:list-item>
          <text:p text:style-name="P296">Most attacks could <text:span text:style-name="T33">one hit</text:span> or <text:span text:style-name="T33">two hit</text:span> humanoid races, could possibl<text:span text:style-name="T101">y</text:span> just obliterate wooden shields, just don't get hit and you're <text:span text:style-name="T101">probably</text:span> fine</text:p>
        </text:list-item>
        <text:list-item>
          <text:p text:style-name="P296">Pure magical force is very visible, colored blue</text:p>
        </text:list-item>
        <text:list-item>
          <text:p text:style-name="P296">Can be cast <text:span text:style-name="T33">3 times</text:span> before resting</text:p>
        </text:list-item>
      </text:list>
      <text:p text:style-name="P102"/>
      <text:p text:style-name="P102"/>
      <text:p text:style-name="P102">Study means something you have experience/knowledge unless the spell description says otherwise. If the knowledge <text:span text:style-name="T102">required</text:span> is a creature or animate thing, then you must also have knowledge of it's anatomy.</text:p>
      <text:p text:style-name="P102">Druids and Sorcerers are not required to study extensively for spells like <text:span text:style-name="T33">Magic Circle</text:span> or <text:span text:style-name="T33">Protection from Evil and Good.</text:span></text:p>
      <text:p text:style-name="P102"><text:span text:style-name="T33"/></text:p>
      <text:h text:style-name="P171" text:outline-level="3" text:is-list-header="true"><text:bookmark-start text:name="__RefHeading___Toc4476_1959312179"/>Abjuration<text:bookmark-end text:name="__RefHeading___Toc4476_1959312179"/></text:h>
      <text:p text:style-name="P107"/>
      <text:p text:style-name="P52">Arcane Lock (basic)</text:p>
      <text:p text:style-name="P107"><text:tab/><text:span text:style-name="T33">Casting time:<text:tab/><text:tab/></text:span>instantaneous</text:p>
      <text:p text:style-name="P107"><text:tab/><text:span text:style-name="T33">Range:<text:tab/><text:tab/></text:span>touch</text:p>
      <text:p text:style-name="P107"><text:tab/><text:span text:style-name="T33">Requirements:<text:tab/></text:span>V, SG</text:p>
      <text:p text:style-name="P107"><text:tab/><text:span text:style-name="T33">Duration:<text:tab/><text:tab/></text:span>lasts until lock breaks or dispelled</text:p>
      <text:p text:style-name="P107">An object with a lock is magically locked, and feels oddly cold. Objects large enough such as castle gates, portcullis or the door of a giant cannot be locked. You can also set a password, which must be spoken to the lock. If the password is correct, the spell is inactive for 1 minute, or until the door is shut again.</text:p>
      <text:p text:style-name="P107">This spell creates a flash of light originating from inside the lock, and a sharp crack sound when locked. If the password is said correctly, the lock only makes a soft bang.</text:p>
      <text:p text:style-name="P107">In order to use this spell, you must know how the same type of lock you are going to lock (or something similar) works.</text:p>
      <text:p text:style-name="P107"/>
      <text:p text:style-name="P52"/>
      <text:p text:style-name="P52"/>
      <text:p text:style-name="P52"/>
      <text:p text:style-name="P52"><text:soft-page-break/>Arcane Unlock (basic)</text:p>
      <text:p text:style-name="P107"><text:tab/><text:span text:style-name="T33">Casting time:<text:tab/><text:tab/></text:span>instantaneous</text:p>
      <text:p text:style-name="P107"><text:tab/><text:span text:style-name="T33">Range:<text:tab/><text:tab/></text:span>touch</text:p>
      <text:p text:style-name="P107"><text:tab/><text:span text:style-name="T33">Requirements:<text:tab/></text:span>V, SG</text:p>
      <text:p text:style-name="P107">An object with a lock that is under the Arcane Lock spell is dispelled of that spell. If the lock was non-magically locked and magically locked, then you must cast this spell again to unlock it because the first cast removes the magical lock. Objects large enough such as castle gates, portcullis or the door of a giant cannot be targeted.</text:p>
      <text:p text:style-name="P107">This spell creates a quick flash of light originating from inside the lock, and a sharp crack sound when unlocked.</text:p>
      <text:p text:style-name="P107">In order to use this spell, you must know how the same type of lock you are going to unlock (or something similar) works.</text:p>
      <text:p text:style-name="P107"/>
      <text:p text:style-name="P52">Counterspell (basic)</text:p>
      <text:p text:style-name="P107"><text:tab/><text:span text:style-name="T33">Casting time:<text:tab/><text:tab/></text:span>instantaneous</text:p>
      <text:p text:style-name="P107"><text:tab/><text:span text:style-name="T33">Range:<text:tab/><text:tab/></text:span>40 meters</text:p>
      <text:p text:style-name="P107"><text:tab/><text:span text:style-name="T33">Requirements:<text:tab/></text:span>V</text:p>
      <text:p text:style-name="P107">With a word or two, you can interrupt basic and minor spell concentration of a creature you can see in range. More practice and experience with using this spell can turn it's class into major or powerful, and can counter any spell that has a class of your counterspell's class or lower. At powerful, the counterspell can counter almost every magic.</text:p>
      <text:p text:style-name="P107"/>
      <text:p text:style-name="P52">Dispel Magic (major)</text:p>
      <text:p text:style-name="P107"><text:tab/><text:span text:style-name="T33">Casting time:<text:tab/><text:tab/></text:span>6 seconds</text:p>
      <text:p text:style-name="P107"><text:tab/><text:span text:style-name="T33">Range:<text:tab/><text:tab/></text:span>40 meters</text:p>
      <text:p text:style-name="P107"><text:tab/><text:span text:style-name="T33">Requirements:<text:tab/></text:span>V, S</text:p>
      <text:p text:style-name="P107">Choose a creature, an object, or a magical effect that's class is major or lower in range that you can see. If you chose a creature or object, all magical effects placed on it are dispelled. If it is a magical effect, then that magical effect is dispelled.</text:p>
      <text:p text:style-name="P107">In order to use this spell, you must have studied the same school of magic before, and have some knowledge on it.</text:p>
      <text:p text:style-name="P107"/>
      <text:p text:style-name="P52"/>
      <text:p text:style-name="P52"/>
      <text:p text:style-name="P52"/>
      <text:p text:style-name="P52"><text:soft-page-break/>Greater Restoration (major)</text:p>
      <text:p text:style-name="P107"><text:tab/><text:span text:style-name="T33">Casting time:<text:tab/><text:tab/></text:span>30 seconds</text:p>
      <text:p text:style-name="P107"><text:tab/><text:span text:style-name="T33">Range:<text:tab/><text:tab/></text:span>touch</text:p>
      <text:p text:style-name="P107"><text:tab/><text:span text:style-name="T33">Requirements:<text:tab/></text:span>V, S</text:p>
      <text:p text:style-name="P107">You touch a creature. You can perform one action:</text:p>
      <text:list text:style-name="L92">
        <text:list-item>
          <text:p text:style-name="P297">End a curse on the target, including the attunement to a cursed item if so.</text:p>
        </text:list-item>
        <text:list-item>
          <text:p text:style-name="P297">End an effect that has made the target physically or mentally weaker.</text:p>
        </text:list-item>
        <text:list-item>
          <text:p text:style-name="P297">Remove or repel something that has charmed or possessed the target.</text:p>
        </text:list-item>
      </text:list>
      <text:p text:style-name="P107"/>
      <text:p text:style-name="P52">Mage Armor (basic)</text:p>
      <text:p text:style-name="P107"><text:tab/><text:span text:style-name="T33">Casting time:<text:tab/><text:tab/></text:span>10 seconds</text:p>
      <text:p text:style-name="P107"><text:tab/><text:span text:style-name="T33">Range:</text:span><text:tab/><text:tab/>touch</text:p>
      <text:p text:style-name="P107"><text:tab/><text:span text:style-name="T33">Requirements:</text:span> <text:tab/>V, S, M <text:span text:style-name="T105">(a handful of cobweb)</text:span></text:p>
      <text:p text:style-name="P107"><text:tab/><text:span text:style-name="T33">Duration:<text:tab/><text:tab/></text:span>1 hour</text:p>
      <text:p text:style-name="P107">A blue mist forms around the body of a creature you touch, which will cause them to resist all sort of attacks that do not target the mind, life or soul.</text:p>
      <text:p text:style-name="P107"/>
      <text:p text:style-name="P52">Magic Circle (major)</text:p>
      <text:p text:style-name="P107"><text:tab/><text:span text:style-name="T33">Casting time:</text:span><text:span text:style-name="T16"><text:tab/><text:tab/></text:span>20 seconds</text:p>
      <text:p text:style-name="P107"><text:tab/><text:span text:style-name="T33">Range:<text:tab/><text:tab/></text:span>touch</text:p>
      <text:p text:style-name="P107"><text:tab/><text:span text:style-name="T33">Requirements:<text:tab/></text:span>V, S, M <text:span text:style-name="T123">(a chalk and glass powder which the spell consumes)</text:span></text:p>
      <text:p text:style-name="P107"><text:tab/><text:span text:style-name="T33">Duration:<text:tab/><text:tab/></text:span>1 hour</text:p>
      <text:p text:style-name="P107">You use a chalk to draw a magic circle of 3 meters radius on the ground, then sprinkle glass powder over the entire circle. Then you speak the incantation of this spell. The circle starts to glow blue.</text:p>
      <text:p text:style-name="P107">Choose one of the following you have studied before: elementals, fey, and undead (undead includes demons).</text:p>
      <text:p text:style-name="P107">The chosen type cannot physically enter or leave the circle, or mentally effect those on the other side.</text:p>
      <text:p text:style-name="P107"/>
      <text:p text:style-name="P52"/>
      <text:p text:style-name="P52"/>
      <text:p text:style-name="P52"/>
      <text:p text:style-name="P52"/>
      <text:p text:style-name="P52"><text:soft-page-break/>Protection from Evil and Good (major)</text:p>
      <text:p text:style-name="P107"><text:tab/><text:span text:style-name="T33">Casting time:<text:tab/><text:tab/></text:span><text:span text:style-name="T28">3</text:span> seconds</text:p>
      <text:p text:style-name="P107"><text:tab/><text:span text:style-name="T33">Range:<text:tab/><text:tab/></text:span>touch</text:p>
      <text:p text:style-name="P107"><text:tab/><text:span text:style-name="T33">Requirements:</text:span><text:span text:style-name="T53"><text:tab/></text:span>V, S, M <text:span text:style-name="T105">(a vial of water spiritually aligned or attuned to Lünanyr or Hirulfyr which is consumed on use)</text:span></text:p>
      <text:p text:style-name="P107"><text:tab/><text:span text:style-name="T33">Duration:</text:span> <text:s text:c="4"/>concentration up t<text:span text:style-name="T129">o</text:span> 10 minutes</text:p>
      <text:p text:style-name="P116">Until the spell ends, a target you touch is immune to charming or possession from any of the following creatures you have studied before: celestials, fiends, fey.</text:p>
      <text:p text:style-name="P116">If the target is already charmed or possessed, then the target is able to break out.</text:p>
      <text:p text:style-name="P107"/>
      <text:p text:style-name="P52">Lesser Restoration (basic)</text:p>
      <text:p text:style-name="P107"><text:tab/><text:span text:style-name="T33">Casting time:<text:tab/><text:tab/></text:span>30 seconds</text:p>
      <text:p text:style-name="P107"><text:tab/><text:span text:style-name="T33">Range:<text:tab/><text:tab/></text:span>touch</text:p>
      <text:p text:style-name="P107"><text:tab/><text:span text:style-name="T33">Requirements:<text:tab/></text:span>V, S</text:p>
      <text:p text:style-name="P107">You touch a creature and can end either one disease or poison afflicting it. You must have studied the disease or poison, and must know how it works before you cast the spell.</text:p>
      <text:p text:style-name="P107"/>
      <text:p text:style-name="P52">Shield (basic)</text:p>
      <text:p text:style-name="P107"><text:tab/><text:span text:style-name="T33">Casting time:</text:span><text:tab/><text:tab/>instantaneous</text:p>
      <text:p text:style-name="P107"><text:tab/><text:span text:style-name="T33">Range:<text:tab/></text:span><text:tab/>N/A</text:p>
      <text:p text:style-name="P107"><text:tab/><text:span text:style-name="T33">Requirements:</text:span><text:tab/>V, SG</text:p>
      <text:p text:style-name="P107"><text:tab/><text:span text:style-name="T33">Duration:<text:tab/><text:tab/></text:span>concentration up to 30 seconds</text:p>
      <text:p text:style-name="P107">A blue spectral bowl-like shape 1 meter in diameter pops out of your fist for a second, blocking any direct strikes as if the shield was solid. If something huge or heavy (like a catapult rock or falling bricks) hits this, the spectral shield dissipates, providing no protection and the spell ends.</text:p>
      <text:p text:style-name="P107"/>
      <text:h text:style-name="P172" text:outline-level="3" text:is-list-header="true"/>
      <text:h text:style-name="P172" text:outline-level="3" text:is-list-header="true"/>
      <text:p text:style-name="P108"/>
      <text:p text:style-name="P108"/>
      <text:p text:style-name="P108"/>
      <text:h text:style-name="P173" text:outline-level="3" text:is-list-header="true"><text:bookmark-start text:name="__RefHeading___Toc4478_1959312179"/>Conjuration<text:bookmark-end text:name="__RefHeading___Toc4478_1959312179"/></text:h>
      <text:p text:style-name="P107"/>
      <text:p text:style-name="P52">Banishment (powerful)</text:p>
      <text:p text:style-name="P107"><text:tab/><text:span text:style-name="T33">Casting time:<text:tab/><text:tab/></text:span>6 seconds</text:p>
      <text:p text:style-name="P107"><text:tab/><text:span text:style-name="T33">Range:<text:tab/><text:tab/></text:span>20 meters</text:p>
      <text:p text:style-name="P107"><text:tab/><text:span text:style-name="T33">Requirements:<text:tab/></text:span>V, S, M <text:span text:style-name="T105">(piece of amber with a volume of at least 20cm3)</text:span></text:p>
      <text:p text:style-name="P107"><text:tab/><text:span text:style-name="T33">Duration:<text:tab/><text:tab/></text:span>concentration up to 1 minute</text:p>
      <text:p text:style-name="P107">A creature you can see that is alive within range is banished to it's home plane. If the target is native to the current plane, then sent to a demiplane instead.</text:p>
      <text:p text:style-name="P107">If the target is sent to a demiplane, then it is incapacitated, and remains there until the spell ends.</text:p>
      <text:p text:style-name="P107">If the target is sent back to it's home plane, then if the spell ends before the 1 minute duration ends, it reappears back to it's spot where it was banished from. Otherwise, the target doesn't return.</text:p>
      <text:p text:style-name="P107">When the target is banished, it disappears with a subtle flash of rainbow light and a popping noise.</text:p>
      <text:p text:style-name="P107"/>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Conjure Animals (major)</text:p>
      <text:p text:style-name="P107"><text:tab/><text:span text:style-name="T33">Casting time:<text:tab/><text:tab/></text:span>6 seconds</text:p>
      <text:p text:style-name="P107"><text:tab/><text:span text:style-name="T33">Range:<text:tab/><text:tab/></text:span>20 meters</text:p>
      <text:p text:style-name="P107"><text:tab/><text:span text:style-name="T33">Requirements:<text:tab/></text:span>V, S, M <text:span text:style-name="T105">(carved figures that has the basic appearance of the animals to conjure)</text:span></text:p>
      <text:p text:style-name="P107"><text:tab/><text:span text:style-name="T33">Duration:<text:tab/><text:tab/></text:span>concentration up to 1 hour</text:p>
      <text:p text:style-name="P107">You conjure animals that appear in a space you choose withing range. You have 8 points to spend, you can conjure:</text:p>
      <text:list text:style-name="L93">
        <text:list-item>
          <text:p text:style-name="P298"><text:span text:style-name="T33">Bear:<text:tab/><text:tab/></text:span>8 points</text:p>
        </text:list-item>
        <text:list-item>
          <text:p text:style-name="P298"><text:span text:style-name="T33">Moose:<text:tab/></text:span>8 points</text:p>
        </text:list-item>
        <text:list-item>
          <text:p text:style-name="P298"><text:span text:style-name="T33">Elk:<text:tab/><text:tab/></text:span>6 points</text:p>
        </text:list-item>
        <text:list-item>
          <text:p text:style-name="P298"><text:span text:style-name="T33">Fox:<text:tab/><text:tab/></text:span>4 points</text:p>
        </text:list-item>
        <text:list-item>
          <text:p text:style-name="P298"><text:span text:style-name="T33">Wolf:<text:tab/><text:tab/></text:span>4 points</text:p>
        </text:list-item>
        <text:list-item>
          <text:p text:style-name="P298"><text:span text:style-name="T33">Hawk/Eagle:<text:tab/></text:span>4 points</text:p>
        </text:list-item>
        <text:list-item>
          <text:p text:style-name="P298"><text:span text:style-name="T33">Boar/Pig:<text:tab/></text:span>2 points</text:p>
        </text:list-item>
        <text:list-item>
          <text:p text:style-name="P298"><text:span text:style-name="T33">Deer:<text:tab/><text:tab/></text:span>1 point</text:p>
        </text:list-item>
        <text:list-item>
          <text:p text:style-name="P298"><text:span text:style-name="T33">Hare:<text:tab/><text:tab/></text:span>1 point</text:p>
        </text:list-item>
        <text:list-item>
          <text:p text:style-name="P298"><text:span text:style-name="T33">Crow/Raven:<text:tab/></text:span>1 point</text:p>
        </text:list-item>
      </text:list>
      <text:p text:style-name="P107">The conjured animals are friendly to you and anyone you choose, and you can verbally command them to do actions that do not directly harm themselves. They will automatically defend themselves from hostility.</text:p>
      <text:p text:style-name="P107">If an animal conjured by this spell dies, it disappears in a puff of lively green mist.</text:p>
      <text:p text:style-name="P107"/>
      <text:p text:style-name="P52"/>
      <text:p text:style-name="P52"/>
      <text:p text:style-name="P52"/>
      <text:p text:style-name="P52"/>
      <text:p text:style-name="P52"/>
      <text:p text:style-name="P52"/>
      <text:p text:style-name="P52"/>
      <text:p text:style-name="P52"/>
      <text:p text:style-name="P52"/>
      <text:p text:style-name="P52"/>
      <text:p text:style-name="P52"><text:soft-page-break/>Conjure Elementals (major)</text:p>
      <text:p text:style-name="P107"><text:tab/><text:span text:style-name="T33">Casting time:<text:tab/><text:tab/></text:span><text:span text:style-name="T29">6</text:span> seconds</text:p>
      <text:p text:style-name="P107"><text:tab/><text:span text:style-name="T33">Range:<text:tab/><text:tab/></text:span>20 meters</text:p>
      <text:p text:style-name="P107"><text:tab/><text:span text:style-name="T33">Requirements:<text:tab/></text:span>V, S</text:p>
      <text:p text:style-name="P107"><text:tab/><text:span text:style-name="T33">Duration:<text:tab/><text:tab/></text:span>concentration up to 1 hour</text:p>
      <text:p text:style-name="P107">You conjure elementals that appear in a space you choose withing range. You can conjure any two of these: fire elemental, ice elemental, earth elemental. You can also conjure one stone elemental instead.</text:p>
      <text:p text:style-name="P107">The only exception is that you must have studied the elementals before to summon it.</text:p>
      <text:p text:style-name="P107">The conjured elementals are friendly to you and anyone you choose, and you can verbally command them to do actions. They will automatically defend themselves from hostility. Then your concentration ends, they crumble into pieces (or melt or dissipate or whatever depending on the type of elemental) and disappear.</text:p>
      <text:p text:style-name="P107"/>
      <text:p text:style-name="P52">Conjure Woodland Beings (major)</text:p>
      <text:p text:style-name="P107"><text:tab/><text:span text:style-name="T33">Casting time:<text:tab/><text:tab/></text:span>6 seconds</text:p>
      <text:p text:style-name="P107"><text:tab/><text:span text:style-name="T33">Range:<text:tab/><text:tab/></text:span>20 meters</text:p>
      <text:p text:style-name="P107"><text:tab/><text:span text:style-name="T33">Requirements:<text:tab/></text:span>V, S</text:p>
      <text:p text:style-name="P107"><text:tab/><text:span text:style-name="T33">Duration:<text:tab/><text:tab/></text:span>concentration up to 1 hour</text:p>
      <text:p text:style-name="P107">You conjure <text:span text:style-name="T33">fey</text:span> creatures that appear in a space you choose withing range. You have 8 points to spend, you can conjure:</text:p>
      <text:list text:style-name="L94">
        <text:list-item>
          <text:p text:style-name="P299"><text:span text:style-name="T33">Centaur:<text:tab/></text:span>4 points</text:p>
        </text:list-item>
        <text:list-item>
          <text:p text:style-name="P299"><text:span text:style-name="T33">Dryad:<text:tab/></text:span>4 points</text:p>
        </text:list-item>
        <text:list-item>
          <text:p text:style-name="P299"><text:span text:style-name="T33">Satyr:<text:tab/><text:tab/></text:span>2 points</text:p>
        </text:list-item>
        <text:list-item>
          <text:p text:style-name="P299"><text:span text:style-name="T33">Sprite:<text:tab/><text:tab/></text:span>1 points</text:p>
        </text:list-item>
      </text:list>
      <text:p text:style-name="P107"/>
      <text:p text:style-name="P107">The conjured fey are friendly to you and anyone you choose, and you can verbally command them to do actions that do not directly harm themselves. They will automatically defend themselves from hostility.</text:p>
      <text:p text:style-name="P107">If a fey conjured by this spell dies, it disappears in a puff of lively green mist.</text:p>
      <text:p text:style-name="P52"/>
      <text:p text:style-name="P52"/>
      <text:p text:style-name="P52"/>
      <text:p text:style-name="P52"/>
      <text:p text:style-name="P52"><text:soft-page-break/>Create Golem (major)</text:p>
      <text:p text:style-name="P107"><text:tab/><text:span text:style-name="T33">Casting time:<text:tab/><text:tab/></text:span>5 minutes</text:p>
      <text:p text:style-name="P107"><text:tab/><text:span text:style-name="T33">Range:<text:tab/><text:tab/></text:span>5 meters</text:p>
      <text:p text:style-name="P107"><text:tab/><text:span text:style-name="T33">Requirements:<text:tab/></text:span>V, SG</text:p>
      <text:p text:style-name="P107"><text:tab/><text:span text:style-name="T33">Duration:<text:tab/><text:tab/></text:span>1 week</text:p>
      <text:p text:style-name="P107">You point at any loose material, such as sand, pebbles, dirt, gravel, any powder, or a mix of any of the listed. You must also chant, and make a gesture with your other hand. During spell casting, the material slowly flies into place, forming a <text:span text:style-name="T33">medium humanoid golem</text:span> of that material. If your spell casting is interrupted, the unfinished golem simply collapses back to the ground. Materials that are 'pure', for example dirt that isn't mixed with anything, usually provides better results than mixed material. If someone casts this spell targeting the same material and the same spot as you, that person speeds up the spell casting.</text:p>
      <text:p text:style-name="P107">When the <text:span text:style-name="T33">golem</text:span> is created, it is friendly to you, and you can verbally command them to do actions.</text:p>
      <text:p text:style-name="P107">A golem only dies if both arms are destroyed, it loses balance, or it's torso is halved with a space of at least 5 cm apart. It is also very resistant to slashing and piercing. If it is hit with a bludgeoning weapon, or a small explosion, debris does not connect back to the golem.</text:p>
      <text:p text:style-name="P107">When the golem dies, or the spell ends, it will simply crumble and collapse back to the ground.</text:p>
      <text:p text:style-name="P107"/>
      <text:p text:style-name="P52">Entangle (minor)</text:p>
      <text:p text:style-name="P107"><text:tab/><text:span text:style-name="T33">Casting time:<text:tab/><text:tab/></text:span>6 seconds</text:p>
      <text:p text:style-name="P107"><text:tab/><text:span text:style-name="T33">Range:<text:tab/><text:tab/></text:span><text:span text:style-name="T30">3</text:span>0 meters</text:p>
      <text:p text:style-name="P107"><text:tab/><text:span text:style-name="T33">Requirements:<text:tab/></text:span>V, S</text:p>
      <text:p text:style-name="P107"><text:tab/><text:span text:style-name="T33">Duration:<text:tab/><text:tab/></text:span>concentration up to 1 minutes</text:p>
      <text:p text:style-name="P107">Choose a 5 meter radius of area you can see within range. Vines and plants sprout from the ground in that area, turning it into difficult terrain. If there was a creature in that area when you cast it, that creature is restrained by the vines and plants.</text:p>
      <text:p text:style-name="P107"/>
      <text:p text:style-name="P52"/>
      <text:p text:style-name="P52"/>
      <text:p text:style-name="P52"/>
      <text:p text:style-name="P52"/>
      <text:p text:style-name="P52"/>
      <text:p text:style-name="P52"/>
      <text:p text:style-name="P52"/>
      <text:p text:style-name="P52"/>
      <text:p text:style-name="P52"><text:soft-page-break/>Greater Runic Staves (major)</text:p>
      <text:p text:style-name="P107"><text:tab/><text:span text:style-name="T33">Casting time:<text:tab/><text:tab/></text:span>20 seconds</text:p>
      <text:p text:style-name="P107"><text:tab/><text:span text:style-name="T33">Range:<text:tab/><text:tab/></text:span>20 meters</text:p>
      <text:p text:style-name="P107"><text:tab/><text:span text:style-name="T33">Requirements:<text:tab/></text:span>V, S, M <text:span text:style-name="T105">(a vial of water spiritually aligned or attuned to Parhrügi and a piece of coal which is consumed on use)</text:span></text:p>
      <text:p text:style-name="P107"><text:tab/><text:span text:style-name="T33">Duration:<text:tab/><text:tab/></text:span>until dispelled</text:p>
      <text:p text:style-name="P107">You pick a general description that would match targets for this spell, like "men wearing a red surcoat", or "people not wearing shoes", or "people with black hair".</text:p>
      <text:p text:style-name="P107">You dip the coal in the water then draw a magical stave on a wooden surface such as a tree, a wooden sign etc, in which the stave glows slightly red. You can choose one of the effects to apply:</text:p>
      <text:list text:style-name="L95">
        <text:list-item>
          <text:p text:style-name="P300"><text:span text:style-name="T33">Helm of Awe:<text:tab/></text:span>A target in range that can see this stave gains a boost to their strength and durability, and they are unable to be frightened for the next hour.</text:p>
        </text:list-item>
        <text:list-item>
          <text:p text:style-name="P300"><text:span text:style-name="T33">Fright:<text:tab/></text:span>A target in range that can see this stave is frightened for the next five minutes.</text:p>
        </text:list-item>
        <text:list-item>
          <text:p text:style-name="P300"><text:span text:style-name="T33">Repel Dead:<text:tab/></text:span>Undead are unwilling to go closer than the range of this spell.</text:p>
        </text:list-item>
        <text:list-item>
          <text:p text:style-name="P300"><text:span text:style-name="T33">Shielding:<text:tab/></text:span>This stave has 5 charges. When a projectile enter the range of this spell, and there is empty space between the stave and the projectile, it is blocked by a white shimmering shield, using up one use. When all charges are expended, the stave fades and is non-magical.</text:p>
        </text:list-item>
      </text:list>
      <text:p text:style-name="P107"/>
      <text:p text:style-name="P107">The stave's magic will be active until the drawing is destroyed, or dispelled.</text:p>
      <text:p text:style-name="P107">In order to draw a stave, you must have studied either some Primordial, Druidic, Sylvan or Sylvendric.</text:p>
      <text:p text:style-name="P107"/>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Lesser Runic Staves (minor)</text:p>
      <text:p text:style-name="P107"><text:tab/><text:span text:style-name="T33">Casting time:<text:tab/><text:tab/></text:span>20 seconds</text:p>
      <text:p text:style-name="P107"><text:tab/><text:span text:style-name="T33">Range:<text:tab/><text:tab/></text:span>20 meters</text:p>
      <text:p text:style-name="P107"><text:tab/><text:span text:style-name="T33">Requirements:<text:tab/></text:span>V, S, M <text:span text:style-name="T105">(a vial of water spiritually aligned or attuned to Parhrügi and a piece of coal which is consumed on use)</text:span></text:p>
      <text:p text:style-name="P107"><text:tab/><text:span text:style-name="T33">Duration:<text:tab/><text:tab/></text:span>until dispelled</text:p>
      <text:p text:style-name="P107">You pick a general description that would match targets for this spell, like "men wearing a red surcoat", or "people not wearing shoes", or "people with black hair".</text:p>
      <text:p text:style-name="P107">You dip the coal in the water then draw a magical stave on a wooden surface such as a tree, a wooden sign etc, in which the stave glows slightly red. You can choose one of the effects to apply:</text:p>
      <text:list text:style-name="L96">
        <text:list-item>
          <text:p text:style-name="P301"><text:span text:style-name="T33">Gapaldur:<text:tab/></text:span><text:span text:style-name="T31">A</text:span> target in range is physically stronger when bare-handed.</text:p>
        </text:list-item>
        <text:list-item>
          <text:p text:style-name="P301"><text:span text:style-name="T33">Vegvisir:<text:tab/></text:span>A target in range is unbothered by difficult terrain for the next 24 hours.</text:p>
        </text:list-item>
      </text:list>
      <text:p text:style-name="P107"/>
      <text:p text:style-name="P107">The stave's magic will be active until the drawing is destroyed, or dispelled.</text:p>
      <text:p text:style-name="P107">In order to draw a stave, you must have studied either some Primordial, Druidic, Sylvan or Sylvendric.</text:p>
      <text:p text:style-name="P52"/>
      <text:p text:style-name="P52">Mage Hand (minor)</text:p>
      <text:p text:style-name="P107"><text:tab/><text:span text:style-name="T33">Casting time:<text:tab/><text:tab/></text:span>3 seconds</text:p>
      <text:p text:style-name="P107"><text:tab/><text:span text:style-name="T33">Range:<text:tab/></text:span><text:tab/>15 meters</text:p>
      <text:p text:style-name="P107"><text:tab/><text:span text:style-name="T33">Requirements:<text:tab/></text:span>V, SG</text:p>
      <text:p text:style-name="P107">A half-invisible, shimmering white hand pops out of your hand. You can make this hand fly in any direction at a speed of 2 meters per second. The hand mimics the rotational movement of your hand and fingers, except it cannot move too fast. The hand can move only 20 kilograms of force. Trying to move objects heavier than 20 kilograms, or pushing something against a thing heaver than 20 kilograms causes the spell to end.</text:p>
      <text:p text:style-name="P107"/>
      <text:p text:style-name="P52">Misty Step (basic)</text:p>
      <text:p text:style-name="P107"><text:tab/><text:span text:style-name="T33">Casting time:<text:tab/><text:tab/></text:span>instantaneous</text:p>
      <text:p text:style-name="P107"><text:tab/><text:span text:style-name="T33">Range:<text:tab/><text:tab/></text:span>15 meters</text:p>
      <text:p text:style-name="P107"><text:tab/><text:span text:style-name="T33">Requirements:</text:span><text:tab/>V</text:p>
      <text:p text:style-name="P107">You turn into mist, which then shoots towards a location you can see within range. A picture also works, but the destination specified must also be in range. You then turn back to your form. If the mist's trajectory is blocked, the mist will weave and path find it's way to the destination, which the smallest space it can fit is 1 cubic inch.</text:p>
      <text:p text:style-name="P107"><text:soft-page-break/><text:span text:style-name="T33">Travel by Tree (major)</text:span></text:p>
      <text:p text:style-name="P107"><text:tab/><text:span text:style-name="T33">Casting time:<text:tab/><text:tab/></text:span>6 seconds</text:p>
      <text:p text:style-name="P107"><text:tab/><text:span text:style-name="T33">Range:<text:tab/><text:tab/></text:span>300 meters</text:p>
      <text:p text:style-name="P107"><text:tab/><text:span text:style-name="T33">Requirements:<text:tab/></text:span>V, SG</text:p>
      <text:p text:style-name="P107">You touch a tree that is wider than you, and specify a destination. You are then engulfed by the tree's trunk, and is transported to a tree of the same type and size nearest to your destination specified, then you are pushed out of the destination tree's trunk. You can bring an additional creature medium or smaller, or an object you can carry.</text:p>
      <text:p text:style-name="P107">If the spell cannot find a tree of the same type and size within range, the spell does nothing. If the nearest tree found is farther than where you currently are, the spell does nothing.</text:p>
      <text:p text:style-name="P107"/>
      <text:h text:style-name="P174" text:outline-level="3" text:is-list-header="true"/>
      <text:h text:style-name="P174" text:outline-level="3" text:is-list-header="true"/>
      <text:h text:style-name="P175" text:outline-level="3" text:is-list-header="true"><text:bookmark-start text:name="__RefHeading___Toc4480_1959312179"/>Divination<text:bookmark-end text:name="__RefHeading___Toc4480_1959312179"/></text:h>
      <text:p text:style-name="P107"/>
      <text:p text:style-name="P52">Arcane Eye (major)</text:p>
      <text:p text:style-name="P107"><text:tab/><text:span text:style-name="T33">Casting time:<text:tab/><text:tab/></text:span>instantaneous</text:p>
      <text:p text:style-name="P107"><text:tab/><text:span text:style-name="T33">Range:<text:tab/></text:span><text:tab/>100 meters</text:p>
      <text:p text:style-name="P107"><text:tab/><text:span text:style-name="T33">Requirements:<text:tab/></text:span>V, M <text:span text:style-name="T105">(piece of labradorite with a volume of at least 20cm3)</text:span></text:p>
      <text:p text:style-name="P107"><text:tab/><text:span text:style-name="T33">Duration:<text:tab/><text:tab/></text:span>concentration up to 1 hour</text:p>
      <text:p text:style-name="P107">You chant the incantation of this spell. While chanting, you can see though a magical eye that you created by casting this spell. You can choose to move or turn this magical eye in any direction you like, but the eye cannot go through solid objects. The eye moves at a speed of 4 meters per second, and fits in holes at least 1 square inch.</text:p>
      <text:p text:style-name="P107">While this spell is active, your eyes must be closed. A creature that can see invisible things see a white wisp-like orb that's about the size of your fist. By opening your eyes, the spell ends.</text:p>
      <text:p text:style-name="P107"/>
      <text:p text:style-name="P52">Detect Evil and Good (basic)</text:p>
      <text:p text:style-name="P107"><text:tab/><text:span text:style-name="T33">Casting time:<text:tab/><text:tab/></text:span>instantaneous</text:p>
      <text:p text:style-name="P107"><text:tab/><text:span text:style-name="T33">Range:<text:tab/><text:tab/></text:span>100 meters</text:p>
      <text:p text:style-name="P107"><text:tab/><text:span text:style-name="T33">Requirements:</text:span><text:tab/>V, SG</text:p>
      <text:p text:style-name="P107">You pick a target you can see withing range. You can see whether that target is good, or evil. The target can be anything, from creatures to mere items.</text:p>
      <text:p text:style-name="P107"/>
      <text:p text:style-name="P52">Detect Magic (basic)</text:p>
      <text:p text:style-name="P107"><text:tab/><text:span text:style-name="T33">Casting time:</text:span><text:tab/><text:tab/>instantaneous</text:p>
      <text:p text:style-name="P107"><text:tab/><text:span text:style-name="T33">Range:</text:span><text:tab/><text:tab/>100 meters</text:p>
      <text:p text:style-name="P107"><text:tab/><text:span text:style-name="T33">Requirements:</text:span><text:tab/>V, SG</text:p>
      <text:p text:style-name="P107"><text:tab/><text:span text:style-name="T33">Duration:<text:tab/><text:tab/></text:span>concentration up to 10 minutes</text:p>
      <text:p text:style-name="P107">You chant the incantation of this spell. While chanting, only you can see areas of high magical activity which will appear to glow, and you can tell what type of magic it is. In order to use this spell, you must have studied the same school of magic before, and have some knowledge on it.</text:p>
      <text:p text:style-name="P107"/>
      <text:p text:style-name="P52"/>
      <text:p text:style-name="P52"/>
      <text:p text:style-name="P52"/>
      <text:p text:style-name="P52"><text:soft-page-break/>Detect Thoughts (basic)</text:p>
      <text:p text:style-name="P107"><text:tab/><text:span text:style-name="T33">Casting time:</text:span><text:tab/><text:tab/>instantaneous</text:p>
      <text:p text:style-name="P107"><text:tab/><text:span text:style-name="T33">Range:<text:tab/></text:span><text:tab/>5 meters</text:p>
      <text:p text:style-name="P107"><text:tab/><text:span text:style-name="T33">Requirements:</text:span><text:tab/>V, SG</text:p>
      <text:p text:style-name="P107"><text:tab/><text:span text:style-name="T33">Duration:</text:span><text:tab/><text:tab/>concentration up to 10 minutes</text:p>
      <text:p text:style-name="P107">For the duration, you receive mental information of the current thoughts, intentions and emotions of a creature you can see. If the target doesn't have consciousness (such as an animal), you only receive mental information of their intentions and emotions. You can switch creatures, but this requires effort and only the very skilled people can do this. In order to use this spell, you must have studied some anatomy of whatever creature's mind you are trying to read. No study is required if the target is the same species/race as you.</text:p>
      <text:p text:style-name="P107"/>
      <text:p text:style-name="P52">Locate Object (major)</text:p>
      <text:p text:style-name="P107"><text:tab/><text:span text:style-name="T33">Casting time:</text:span><text:tab/><text:tab/>30 seconds</text:p>
      <text:p text:style-name="P107"><text:tab/><text:span text:style-name="T33">Range:<text:tab/></text:span><text:tab/>1000 meters</text:p>
      <text:p text:style-name="P107"><text:tab/><text:span text:style-name="T33">Requirements:<text:tab/></text:span>V, SG</text:p>
      <text:p text:style-name="P107"><text:tab/><text:span text:style-name="T33">Duration:</text:span><text:tab/><text:tab/>concentration up to 10 minutes</text:p>
      <text:p text:style-name="P107">Choose an object in which you know it's appearance, or nature. While chanting, you can sense the direction of where this object is, how far it is, and the direction it's moving if it is.</text:p>
      <text:p text:style-name="P107"/>
      <text:p text:style-name="P52">Scrying (major)</text:p>
      <text:p text:style-name="P107"><text:tab/><text:span text:style-name="T33">Casting time:</text:span><text:tab/><text:tab/>10 seconds</text:p>
      <text:p text:style-name="P107"><text:tab/><text:span text:style-name="T33">Range:<text:tab/></text:span><text:tab/>infinite</text:p>
      <text:p text:style-name="P107"><text:tab/><text:span text:style-name="T33">Requirements:<text:tab/></text:span>V, M <text:span text:style-name="T105">(any opal orb that is white, and has a diameter of at least 5 cm)</text:span></text:p>
      <text:p text:style-name="P107"><text:tab/><text:span text:style-name="T33">Duration:</text:span><text:tab/><text:tab/>concentration up to 10 minutes</text:p>
      <text:p text:style-name="P107">Choose a specific creature in which you know it's appearance, or nature and mannerisms. The spell creates an invisible sensor in which you can see and hear through, and you can move the sensor anywhere instantly within 4 meters. If the creature moves, then the sensor will move with it, staying in it's location relatively to the creature (doesn't rotate with creature), ensuring it stays within 4 meters from it.</text:p>
      <text:p text:style-name="P107">While this spel<text:span text:style-name="T130">l</text:span> is active, your eyes must be closed, and you are deaf. You must also hold the orb with both hands. A creature that can see invisible things see a white wisp-like orb that's about the size of your fist. By opening your eyes, the spell ends.</text:p>
      <text:p text:style-name="P107">You can also choose a location you remember in place of the creature, but you cannot move the magical sensor.</text:p>
      <text:p text:style-name="P107"/>
      <text:p text:style-name="P52"><text:soft-page-break/>Seidur (minor)</text:p>
      <text:p text:style-name="P107"><text:tab/><text:span text:style-name="T33">Casting time:</text:span><text:tab/><text:tab/>30 seconds</text:p>
      <text:p text:style-name="P107"><text:tab/><text:span text:style-name="T33">Range:<text:tab/></text:span><text:tab/>infinite</text:p>
      <text:p text:style-name="P107"><text:tab/><text:span text:style-name="T33">Requirements:</text:span><text:tab/>V, S, M<text:span text:style-name="T105"> (a vial of water spiritually aligned or attuned to Talmundur which is consumed on use)</text:span></text:p>
      <text:p text:style-name="P107"><text:tab/><text:span text:style-name="T33">Duration:</text:span><text:tab/><text:tab/>1 day</text:p>
      <text:p text:style-name="P107">You describe the appearance of one creature that is within range, or you can choose yourself. You can then choose one of the following:</text:p>
      <text:list text:style-name="L97">
        <text:list-item>
          <text:p text:style-name="P302">You know if the target will be lucky or unlucky over the next week.</text:p>
        </text:list-item>
        <text:list-item>
          <text:p text:style-name="P302">You make your target a little luckier, giving them slight physical and mental strength, and is stronger against disease for the duration.</text:p>
        </text:list-item>
        <text:list-item>
          <text:p text:style-name="P302">You make your target a little unluckier, taking slight physical and mental strength, and is weaker against disease for the duration.</text:p>
        </text:list-item>
      </text:list>
      <text:p text:style-name="P107"/>
      <text:p text:style-name="P107">The creature can be your friend, a random guard from a town, the king of a kingdom etc. If the creature cannot be found within range, the spell does nothing. If the target was affected, the target cannot be targeted by another <text:span text:style-name="T33">Seidur</text:span> spell again for the next week.</text:p>
      <text:p text:style-name="P107">In order to draw a stave, you must have studied either some Primordial, Druidic, or Sylvan.</text:p>
      <text:p text:style-name="P107"/>
      <text:h text:style-name="P176" text:outline-level="3" text:is-list-header="true"><text:bookmark-start text:name="__RefHeading___Toc4482_1959312179"/>Enchantment<text:bookmark-end text:name="__RefHeading___Toc4482_1959312179"/></text:h>
      <text:p text:style-name="P107"/>
      <text:p text:style-name="P52">Animal Messenger (basic)</text:p>
      <text:p text:style-name="P107"><text:tab/><text:span text:style-name="T33">Casting time:</text:span><text:tab/><text:tab/>20 seconds</text:p>
      <text:p text:style-name="P107"><text:tab/><text:span text:style-name="T33">Range:</text:span><text:tab/><text:tab/>10 meters</text:p>
      <text:p text:style-name="P107"><text:tab/><text:span text:style-name="T33">Requirements:</text:span><text:tab/>V, SG, M <text:span text:style-name="T105">(a handful of animal food corresponding to the animal picked)</text:span></text:p>
      <text:p text:style-name="P107"><text:tab/><text:span text:style-name="T33">Duration:</text:span><text:tab/><text:tab/>1 day</text:p>
      <text:p text:style-name="P107">Choose a creature that is capable of speech such as a crow, raven, or parrot. Speak a message less than 25 words. You then specify a location you have seen, and a general appearance of the recipient. The animal then sets out to the specified location to deliver the message. If it's a flying creature, then the range covers 80 kilometers a day, or 40 kilometers for other animals.</text:p>
      <text:p text:style-name="P107">When the animal finds a recipient, it stops somewhere within 3 meters of the recipient, and it speaks the message the way they would say it. For example, a crow sent to say a message will sound like a crow speaking. If the animal dies, then the spell ends. If the spell ends before the animal can find a recipient, the animal resumes it's life, unless it died.</text:p>
      <text:p text:style-name="P52"><text:soft-page-break/>Feign Death (basic)</text:p>
      <text:p text:style-name="P107"><text:tab/><text:span text:style-name="T33">Casting time:</text:span><text:tab/><text:tab/>3 seconds</text:p>
      <text:p text:style-name="P107"><text:tab/><text:span text:style-name="T33">Range:</text:span><text:tab/><text:tab/>touch</text:p>
      <text:p text:style-name="P107"><text:tab/><text:span text:style-name="T33">Requirements:<text:tab/></text:span>V, SG</text:p>
      <text:p text:style-name="P107"><text:tab/><text:span text:style-name="T33">Duration:</text:span><text:tab/><text:tab/>1 hour</text:p>
      <text:p text:style-name="P107">A willing creature you touch falls limp, and is indistinguishable from death, no matter what is tried. The target is also resistant to all damage except those that target the mind or soul.</text:p>
      <text:p text:style-name="P107"/>
      <text:p text:style-name="P52">Hold Person (basic)</text:p>
      <text:p text:style-name="P107"><text:tab/><text:span text:style-name="T33">Casting time:</text:span><text:tab/><text:tab/>6 seconds</text:p>
      <text:p text:style-name="P107"><text:tab/><text:span text:style-name="T33">Range:<text:tab/></text:span><text:tab/>20 meters</text:p>
      <text:p text:style-name="P107"><text:tab/><text:span text:style-name="T33">Requirements:</text:span><text:tab/>V, S</text:p>
      <text:p text:style-name="P107"><text:tab/><text:span text:style-name="T33">Duration:</text:span><text:tab/><text:tab/>concentration up to 5 minutes</text:p>
      <text:p text:style-name="P107">A creature you point at falls down, paralyzed. The creature is unable to move their body, or speak. If you move your finger away from the general direction of the target, the spell ends. In order to use this spell, you need to know the location of their spine. It's possible to just guess the location since most animals/creature's spine is located on their back.</text:p>
      <text:p text:style-name="P107"/>
      <text:h text:style-name="P177" text:outline-level="3" text:is-list-header="true"/>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178" text:outline-level="3" text:is-list-header="true"><text:bookmark-start text:name="__RefHeading___Toc4484_1959312179"/>Evocation<text:bookmark-end text:name="__RefHeading___Toc4484_1959312179"/></text:h>
      <text:p text:style-name="P107"/>
      <text:p text:style-name="P52">Cold Snare (basic)</text:p>
      <text:p text:style-name="P107"><text:tab/><text:span text:style-name="T33">Casting time:</text:span><text:tab/><text:tab/>3 seconds</text:p>
      <text:p text:style-name="P107"><text:tab/><text:span text:style-name="T33">Range:<text:tab/></text:span><text:tab/>40 meters</text:p>
      <text:p text:style-name="P107"><text:tab/><text:span text:style-name="T33">Requirements:</text:span><text:tab/>V, S, M <text:span text:style-name="T105">(a handful of a mixture of moss and silver powder, which is consumed on use)</text:span></text:p>
      <text:p text:style-name="P107"><text:tab/><text:span text:style-name="T33">Duration:</text:span><text:tab/><text:tab/>5 minutes</text:p>
      <text:p text:style-name="P107">A mote of burning frost shoots out of your hand. If it hits a creature, for the next five minutes, the target will be freezing. If it lands on a surface, it will spread out in a 3 meter radius, providing a slippery surface which is so cold it hurts.</text:p>
      <text:p text:style-name="P107"/>
      <text:p text:style-name="P52">Cure Wounds (basic)</text:p>
      <text:p text:style-name="P107"><text:tab/><text:span text:style-name="T33">Casting time:</text:span><text:tab/><text:tab/>3 seconds</text:p>
      <text:p text:style-name="P107"><text:tab/><text:span text:style-name="T33">Range:<text:tab/></text:span><text:tab/>touch</text:p>
      <text:p text:style-name="P107"><text:tab/><text:span text:style-name="T33">Requirements:</text:span><text:tab/>V, S</text:p>
      <text:p text:style-name="P107">You touch a creature. You can choose up to 3 wounds or one broken limb/bone to heal, and all small cuts are automatically healed. Severed limbs cannot be grown back, but will grow skin over the wound and ease pain if chosen as a wound.</text:p>
      <text:p text:style-name="P107"/>
      <text:p text:style-name="P52">Dragonfire (basic)</text:p>
      <text:p text:style-name="P107"><text:tab/><text:span text:style-name="T33">Casting time:</text:span><text:tab/><text:tab/>instantaneous</text:p>
      <text:p text:style-name="P107"><text:tab/><text:span text:style-name="T33">Range:</text:span><text:tab/><text:tab/>10 meters</text:p>
      <text:p text:style-name="P107"><text:tab/><text:span text:style-name="T33">Requirements:</text:span><text:tab/>V, SG</text:p>
      <text:p text:style-name="P107"><text:tab/><text:span text:style-name="T33">Duration:</text:span><text:tab/><text:tab/>concentration up to 10 seconds</text:p>
      <text:p text:style-name="P107">A continuous blast of fire sprays out of your palm in a cone.</text:p>
      <text:p text:style-name="P107"/>
      <text:p text:style-name="P52">Fireball (major)</text:p>
      <text:p text:style-name="P107"><text:tab/><text:span text:style-name="T33">Casting time:</text:span><text:tab/><text:tab/>3 seconds</text:p>
      <text:p text:style-name="P107"><text:tab/><text:span text:style-name="T33">Range:<text:tab/></text:span><text:tab/>50 meters</text:p>
      <text:p text:style-name="P107"><text:tab/><text:span text:style-name="T33">Requirements:<text:tab/></text:span>V, S</text:p>
      <text:p text:style-name="P107">A streak of orange light flashes from your pointing finger, causing the impact point to burst into a ball of fire in a 3 meter radius.</text:p>
      <text:p text:style-name="P52"><text:soft-page-break/>Fire Bolt (basic)</text:p>
      <text:p text:style-name="P107"><text:tab/><text:span text:style-name="T33">Casting time:</text:span><text:tab/><text:tab/>3 seconds</text:p>
      <text:p text:style-name="P107"><text:tab/><text:span text:style-name="T33">Range:</text:span><text:tab/><text:tab/>40 meters</text:p>
      <text:p text:style-name="P107"><text:tab/><text:span text:style-name="T33">Requirements:</text:span><text:tab/>V, S</text:p>
      <text:p text:style-name="P107">A bolt of fire shoots out of your pointing finger, and bursts into a little puff of fire on impact.</text:p>
      <text:p text:style-name="P107"/>
      <text:p text:style-name="P52">Ice Storm (major)</text:p>
      <text:p text:style-name="P107"><text:tab/><text:span text:style-name="T33">Casting time:</text:span><text:tab/><text:tab/>6 seconds</text:p>
      <text:p text:style-name="P107"><text:tab/><text:span text:style-name="T33">Range:<text:tab/></text:span><text:tab/>50 meters</text:p>
      <text:p text:style-name="P107"><text:tab/><text:span text:style-name="T33">Requirements:<text:tab/></text:span>V, S</text:p>
      <text:p text:style-name="P107">An area you can see within range rains down a burst of heavy hail in a 5 meter radius.</text:p>
      <text:p text:style-name="P107"/>
      <text:p text:style-name="P52">Lightning Bolt (major)</text:p>
      <text:p text:style-name="P107"><text:tab/><text:span text:style-name="T33">Casting time:</text:span><text:tab/><text:tab/>3 seconds</text:p>
      <text:p text:style-name="P107"><text:tab/><text:span text:style-name="T33">Range:<text:tab/></text:span><text:tab/>50 meters</text:p>
      <text:p text:style-name="P107"><text:tab/><text:span text:style-name="T33">Requirements:<text:tab/></text:span>V, S</text:p>
      <text:p text:style-name="P107">A bolt of bright pale blue of lightning connects your pointing finger to a point you are pointing at. Metal armor has almost no protection against this spell, and creatures drenched in water take more damage.</text:p>
      <text:p text:style-name="P107"/>
      <text:p text:style-name="P52">Sparks (basic)</text:p>
      <text:p text:style-name="P107"><text:tab/><text:span text:style-name="T33">Casting time:</text:span><text:tab/><text:tab/>instantaneous</text:p>
      <text:p text:style-name="P107"><text:tab/><text:span text:style-name="T33">Range:<text:tab/></text:span><text:tab/>20 meters</text:p>
      <text:p text:style-name="P107"><text:tab/><text:span text:style-name="T33">Requirements:</text:span><text:tab/>V, SG</text:p>
      <text:p text:style-name="P107">A thin bolt of electricity connects your pointing finger to a point you are pointing at. Creatures drenched in water take more damage.</text:p>
      <text:p text:style-name="P107"/>
      <text:p text:style-name="P52"/>
      <text:p text:style-name="P52"/>
      <text:p text:style-name="P52"/>
      <text:p text:style-name="P52"/>
      <text:p text:style-name="P52"/>
      <text:p text:style-name="P52"/>
      <text:p text:style-name="P52"><text:soft-page-break/>Magic Missiles (basic)</text:p>
      <text:p text:style-name="P107"><text:tab/><text:span text:style-name="T33">Casting time:</text:span><text:tab/><text:tab/>instantaneous</text:p>
      <text:p text:style-name="P107"><text:tab/><text:span text:style-name="T33">Range:<text:tab/></text:span><text:tab/>40 meters</text:p>
      <text:p text:style-name="P107"><text:tab/><text:span text:style-name="T33">Requirements:</text:span><text:tab/>V, SG</text:p>
      <text:p text:style-name="P107">Three darts of blue magic leap from your fingers one after another, homing onto an object or creature you choose, striking it in a flash of blue.</text:p>
      <text:p text:style-name="P107">You can also control the direction it flies in, which means you can set the path of the missiles fly around an obstacle or through an opening to hit the creature. The length of it's path is limited by the range. If you cannot see an individual missile, you lose control of it.</text:p>
      <text:p text:style-name="P107">If you can cast this spell with a higher class, major gets you 5 missiles and powerful gets you 7 missiles.</text:p>
      <text:p text:style-name="P107"/>
      <text:p text:style-name="P52">Message (minor)</text:p>
      <text:p text:style-name="P107"><text:tab/><text:span text:style-name="T33">Casting time:</text:span><text:tab/><text:tab/>instantaneous</text:p>
      <text:p text:style-name="P107"><text:tab/><text:span text:style-name="T33">Range:</text:span><text:tab/><text:tab/>20 meters</text:p>
      <text:p text:style-name="P107"><text:tab/><text:span text:style-name="T33">Requirements:<text:tab/></text:span>V, SG</text:p>
      <text:p text:style-name="P107"><text:tab/><text:span text:style-name="T33">Duration:</text:span><text:tab/><text:tab/>concentration up to 10 seconds</text:p>
      <text:p text:style-name="P107">Pick a creature you can see within range. You whisper a message, and only that creature and you can hear your voice. The target hears your voice as if they are very close to you. In order to use this spell, you must know the location of their ears (and rotation too).</text:p>
      <text:p text:style-name="P107"/>
      <text:p text:style-name="P52">Moonbeam (basic)</text:p>
      <text:p text:style-name="P107"><text:tab/><text:span text:style-name="T33">Casting time:</text:span><text:tab/><text:tab/>3 seconds</text:p>
      <text:p text:style-name="P107"><text:tab/><text:span text:style-name="T33">Range:<text:tab/></text:span><text:tab/>50 meters</text:p>
      <text:p text:style-name="P107"><text:tab/><text:span text:style-name="T33">Requirements:</text:span><text:tab/>V, SG</text:p>
      <text:p text:style-name="P107"><text:tab/><text:span text:style-name="T33">Duration:</text:span><text:tab/><text:tab/>concentration up to 1 minute</text:p>
      <text:p text:style-name="P107">A thin beam of scorching moonlight shines from your palm until the end of this spell's duration. If whatever it hits has a true form which is tangible, then the thing is reverted to it's true form.</text:p>
      <text:p text:style-name="P107"/>
      <text:p text:style-name="P52"/>
      <text:p text:style-name="P52"/>
      <text:p text:style-name="P52"/>
      <text:p text:style-name="P52"/>
      <text:p text:style-name="P52"/>
      <text:p text:style-name="P52"><text:soft-page-break/>Sulfur Rain (major)</text:p>
      <text:p text:style-name="P107"><text:tab/><text:span text:style-name="T33">Casting time:</text:span><text:tab/><text:tab/>6 seconds</text:p>
      <text:p text:style-name="P107"><text:tab/><text:span text:style-name="T33">Range:<text:tab/></text:span><text:tab/>50 meters</text:p>
      <text:p text:style-name="P107"><text:tab/><text:span text:style-name="T33">Requirements:</text:span><text:tab/>V, S, M <text:span text:style-name="T105">(a vial of water spiritually aligned or attuned to Jalfar which is consumed on use)</text:span></text:p>
      <text:p text:style-name="P107">An area you can see within range rains down a burst of sulfur about the size of hailstones in a 5 meter radius. The sulfurs explode in a fiery shower of sparks.</text:p>
      <text:p text:style-name="P107"/>
      <text:p text:style-name="P52">Wash of Radiance (basic)</text:p>
      <text:p text:style-name="P107"><text:tab/><text:span text:style-name="T33">Casting time:</text:span><text:tab/><text:tab/>instantaneous</text:p>
      <text:p text:style-name="P107"><text:tab/><text:span text:style-name="T33">Range:<text:tab/></text:span><text:tab/>20 meters</text:p>
      <text:p text:style-name="P107"><text:tab/><text:span text:style-name="T33">Requirements:</text:span><text:tab/>V, SG</text:p>
      <text:p text:style-name="P107">A faint wave of sunlight shoots out of your palm and briefly engulfs a target you can see within range in burning light.</text:p>
      <text:p text:style-name="P107"/>
      <text:h text:style-name="P179" text:outline-level="3" text:is-list-header="true"><text:bookmark-start text:name="__RefHeading___Toc4486_1959312179"/>Illusion<text:bookmark-end text:name="__RefHeading___Toc4486_1959312179"/></text:h>
      <text:p text:style-name="P107"/>
      <text:p text:style-name="P52">Major Illusion (major)</text:p>
      <text:p text:style-name="P107"><text:tab/><text:span text:style-name="T33">Casting time:</text:span><text:tab/><text:tab/>3 seconds</text:p>
      <text:p text:style-name="P107"><text:tab/><text:span text:style-name="T33">Range:<text:tab/></text:span><text:tab/>40 meters</text:p>
      <text:p text:style-name="P107"><text:tab/><text:span text:style-name="T33">Requirements:</text:span><text:tab/>V, SG</text:p>
      <text:p text:style-name="P107"><text:tab/><text:span text:style-name="T33">Duration:</text:span><text:tab/><text:tab/>concentration up to 10 minutes</text:p>
      <text:p text:style-name="P107">Choose a 5 meter cube of space within range. As you chant, you can create an illusion of anything in that area, accompanied by appropriate sound, temperature, smell and illumination. You can choose whether it appears natural or not. However, this spell is unable to produce anything intense enough to hurt or damage, such as blinding light, deafening noise, or a sickening smell, or a temperature that burns. You can also choose change the illusion, cause something in the illusion to happen, or move the illusion to any spot you like as long as it is within range.</text:p>
      <text:p text:style-name="P107">If you go further than the range, the spell ends.</text:p>
      <text:p text:style-name="P107"/>
      <text:p text:style-name="P52"/>
      <text:p text:style-name="P52"/>
      <text:p text:style-name="P52"/>
      <text:p text:style-name="P52"/>
      <text:p text:style-name="P52"><text:soft-page-break/>Minor Illusion (minor)</text:p>
      <text:p text:style-name="P107"><text:tab/><text:span text:style-name="T33">Casting time:</text:span><text:tab/><text:tab/>3 seconds</text:p>
      <text:p text:style-name="P107"><text:tab/><text:span text:style-name="T33">Range:<text:tab/></text:span><text:tab/>40 meters</text:p>
      <text:p text:style-name="P107"><text:tab/><text:span text:style-name="T33">Requirements:</text:span><text:tab/>V, SG</text:p>
      <text:p text:style-name="P107"><text:tab/>Duration:<text:tab/><text:tab/>concentration up to 1 minutes</text:p>
      <text:p text:style-name="P107">Choose a 2 meter cube of space within range. As you chant, you can create an illusion of anything in that area, but it is soundless and cannot provide proper temperature and illumination. You can instead cause a sound you have heard before to emit from a point within range, but it cannot be loud enough to rupture ears.</text:p>
      <text:p text:style-name="P107">If you go further than the range, the spell ends.</text:p>
      <text:p text:style-name="P107"/>
      <text:p text:style-name="P52">Invisibility (basic)</text:p>
      <text:p text:style-name="P107"><text:tab/><text:span text:style-name="T33">Casting time:</text:span><text:tab/><text:tab/>3 seconds</text:p>
      <text:p text:style-name="P107"><text:tab/><text:span text:style-name="T33">Range:<text:tab/></text:span><text:tab/>touch</text:p>
      <text:p text:style-name="P107"><text:tab/><text:span text:style-name="T33">Requirements:</text:span><text:tab/>V, S</text:p>
      <text:p text:style-name="P107"><text:tab/><text:span text:style-name="T33">Duration:</text:span><text:tab/><text:tab/>concentration up to 5 minutes</text:p>
      <text:p text:style-name="P107">A creature or an object that you can hold turns invisible for the duration. If target is a creature and it dies, the spell still remains. If the target is an object and it breaks or is modified, the spell ends.</text:p>
      <text:p text:style-name="P107">If the creature picks up any item, or wears anything extra, the additional object is not turned invisible.</text:p>
      <text:p text:style-name="P107"/>
      <text:p text:style-name="P52">Illusory Script (minor)</text:p>
      <text:p text:style-name="P107"><text:tab/><text:span text:style-name="T33">Casting time:</text:span><text:tab/><text:tab/>1 minute</text:p>
      <text:p text:style-name="P107"><text:tab/><text:span text:style-name="T33">Range:<text:tab/></text:span><text:tab/>touch</text:p>
      <text:p text:style-name="P107"><text:tab/><text:span text:style-name="T33">Requirements:</text:span><text:tab/>V, S, M (a jar of ink mixed with glass shards)</text:p>
      <text:p text:style-name="P107"><text:tab/><text:span text:style-name="T33">Duration:</text:span><text:tab/><text:tab/>5 days</text:p>
      <text:p text:style-name="P107">The user picks a spot on a surface, then traces their finger around that surface. The lines traced on on the surface starts to glow a faint blue glow, which is opaque to invisible depending on the time. Lines that exceed a 1 meter radius will fade out. After four days, the spell will fade out until the fifth day, which will be completely gone.</text:p>
      <text:p text:style-name="P107"/>
      <text:p text:style-name="P107"/>
      <text:p text:style-name="P107"/>
      <text:p text:style-name="P107"/>
      <text:h text:style-name="P180" text:outline-level="3" text:is-list-header="true"><text:bookmark-start text:name="__RefHeading___Toc4488_1959312179"/>Necromancy<text:bookmark-end text:name="__RefHeading___Toc4488_1959312179"/></text:h>
      <text:p text:style-name="P107"/>
      <text:p text:style-name="P52">Animate Dead (major)</text:p>
      <text:p text:style-name="P107"><text:tab/><text:span text:style-name="T33">Casting time:</text:span><text:tab/><text:tab/>1 minute</text:p>
      <text:p text:style-name="P107"><text:tab/><text:span text:style-name="T33">Range:<text:tab/></text:span><text:tab/>10 meters</text:p>
      <text:p text:style-name="P107"><text:tab/><text:span text:style-name="T33">Requirements:<text:tab/></text:span>V, S, M<text:span text:style-name="T124"> (a piece of onyx)</text:span></text:p>
      <text:p text:style-name="P107">A corpse you can see within range that has a size of large or smaller is risen as a <text:span text:style-name="T33">zombie</text:span>. If you instead choose a pile of bones, the pile of bones must contain at least half of the creature's bones. For example, you can mix and match the bones of two humanoids, but you cannot use the bones of a horse. The only exception is the skull.</text:p>
      <text:p text:style-name="P107">If you cast this at it's empowered version (you also need to have studied and practiced the empowered version too), you raise a <text:span text:style-name="T33">vamerk</text:span> instead if you chose a corpse.</text:p>
      <text:p text:style-name="P107">In order to use this spell, you must have extensively studied the anatomy of the corpse.</text:p>
      <text:p text:style-name="P107"/>
      <text:p text:style-name="P52">Blight (powerful)</text:p>
      <text:p text:style-name="P107"><text:tab/><text:span text:style-name="T33">Casting time:</text:span><text:tab/><text:tab/>3 seconds</text:p>
      <text:p text:style-name="P107"><text:tab/><text:span text:style-name="T33">Range:</text:span><text:tab/><text:tab/>20 meters</text:p>
      <text:p text:style-name="P107"><text:tab/><text:span text:style-name="T33">Requirements:</text:span><text:tab/>V, S</text:p>
      <text:p text:style-name="P107">Necromantic energy washes over a living creature you point at, instantly draining a portion of it's vitality. When a target is hit by this spell, a faint puff black mist emits from every inch of their body. Magical plants and trees are weak to this spell, and non-magical plants instantly shrivel up and die.</text:p>
      <text:p text:style-name="P107"/>
      <text:p text:style-name="P52">Speak with Dead (major)</text:p>
      <text:p text:style-name="P107"><text:tab/><text:span text:style-name="T33">Casting time:</text:span><text:tab/><text:tab/>6 seconds</text:p>
      <text:p text:style-name="P107"><text:tab/><text:span text:style-name="T33">Range:<text:tab/></text:span><text:tab/>10 meters</text:p>
      <text:p text:style-name="P107"><text:tab/><text:span text:style-name="T33">Requirements:</text:span><text:tab/>V, S</text:p>
      <text:p text:style-name="P107"><text:tab/><text:span text:style-name="T33">Duration:</text:span><text:tab/><text:tab/>10 minutes</text:p>
      <text:p text:style-name="P107">You target one humanoid corpse that had thought and emotional capability before it died. The corpse comes alive, and you can ask the corpse 5 questions. When five questions have been asked, the spell ends. In order to use this spell, you must have studied the mind of the same type of the corpse's species/race.</text:p>
      <text:p text:style-name="P107">When the spell ends, the corpse returns to it's dead state.</text:p>
      <text:p text:style-name="P107"/>
      <text:p text:style-name="P107"/>
      <text:h text:style-name="P179" text:outline-level="3" text:is-list-header="true"><text:bookmark-start text:name="__RefHeading___Toc4490_1959312179"/><text:soft-page-break/>Transmutation<text:bookmark-end text:name="__RefHeading___Toc4490_1959312179"/></text:h>
      <text:p text:style-name="P107"/>
      <text:p text:style-name="P52">Barkskin (basic)</text:p>
      <text:p text:style-name="P107"><text:tab/><text:span text:style-name="T33">Casting time</text:span>:<text:tab/><text:tab/>3 seconds</text:p>
      <text:p text:style-name="P107"><text:tab/><text:span text:style-name="T33">Range:<text:tab/></text:span><text:tab/>touch</text:p>
      <text:p text:style-name="P107"><text:tab/><text:span text:style-name="T33">Requirements:</text:span><text:tab/>V, S, M <text:span text:style-name="T105">(bark of any hardwood tree which is consumed on use)</text:span></text:p>
      <text:p text:style-name="P107"><text:tab/><text:span text:style-name="T33">Duration:</text:span><text:tab/><text:tab/>concentration up to 30 minutes</text:p>
      <text:p text:style-name="P107">A living creature you touch is granted skin hard as the barks of trees. Their skin starts to look exactly like the bit of bark used as the material component.</text:p>
      <text:p text:style-name="P107"/>
      <text:p text:style-name="P52">Control Plant (major)</text:p>
      <text:p text:style-name="P107"><text:tab/><text:span text:style-name="T33">Casting time:</text:span><text:tab/><text:tab/>6 seconds</text:p>
      <text:p text:style-name="P107"><text:tab/><text:span text:style-name="T33">Range:<text:tab/></text:span><text:tab/>2 meters</text:p>
      <text:p text:style-name="P107"><text:tab/><text:span text:style-name="T33">Requirements:<text:tab/></text:span>V, S</text:p>
      <text:p text:style-name="P107"><text:tab/><text:span text:style-name="T33">Duration:</text:span><text:tab/><text:tab/>5 minutes</text:p>
      <text:p text:style-name="P107">A normal plant of your choosing that isn't a tree and you can see pops out of the ground. It's roots are it's legs, and it's branches are it's arms. The plant is under your control for the duration. Once the spell ends, if the plant is still on ground, the plant roots itself back on the spot. Otherwise, the plant dies.</text:p>
      <text:p text:style-name="P107">You can command it to perform one of the following: Attack a target, restrain a target, fetch an object, or interact with an object.</text:p>
      <text:p text:style-name="P107">In order to cast this spell, you must have studied either some Druidic, or Sylvan.</text:p>
      <text:p text:style-name="P107"/>
      <text:p text:style-name="P52">Control Water (major)</text:p>
      <text:p text:style-name="P107"><text:tab/><text:span text:style-name="T33">Casting time:</text:span><text:tab/><text:tab/>instantaneous</text:p>
      <text:p text:style-name="P107"><text:tab/><text:span text:style-name="T33">Range:<text:tab/></text:span><text:tab/>100 meters</text:p>
      <text:p text:style-name="P107"><text:tab/><text:span text:style-name="T33">Requirements:</text:span><text:tab/>V, S</text:p>
      <text:p text:style-name="P107"><text:tab/><text:span text:style-name="T33">Duration:</text:span><text:tab/><text:tab/>concentration up to 10 minutes</text:p>
      <text:p text:style-name="P107">Choose a body of water up to 20 meter cube of water you can see within range. You can choose any of the actions:</text:p>
      <text:list text:style-name="L98">
        <text:list-item>
          <text:p text:style-name="P303">The body of water flows freely in any direction you want given it sticks to a surface, which can flow up to 4 meters per second. For example, you could make water flow up a wall and across the ceiling, but you can't make the water fly into the air.</text:p>
        </text:list-item>
        <text:list-item>
          <text:p text:style-name="P303">The body of water splashes in any direction you choose except up and down.</text:p>
        </text:list-item>
      </text:list>
      <text:p text:style-name="P52"><text:soft-page-break/>Druidcraft (minor)</text:p>
      <text:p text:style-name="P107"><text:tab/><text:span text:style-name="T33">Casting time:</text:span><text:tab/><text:tab/>instantaneous</text:p>
      <text:p text:style-name="P107"><text:tab/><text:span text:style-name="T33">Range:</text:span><text:tab/><text:tab/>10 meters</text:p>
      <text:p text:style-name="P107"><text:tab/><text:span text:style-name="T33">Requirements:<text:tab/></text:span>V</text:p>
      <text:p text:style-name="P107"><text:tab/><text:span text:style-name="T33">Duration:</text:span><text:tab/><text:tab/>1 hour</text:p>
      <text:p text:style-name="P107">You can choose one of the following effects to happen:</text:p>
      <text:list text:style-name="L99">
        <text:list-item>
          <text:p text:style-name="P304">You receive mental information on how the weather will be like for the next 24 hours.</text:p>
        </text:list-item>
        <text:list-item>
          <text:p text:style-name="P304">You instantly make flower blossom, a seed pod open, or a leaf bud bloom.</text:p>
        </text:list-item>
        <text:list-item>
          <text:p text:style-name="P304">An instantaneously faint, short sound happens at a point within range, such as a puff of wind, chirp of a bird, rustle of bushes, or the faint odor of a skunk.</text:p>
        </text:list-item>
      </text:list>
      <text:p text:style-name="P107"/>
      <text:p text:style-name="P107">You can have 3 of it's non-instantaneous effects active at a time. If you create another non-instantaneous effect but already have 3 effects active, the oldest effect fades out. You can also choose to remove an effect.</text:p>
      <text:p text:style-name="P107">In order to cast this spell, you must have studied either some Druidic, or Sylvan.</text:p>
      <text:p text:style-name="P107"/>
      <text:p text:style-name="P52">Feather Fall (minor)</text:p>
      <text:p text:style-name="P107"><text:tab/><text:span text:style-name="T33">Casting time:</text:span><text:tab/><text:tab/>3 seconds</text:p>
      <text:p text:style-name="P107"><text:tab/><text:span text:style-name="T33">Range:<text:tab/></text:span><text:tab/>10 meters</text:p>
      <text:p text:style-name="P107"><text:tab/><text:span text:style-name="T33">Requirements:</text:span><text:tab/>V, SG</text:p>
      <text:p text:style-name="P107"><text:tab/><text:span text:style-name="T33">Duration:</text:span><text:tab/><text:tab/>concentration up to 20 seconds</text:p>
      <text:p text:style-name="P107">An object or creature you choose start to fall at a slower rate, and will not take fall damage.</text:p>
      <text:p text:style-name="P107"/>
      <text:p text:style-name="P52"/>
      <text:p text:style-name="P52"/>
      <text:p text:style-name="P52"/>
      <text:p text:style-name="P52"/>
      <text:p text:style-name="P52"/>
      <text:p text:style-name="P52"/>
      <text:p text:style-name="P52"/>
      <text:p text:style-name="P52"/>
      <text:p text:style-name="P52"/>
      <text:p text:style-name="P52"/>
      <text:p text:style-name="P52"><text:soft-page-break/>Imbuement (powerful)</text:p>
      <text:p text:style-name="P107"><text:tab/><text:span text:style-name="T33">Casting time:</text:span><text:tab/><text:tab/>special</text:p>
      <text:p text:style-name="P107"><text:tab/><text:span text:style-name="T33">Range:<text:tab/></text:span><text:tab/>touch</text:p>
      <text:p text:style-name="P107"><text:tab/><text:span text:style-name="T33">Requirements:</text:span><text:tab/>V, S, M <text:span text:style-name="T105">(a vial of Parhrügi's Tears which will be consumed on use, and the item to imbue spells into)</text:span></text:p>
      <text:p text:style-name="P107"><text:tab/><text:span text:style-name="T33">Duration:</text:span><text:tab/><text:tab/>until dispelled</text:p>
      <text:p text:style-name="P107">Coat the item you want to imbue the spell into, or a part of the item with will be magical (for example a spearhead, or a sword's blade).</text:p>
      <text:p text:style-name="P107">Speak this spell incantation, then immediately start casting the other spell you want to imbue into this item. If this spell has different options to choose from, then when the spell is activated, it will always follow those options. When this spell is cast along with the spell you want to imbue, the spell you want to imbue does not take immediate effect.</text:p>
      <text:p text:style-name="P107">The spell you want to imbue the weapon must have a V and SG component, must not require any materials, and must have a tier of 'basic' or 'minor'. You can choose if the magic in the item activates by impact with force, or command.</text:p>
      <text:p text:style-name="P107">When imbued, the coated surface starts emitting a faint blue glowy mist like liquid nitrogen (it's not cold).</text:p>
      <text:p text:style-name="P107">When activated, the spell usually targets the item that it is imbued into. For example, an item imbued with mage armor gives itself extra protection when activated. If there is damage such as evocation spells, the impacted thing takes the extra damage.</text:p>
      <text:p text:style-name="P107">Common spells to imbue include:</text:p>
      <text:list text:style-name="L100">
        <text:list-item>
          <text:p text:style-name="P305"><text:span text:style-name="T33">Dragonfire:<text:tab/></text:span>Most commonly set to on impact. Makes the coated surface light on fire.</text:p>
        </text:list-item>
        <text:list-item>
          <text:p text:style-name="P305"><text:span text:style-name="T33">Fire Bolt:<text:tab/></text:span>Most commonly set to on impact. Makes the coated surface burst in a small puff of flame.</text:p>
        </text:list-item>
        <text:list-item>
          <text:p text:style-name="P305"><text:span text:style-name="T33">Seidur:<text:tab/></text:span>Most commonly set to on command. Mostly used to either boost the luck of one person, or shank the luck of one person.</text:p>
        </text:list-item>
        <text:list-item>
          <text:p text:style-name="P305"><text:span text:style-name="T33">Sparks:<text:tab/></text:span>Most commonly set to on impact. Gives the impacted person a bit of electric shock.</text:p>
        </text:list-item>
      </text:list>
      <text:p text:style-name="P107"/>
      <text:p text:style-name="P52">Mending (basic)</text:p>
      <text:p text:style-name="P107"><text:tab/><text:span text:style-name="T33">Casting time:</text:span><text:tab/><text:tab/>instantaneous</text:p>
      <text:p text:style-name="P107"><text:tab/><text:span text:style-name="T33">Range:</text:span><text:tab/><text:tab/>Touch</text:p>
      <text:p text:style-name="P107"><text:tab/><text:span text:style-name="T33">Requirements:<text:tab/></text:span>V, SG, M <text:span text:style-name="T105">(two lodestones)</text:span></text:p>
      <text:p text:style-name="P107">You touch two ends of broken pieces, and they meld together like it was never broken before. If it was broken into many pieces like glass, you will need to use this spell for each broken piece separately. You cannot mend any metal, stone, or anything harder/denser than that.</text:p>
      <text:p text:style-name="P52"><text:soft-page-break/>Polymorph (major)</text:p>
      <text:p text:style-name="P107"><text:tab/><text:span text:style-name="T33">Casting time:</text:span><text:tab/><text:tab/>6 seconds</text:p>
      <text:p text:style-name="P107"><text:tab/><text:span text:style-name="T33">Range:<text:tab/></text:span><text:tab/>20 meters</text:p>
      <text:p text:style-name="P107"><text:tab/><text:span text:style-name="T33">Requirements:</text:span><text:tab/>V, S</text:p>
      <text:p text:style-name="P107"><text:tab/><text:span text:style-name="T33">Duration:</text:span><text:tab/><text:tab/>concentration up to 1 hour</text:p>
      <text:p text:style-name="P107">Choose a living creature you can see within range. You then turn that creature into an animal you have physically seen and studied/worked with for the duration. Common animals like sheep, cattle, or wolf are easy to do, but lesser known animals like horses, big cats and bears are harder. The mentality of the creature will match it's new form, but it remains it's morality. In order to use this spell, you must have studied the anatomy of whatever you are transforming the creature to, and the anatomy of whatever you are transforming.</text:p>
      <text:p text:style-name="P107"/>
      <text:p text:style-name="P52">Prestidigitation (minor)</text:p>
      <text:p text:style-name="P107"><text:tab/><text:span text:style-name="T33">Casting time:</text:span><text:tab/><text:tab/>instantaneous</text:p>
      <text:p text:style-name="P107"><text:tab/><text:span text:style-name="T33">Range:</text:span><text:tab/><text:tab/>10 meters</text:p>
      <text:p text:style-name="P107"><text:tab/><text:span text:style-name="T33">Requirements:<text:tab/></text:span>V</text:p>
      <text:p text:style-name="P107"><text:tab/><text:span text:style-name="T33">Duration:</text:span><text:tab/><text:tab/>1 hour</text:p>
      <text:p text:style-name="P117">You can choose one of the following effects to happen:</text:p>
      <text:list text:style-name="L101">
        <text:list-item>
          <text:p text:style-name="P306">A small illusory trinket appears on your hand for 10 seconds.</text:p>
        </text:list-item>
        <text:list-item>
          <text:p text:style-name="P306">An instantaneously faint, short sound happens at a point within range, such as a puff of wind, sound of glass shattering, footsteps, or voices.</text:p>
        </text:list-item>
        <text:list-item>
          <text:p text:style-name="P307">A 20 centimeter cube of any non-living material is flavoured, warmed, or chilled.</text:p>
        </text:list-item>
        <text:list-item>
          <text:p text:style-name="P307">An object of material is instantaneously cleansed or soiled.</text:p>
        </text:list-item>
        <text:list-item>
          <text:p text:style-name="P307">A candle, campfire, or a spot of flammable material is instantaneously lit or extinguished.</text:p>
        </text:list-item>
        <text:list-item>
          <text:p text:style-name="P307">A small mark or symbol appears on a surface for the duration.</text:p>
        </text:list-item>
      </text:list>
      <text:p text:style-name="P107"/>
      <text:p text:style-name="P107">You can have 3 of it's non-instantaneous effects active at a time. If you create another non-instantaneous effect but already have 3 effects active, the oldest effect fades out. You can also choose to remove an effect.</text:p>
      <text:p text:style-name="P107"/>
      <text:p text:style-name="P52"/>
      <text:p text:style-name="P52"/>
      <text:p text:style-name="P52"/>
      <text:p text:style-name="P52"/>
      <text:p text:style-name="P52"><text:soft-page-break/>Shillelagh (basic)</text:p>
      <text:p text:style-name="P107"><text:tab/><text:span text:style-name="T33">Casting time:</text:span><text:tab/><text:tab/>3 seconds</text:p>
      <text:p text:style-name="P107"><text:tab/><text:span text:style-name="T33">Range:</text:span><text:tab/><text:tab/>touch</text:p>
      <text:p text:style-name="P107"><text:tab/><text:span text:style-name="T33">Requirements:<text:tab/></text:span>V, SG</text:p>
      <text:p text:style-name="P107"><text:tab/><text:span text:style-name="T33">Duration:</text:span><text:tab/><text:tab/>concentration up to 1 minute</text:p>
      <text:p text:style-name="P107">A wooden object such as a staff, club, or even a wood plank you touch is imbued with the power of nature, giving it a soft green aura. For the duration, each forceful strike of the object produces a green flash, and whatever it hits suffers a brief poisonous sting that does not actually poison the target struck.</text:p>
      <text:p text:style-name="P107">In order to cast this spell, you must have studied either some Druidic, or Sylvan.</text:p>
      <text:p text:style-name="P107"/>
      <text:p text:style-name="P52">Telekinesis (major)</text:p>
      <text:p text:style-name="P107"><text:tab/><text:span text:style-name="T33">Casting time:</text:span><text:tab/><text:tab/>3 seconds</text:p>
      <text:p text:style-name="P107"><text:tab/><text:span text:style-name="T33">Range:<text:tab/></text:span><text:tab/>40 meters</text:p>
      <text:p text:style-name="P107"><text:tab/><text:span text:style-name="T33">Requirements</text:span>:<text:tab/>V, SG</text:p>
      <text:p text:style-name="P107"><text:tab/><text:span text:style-name="T33">Duration:</text:span><text:tab/><text:tab/>concentration up to 1 minute</text:p>
      <text:p text:style-name="P107">An object or creature you choose hovers in the air for the duration. The target must be 200 kilograms or lower. You can make the object or creature float in a direction at a speed of 2 meters per second.</text:p>
      <text:p text:style-name="P107">If the target is moved farther than 20 meters, the spell starts to get weaker, and the target will start to "fall", or feel the effects of gravity and other external forces. If the target is moved farther than the range, the spell en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ntium Book Basic" svg:font-family="'Gentium Book Basic'" style:font-pitch="variable"/>
    <style:font-face style:name="Gentium Book Basic1" svg:font-family="'Gentium Book Basic'" style:font-adornments="Bold"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text-properties fo:font-variant="normal" fo:text-transform="none" fo:color="#000000" loext:opacity="100%" style:text-line-through-style="none" style:text-line-through-type="none" style:font-name="Times New Roman1" fo:font-family="'Times New Roman', serif" fo:font-size="12pt" fo:font-style="normal" style:text-underline-style="none" fo:font-weight="normal" style:text-blinking="false" fo:background-color="transparen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Gentium Book Basic1" fo:font-family="'Gentium Book Basic'" style:font-style-name="Bold" style:font-pitch="variable" fo:font-size="24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Gentium Book Basic1" fo:font-family="'Gentium Book Basic'" style:font-style-name="Bold" style:font-pitch="variable" fo:font-size="18pt" fo:font-weight="bold" officeooo:rsid="0075f706" style:font-size-asian="14pt" style:font-weight-asian="bold" style:font-size-complex="14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7T12:39:38.623000000</meta:creation-date>
    <dc:date>2024-09-17T18:15:37.184000000</dc:date>
    <meta:editing-duration>PT4H56M3S</meta:editing-duration>
    <meta:editing-cycles>223</meta:editing-cycles>
    <meta:generator>LibreOffice/24.2.3.2$Windows_X86_64 LibreOffice_project/433d9c2ded56988e8a90e6b2e771ee4e6a5ab2ba</meta:generator>
    <meta:print-date>2024-09-17T18:11:57.757000000</meta:print-date>
    <meta:printed-by>PDF files</meta:printed-by>
    <meta:document-statistic meta:table-count="0" meta:image-count="0" meta:object-count="0" meta:page-count="73" meta:paragraph-count="1288" meta:word-count="13744" meta:character-count="78742" meta:non-whitespace-character-count="66194"/>
  </office:meta>
</office:document-meta>
</file>